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Good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Good" style:data-style-name="N2">
      <style:table-cell-properties style:vertical-align="automatic" fo:background-color="#C6EFCE" style:repeat-content="false"/>
      <style:paragraph-properties fo:text-align="center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Default" style:data-style-name="N2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2">
      <style:table-cell-properties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ackground-color="#FFFFFF"/>
      <style:text-properties fo:color="#0070C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Percent" style:data-style-name="N2">
      <style:table-cell-properties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5700"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Calibri" style:font-name-asian="Calibri" style:font-name-complex="Calibri"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background-color="#C5D9F1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style:vertical-align="automatic" fo:background-color="#C5D9F1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9" style:family="table-cell" style:parent-style-name="Good" style:data-style-name="N2">
      <style:table-cell-properties style:vertical-align="automatic" fo:background-color="#FFFFFF" style:repeat-content="false"/>
      <style:paragraph-properties fo:text-align="center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0" style:family="table-cell" style:parent-style-name="Bad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Good" style:data-style-name="N0">
      <style:table-cell-properties fo:border="thin solid #000000" style:vertical-align="automatic" fo:background-color="#C6EFCE" style:repeat-content="false"/>
      <style:paragraph-properties fo:text-align="center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Good" style:data-style-name="N2">
      <style:table-cell-properties fo:border="thin solid #000000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Good" style:data-style-name="N2">
      <style:table-cell-properties fo:border="thin solid #000000" style:vertical-align="automatic" fo:background-color="#C6EFCE" style:repeat-content="false"/>
      <style:paragraph-properties fo:text-align="center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Neutral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5700" style:font-name="Calibri" style:font-name-asian="Calibri" style:font-name-complex="Calibri" fo:font-size="11pt" style:font-size-asian="11pt" style:font-size-complex="11pt" style:font-family-generic="swiss"/>
    </style:style>
    <style:style style:name="ce25" style:family="table-cell" style:parent-style-name="Accent6" style:data-style-name="N0">
      <style:table-cell-properties style:vertical-align="automatic" fo:wrap-option="wrap" fo:background-color="#F79646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26" style:family="table-cell" style:parent-style-name="_52_0_37__32_-_32_Accent3" style:data-style-name="N13">
      <style:table-cell-properties fo:border="thin solid #000000" fo:background-color="#D8E4B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7" style:family="table-cell" style:parent-style-name="Default" style:data-style-name="N0">
      <style:table-cell-properties fo:background-color="#FFFFFF"/>
      <style:text-properties fo:color="#974706" style:font-name="Calibri" style:font-name-asian="Calibri" style:font-name-complex="Calibri" fo:font-size="11pt" style:font-size-asian="11pt" style:font-size-complex="11pt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9" style:family="table-cell" style:parent-style-name="Good" style:data-style-name="N0">
      <style:table-cell-properties fo:border="thin solid #000000" style:vertical-align="automatic" fo:background-color="#C6EFCE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0" style:family="table-cell" style:parent-style-name="Good" style:data-style-name="N2">
      <style:table-cell-properties fo:border="thin solid #000000" fo:background-color="#C6EFC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1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Calibri" style:font-name-asian="Calibri" style:font-name-complex="Calibri" fo:font-size="11pt" style:font-size-asian="11pt" style:font-size-complex="11pt" style:font-family-generic="swiss"/>
    </style:style>
    <style:style style:name="ce32" style:family="table-cell" style:parent-style-name="Good" style:data-style-name="N2">
      <style:table-cell-properties style:vertical-align="top" fo:wrap-option="wrap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Good" style:data-style-name="N2">
      <style:table-cell-properties style:vertical-align="automatic" fo:wrap-option="wrap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 fo:font-size="12pt" style:font-size-asian="12pt" style:font-size-complex="12pt" style:font-family-generic="swiss"/>
    </style:style>
    <style:style style:name="ce35" style:family="table-cell" style:parent-style-name="Good" style:data-style-name="N2">
      <style:table-cell-properties style:vertical-align="automatic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1.666875cm" style:use-optimal-column-width="true"/>
    </style:style>
    <style:style style:name="co9" style:family="table-column">
      <style:table-column-properties fo:break-before="auto" style:column-width="1.719791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2.83104166666667cm" style:use-optimal-column-width="true"/>
    </style:style>
    <style:style style:name="co12" style:family="table-column">
      <style:table-column-properties fo:break-before="auto" style:column-width="2.03729166666667cm" style:use-optimal-column-width="true"/>
    </style:style>
    <style:style style:name="co13" style:family="table-column">
      <style:table-column-properties fo:break-before="auto" style:column-width="1.93145833333333cm" style:use-optimal-column-width="true"/>
    </style:style>
    <style:style style:name="co14" style:family="table-column">
      <style:table-column-properties fo:break-before="auto" style:column-width="1.56104166666667cm" style:use-optimal-column-width="true"/>
    </style:style>
    <style:style style:name="co15" style:family="table-column">
      <style:table-column-properties fo:break-before="auto" style:column-width="1.24354166666667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1.190625cm"/>
    </style:style>
    <style:style style:name="co18" style:family="table-column">
      <style:table-column-properties fo:break-before="auto" style:column-width="2.27541666666667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3.095625cm" style:use-optimal-column-width="true"/>
    </style:style>
    <style:style style:name="co23" style:family="table-column">
      <style:table-column-properties fo:break-before="auto" style:column-width="2.8575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01083333333333cm" style:use-optimal-column-width="true"/>
    </style:style>
    <style:style style:name="co26" style:family="table-column">
      <style:table-column-properties fo:break-before="auto" style:column-width="1.61395833333333cm" style:use-optimal-column-width="true"/>
    </style:style>
    <style:style style:name="co27" style:family="table-column">
      <style:table-column-properties fo:break-before="auto" style:column-width="1.42875cm"/>
    </style:style>
    <style:style style:name="co28" style:family="table-column">
      <style:table-column-properties fo:break-before="auto" style:column-width="6.13833333333333cm"/>
    </style:style>
    <style:style style:name="co29" style:family="table-column">
      <style:table-column-properties fo:break-before="auto" style:column-width="2.06375cm"/>
    </style:style>
    <style:style style:name="co30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milarity_-_kNN" table:style-name="ta1">
        <table:table-column table:style-name="co1" table:default-cell-style-name="ce1"/>
        <table:table-column table:style-name="co2" table:number-columns-repeated="8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2" table:default-cell-style-name="ce4"/>
        <table:table-row table:style-name="ro1">
          <table:table-cell table:style-name="ce1"/>
          <table:table-cell office:value-type="string" table:number-columns-spanned="8" table:number-rows-spanned="1" table:style-name="ce33">
            <text:p>DATA</text:p>
          </table:table-cell>
          <table:covered-table-cell table:number-columns-repeated="7"/>
          <table:table-cell table:number-columns-repeated="16375" table:style-name="ce4"/>
        </table:table-row>
        <table:table-row table:style-name="ro2">
          <table:table-cell office:value-type="string" table:style-name="ce20">
            <text:p>user</text:p>
          </table:table-cell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style-name="ce2"/>
          <table:table-cell office:value-type="string" table:style-name="ce25">
            <text:p>SIM Focal User 1</text:p>
          </table:table-cell>
          <table:table-cell office:value-type="string" table:style-name="ce25">
            <text:p>SIM Focal User 2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5">
            <text:p>Andrea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7"/>
          <table:table-cell table:style-name="ce4"/>
          <table:table-cell office:value-type="float" office:value="-0.14785921742704322" table:formula="of:=CORREL([.B$27:.I$27];[.B3:.I3])" table:style-name="ce22">
            <text:p>-0.15</text:p>
          </table:table-cell>
          <table:table-cell office:value-type="float" office:value="0.66666666666666674" table:formula="of:=CORREL([.$B$28:.$I$28];[.B3:.I3])" table:style-name="ce22">
            <text:p>0.67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Chris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office:value-type="float" office:value="4" table:style-name="ce17">
            <text:p>4</text:p>
          </table:table-cell>
          <table:table-cell office:value-type="float" office:value="1" table:style-name="ce17">
            <text:p>1</text:p>
          </table:table-cell>
          <table:table-cell table:style-name="ce4"/>
          <table:table-cell office:value-type="float" office:value="0" table:formula="of:=CORREL([.B$27:.I$27];[.B4:.I4])" table:style-name="ce22">
            <text:p>0.00</text:p>
          </table:table-cell>
          <table:table-cell office:value-type="float" office:value="-0.14285714285714285" table:formula="of:=CORREL([.$B$28:.$I$28];[.B4:.I4])" table:style-name="ce22">
            <text:p>-0.14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Daniel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table:style-name="ce4"/>
          <table:table-cell office:value-type="float" office:value="0.27735009811261452" table:formula="of:=CORREL([.B$27:.I$27];[.B5:.I5])" table:style-name="ce22">
            <text:p>0.28</text:p>
          </table:table-cell>
          <table:table-cell office:value-type="float" office:value="-0.18898223650461368" table:formula="of:=CORREL([.$B$28:.$I$28];[.B5:.I5])" table:style-name="ce22">
            <text:p>-0.19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David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table:style-name="ce17"/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table:style-name="ce4"/>
          <table:table-cell office:value-type="float" office:value="0.99587059488582252" table:formula="of:=CORREL([.B$27:.I$27];[.B6:.I6])" table:style-name="ce22">
            <text:p>1.00</text:p>
          </table:table-cell>
          <table:table-cell office:value-type="float" office:value="0.18898223650461368" table:formula="of:=CORREL([.$B$28:.$I$28];[.B6:.I6])" table:style-name="ce22">
            <text:p>0.19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James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style-name="ce4"/>
          <table:table-cell office:value-type="float" office:value="0" table:formula="of:=CORREL([.B$27:.I$27];[.B7:.I7])" table:style-name="ce22">
            <text:p>0.00</text:p>
          </table:table-cell>
          <table:table-cell office:value-type="float" office:value="0.66666666666666674" table:formula="of:=CORREL([.$B$28:.$I$28];[.B7:.I7])" table:style-name="ce22">
            <text:p>0.67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Jason</text:p>
          </table:table-cell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table:style-name="ce4"/>
          <table:table-cell office:value-type="float" office:value="0.9168894559922719" table:formula="of:=CORREL([.B$27:.I$27];[.B8:.I8])" table:style-name="ce22">
            <text:p>0.92</text:p>
          </table:table-cell>
          <table:table-cell office:value-type="float" office:value="-0.47193990372426947" table:formula="of:=CORREL([.$B$28:.$I$28];[.B8:.I8])" table:style-name="ce22">
            <text:p>-0.47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Jennifer</text:p>
          </table:table-cell>
          <table:table-cell table:number-columns-repeated="2" table:style-name="ce17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table:style-name="ce4"/>
          <table:table-cell office:value-type="float" office:value="0" table:formula="of:=CORREL([.B$27:.I$27];[.B9:.I9])" table:style-name="ce22">
            <text:p>0.00</text:p>
          </table:table-cell>
          <table:table-cell office:value-type="float" office:value="-0.94491118252306794" table:formula="of:=CORREL([.$B$28:.$I$28];[.B9:.I9])" table:style-name="ce22">
            <text:p>-0.94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John</text:p>
          </table:table-cell>
          <table:table-cell table:style-name="ce17"/>
          <table:table-cell office:value-type="float" office:value="3" table:style-name="ce17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4"/>
          <table:table-cell office:value-type="float" office:value="0.84515425472851657" table:formula="of:=CORREL([.B$27:.I$27];[.B10:.I10])" table:style-name="ce22">
            <text:p>0.85</text:p>
          </table:table-cell>
          <table:table-cell office:value-type="float" office:value="1" table:formula="of:=CORREL([.$B$28:.$I$28];[.B10:.I10])" table:style-name="ce22">
            <text:p>1.00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Kevin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5" table:style-name="ce17">
            <text:p>5</text:p>
          </table:table-cell>
          <table:table-cell table:style-name="ce4"/>
          <table:table-cell office:value-type="float" office:value="0.74833147735478822" table:formula="of:=CORREL([.B$27:.I$27];[.B11:.I11])" table:style-name="ce22">
            <text:p>0.75</text:p>
          </table:table-cell>
          <table:table-cell office:value-type="float" office:value="0" table:formula="of:=CORREL([.$B$28:.$I$28];[.B11:.I11])" table:style-name="ce22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Laur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style-name="ce4"/>
          <table:table-cell office:value-type="float" office:value="0.87831006565367986" table:formula="of:=CORREL([.B$27:.I$27];[.B12:.I12])" table:style-name="ce22">
            <text:p>0.88</text:p>
          </table:table-cell>
          <table:table-cell office:value-type="float" office:value="0.4061811972299616" table:formula="of:=CORREL([.$B$28:.$I$28];[.B12:.I12])" table:style-name="ce22">
            <text:p>0.41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Lisa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style-name="ce4"/>
          <table:table-cell office:value-type="float" office:value="0.5823490660957642" table:formula="of:=CORREL([.B$27:.I$27];[.B13:.I13])" table:style-name="ce22">
            <text:p>0.58</text:p>
          </table:table-cell>
          <table:table-cell office:value-type="float" office:value="0" table:formula="of:=CORREL([.$B$28:.$I$28];[.B13:.I13])" table:style-name="ce22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Maria</text:p>
          </table:table-cell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3" table:style-name="ce17">
            <text:p>3</text:p>
          </table:table-cell>
          <table:table-cell table:number-columns-repeated="3" table:style-name="ce17"/>
          <table:table-cell table:style-name="ce4"/>
          <table:table-cell office:value-type="float" office:value="0.50709255283710997" table:formula="of:=CORREL([.B$27:.I$27];[.B14:.I14])" table:style-name="ce22">
            <text:p>0.51</text:p>
          </table:table-cell>
          <table:table-cell office:value-type="float" office:value="-0.18898223650461363" table:formula="of:=CORREL([.$B$28:.$I$28];[.B14:.I14])" table:style-name="ce22">
            <text:p>-0.19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Mark</text:p>
          </table:table-cell>
          <table:table-cell table:style-name="ce17"/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table:style-name="ce17"/>
          <table:table-cell table:style-name="ce4"/>
          <table:table-cell office:value-type="float" office:value="-0.89442719099991586" table:formula="of:=CORREL([.B$27:.I$27];[.B15:.I15])" table:style-name="ce22">
            <text:p>-0.89</text:p>
          </table:table-cell>
          <table:table-cell office:value-type="float" office:value="-0.13483997249264842" table:formula="of:=CORREL([.$B$28:.$I$28];[.B15:.I15])" table:style-name="ce22">
            <text:p>-0.13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Michael</text:p>
          </table:table-cell>
          <table:table-cell office:value-type="float" office:value="1" table:style-name="ce17">
            <text:p>1</text:p>
          </table:table-cell>
          <table:table-cell table:number-columns-repeated="2" table:style-name="ce17"/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style-name="ce4"/>
          <table:table-cell office:value-type="float" office:value="0.30151134457776363" table:formula="of:=CORREL([.B$27:.I$27];[.B16:.I16])" table:style-name="ce22">
            <text:p>0.30</text:p>
          </table:table-cell>
          <table:table-cell office:value-type="float" office:value="0.20228869496966947" table:formula="of:=CORREL([.$B$28:.$I$28];[.B16:.I16])" table:style-name="ce22">
            <text:p>0.20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Mike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table:style-name="ce17"/>
          <table:table-cell office:value-type="float" office:value="2" table:style-name="ce17">
            <text:p>2</text:p>
          </table:table-cell>
          <table:table-cell table:number-columns-repeated="2" table:style-name="ce17"/>
          <table:table-cell office:value-type="float" office:value="2" table:style-name="ce17">
            <text:p>2</text:p>
          </table:table-cell>
          <table:table-cell table:style-name="ce4"/>
          <table:table-cell office:value-type="float" office:value="0.96076892283052273" table:formula="of:=CORREL([.B$27:.I$27];[.B17:.I17])" table:style-name="ce22">
            <text:p>0.96</text:p>
          </table:table-cell>
          <table:table-cell office:value-type="float" office:value="1.0000000000000002" table:formula="of:=CORREL([.$B$28:.$I$28];[.B17:.I17])" table:style-name="ce22">
            <text:p>1.00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Paul</text:p>
          </table:table-cell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style-name="ce4"/>
          <table:table-cell office:value-type="float" office:value="-0.62622429108514965" table:formula="of:=CORREL([.B$27:.I$27];[.B18:.I18])" table:style-name="ce22">
            <text:p>-0.63</text:p>
          </table:table-cell>
          <table:table-cell office:value-type="float" office:value="0.78107061220338581" table:formula="of:=CORREL([.$B$28:.$I$28];[.B18:.I18])" table:style-name="ce22">
            <text:p>0.78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Peter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table:style-name="ce17"/>
          <table:table-cell office:value-type="float" office:value="5" table:style-name="ce17">
            <text:p>5</text:p>
          </table:table-cell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table:style-name="ce4"/>
          <table:table-cell office:value-type="float" office:value="-0.31622776601683794" table:formula="of:=CORREL([.B$27:.I$27];[.B19:.I19])" table:style-name="ce22">
            <text:p>-0.32</text:p>
          </table:table-cell>
          <table:table-cell office:value-type="float" office:value="0.55901699437494745" table:formula="of:=CORREL([.$B$28:.$I$28];[.B19:.I19])" table:style-name="ce22">
            <text:p>0.56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Robert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table:style-name="ce17"/>
          <table:table-cell office:value-type="float" office:value="5" table:style-name="ce17">
            <text:p>5</text:p>
          </table:table-cell>
          <table:table-cell table:number-columns-repeated="2" table:style-name="ce17"/>
          <table:table-cell office:value-type="float" office:value="4" table:style-name="ce17">
            <text:p>4</text:p>
          </table:table-cell>
          <table:table-cell table:style-name="ce17"/>
          <table:table-cell table:style-name="ce4"/>
          <table:table-cell office:value-type="float" office:value="0.30779350562554619" table:formula="of:=CORREL([.B$27:.I$27];[.B20:.I20])" table:style-name="ce22">
            <text:p>0.31</text:p>
          </table:table-cell>
          <table:table-cell office:value-type="float" office:value="-0.1889822365046136" table:formula="of:=CORREL([.$B$28:.$I$28];[.B20:.I20])" table:style-name="ce22">
            <text:p>-0.19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Sarah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" table:style-name="ce17">
            <text:p>2</text:p>
          </table:table-cell>
          <table:table-cell table:style-name="ce4"/>
          <table:table-cell office:value-type="float" office:value="0.8660254037844386" table:formula="of:=CORREL([.B$27:.I$27];[.B21:.I21])" table:style-name="ce22">
            <text:p>0.87</text:p>
          </table:table-cell>
          <table:table-cell office:value-type="float" office:value="0.42640143271122083" table:formula="of:=CORREL([.$B$28:.$I$28];[.B21:.I21])" table:style-name="ce22">
            <text:p>0.43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Steve</text:p>
          </table:table-cell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4" table:style-name="ce17">
            <text:p>4</text:p>
          </table:table-cell>
          <table:table-cell table:style-name="ce4"/>
          <table:table-cell office:value-type="float" office:value="0.90369611411506401" table:formula="of:=CORREL([.B$27:.I$27];[.B22:.I22])" table:style-name="ce22">
            <text:p>0.90</text:p>
          </table:table-cell>
          <table:table-cell office:value-type="float" office:value="0" table:formula="of:=CORREL([.$B$28:.$I$28];[.B22:.I22])" table:style-name="ce22">
            <text:p>0.00</text:p>
          </table:table-cell>
          <table:table-cell table:number-columns-repeated="16372"/>
        </table:table-row>
        <table:table-row table:style-name="ro1">
          <table:table-cell table:style-name="ce3"/>
          <table:table-cell table:number-columns-repeated="8" table:style-name="ce2"/>
          <table:table-cell table:number-columns-repeated="16375" table:style-name="ce4"/>
        </table:table-row>
        <table:table-row table:style-name="ro1">
          <table:table-cell office:value-type="string" table:style-name="ce5">
            <text:p>Average</text:p>
          </table:table-cell>
          <table:table-cell office:value-type="float" office:value="2.3333333333333335" table:formula="of:=AVERAGE([.B3:.B22])" table:style-name="ce23">
            <text:p>2.33</text:p>
          </table:table-cell>
          <table:table-cell office:value-type="float" office:value="2.4166666666666665" table:formula="of:=AVERAGE([.C3:.C22])" table:style-name="ce23">
            <text:p>2.42</text:p>
          </table:table-cell>
          <table:table-cell office:value-type="float" office:value="3.8571428571428572" table:formula="of:=AVERAGE([.D3:.D22])" table:style-name="ce23">
            <text:p>3.86</text:p>
          </table:table-cell>
          <table:table-cell office:value-type="float" office:value="3.7647058823529411" table:formula="of:=AVERAGE([.E3:.E22])" table:style-name="ce23">
            <text:p>3.76</text:p>
          </table:table-cell>
          <table:table-cell office:value-type="float" office:value="2.8333333333333335" table:formula="of:=AVERAGE([.F3:.F22])" table:style-name="ce23">
            <text:p>2.83</text:p>
          </table:table-cell>
          <table:table-cell office:value-type="float" office:value="2.25" table:formula="of:=AVERAGE([.G3:.G22])" table:style-name="ce23">
            <text:p>2.25</text:p>
          </table:table-cell>
          <table:table-cell office:value-type="float" office:value="2.7692307692307692" table:formula="of:=AVERAGE([.H3:.H22])" table:style-name="ce23">
            <text:p>2.77</text:p>
          </table:table-cell>
          <table:table-cell office:value-type="float" office:value="2.8181818181818183" table:formula="of:=AVERAGE([.I3:.I22])" table:style-name="ce23">
            <text:p>2.82</text:p>
          </table:table-cell>
          <table:table-cell table:number-columns-repeated="16375" table:style-name="ce4"/>
        </table:table-row>
        <table:table-row table:style-name="ro1">
          <table:table-cell table:style-name="ce5"/>
          <table:table-cell table:number-columns-repeated="8" table:style-name="ce19"/>
          <table:table-cell table:number-columns-repeated="16375" table:style-name="ce4"/>
        </table:table-row>
        <table:table-row table:style-name="ro1">
          <table:table-cell office:value-type="string" table:style-name="ce20">
            <text:p>user</text:p>
          </table:table-cell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15">
            <text:p>Rosie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table:style-name="ce17"/>
          <table:table-cell table:number-columns-repeated="16375" table:style-name="ce4"/>
        </table:table-row>
        <table:table-row table:style-name="ro1">
          <table:table-cell office:value-type="string" table:style-name="ce15">
            <text:p>Thomas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number-columns-repeated="16375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olor codes:</text:p>
          </table:table-cell>
          <table:table-cell table:number-columns-repeated="8" table:style-name="ce2"/>
          <table:table-cell table:number-columns-repeated="16375" table:style-name="ce4"/>
        </table:table-row>
        <table:table-row table:style-name="ro1">
          <table:table-cell table:style-name="ce1"/>
          <table:table-cell table:style-name="ce18"/>
          <table:table-cell office:value-type="string" table:style-name="ce1">
            <text:p>User ratings data</text:p>
          </table:table-cell>
          <table:table-cell table:number-columns-repeated="6" table:style-name="ce2"/>
          <table:table-cell table:number-columns-repeated="16375" table:style-name="ce4"/>
        </table:table-row>
        <table:table-row table:style-name="ro1">
          <table:table-cell/>
          <table:table-cell table:style-name="ce16"/>
          <table:table-cell office:value-type="string" table:style-name="ce1">
            <text:p>Users and Movie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0">
            <text:p>(copy here)</text:p>
          </table:table-cell>
          <table:table-cell office:value-type="string" table:style-name="ce1">
            <text:p>Target cell to copy from clipboard</text:p>
          </table:table-cell>
          <table:table-cell table:number-columns-repeated="16381"/>
        </table:table-row>
        <table:table-row table:style-name="ro1">
          <table:table-cell/>
          <table:table-cell table:style-name="ce6"/>
          <table:table-cell office:value-type="string" table:style-name="ce1">
            <text:p>Fields to calculate</text:p>
          </table:table-cell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  <table:table table:name="Predictions-Focal_User_1_-_kNN" table:style-name="ta1"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6" table:number-columns-repeated="16364" table:default-cell-style-name="ce4"/>
        <table:table-row table:style-name="ro3">
          <table:table-cell office:value-type="string" table:style-name="ce7">
            <text:p>user</text:p>
          </table:table-cell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style-name="ce2"/>
          <table:table-cell office:value-type="string" table:style-name="ce8">
            <text:p>SIM Focal User 1</text:p>
          </table:table-cell>
          <table:table-cell table:style-name="ce2"/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  <draw:frame draw:z-index="3" draw:id="id2" draw:style-name="a2" draw:name="Picture 5" svg:x="0.39583in" svg:y="0.04167in" svg:width="0.95833in" svg:height="0.1666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4">
            <text:p>David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table:style-name="ce21"/>
          <table:table-cell office:value-type="float" office:value="5" table:style-name="ce21">
            <text:p>5</text:p>
          </table:table-cell>
          <table:table-cell table:style-name="ce21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table:style-name="ce4"/>
          <table:table-cell office:value-type="float" office:value="0.99587059488582252" table:style-name="ce22">
            <text:p>1.00</text:p>
          </table:table-cell>
          <table:table-cell table:style-name="ce4"/>
          <table:table-cell office:value-type="float" office:value="0" table:formula="of:=[.B2]*[.$K2]" table:style-name="ce22">
            <text:p>0.00</text:p>
          </table:table-cell>
          <table:table-cell office:value-type="float" office:value="0.99587059488582252" table:formula="of:=[.C2]*[.K$2]" table:style-name="ce22">
            <text:p>1.00</text:p>
          </table:table-cell>
          <table:table-cell office:value-type="float" office:value="3.9834823795432901" table:formula="of:=[.D2]*[.$K2]" table:style-name="ce22">
            <text:p>3.98</text:p>
          </table:table-cell>
          <table:table-cell office:value-type="float" office:value="0" table:formula="of:=[.E2]*[.$K2]" table:style-name="ce22">
            <text:p>0.00</text:p>
          </table:table-cell>
          <table:table-cell office:value-type="float" office:value="0" table:formula="of:=[.B2]*[.$K2]" table:style-name="ce22">
            <text:p>0.00</text:p>
          </table:table-cell>
          <table:table-cell office:value-type="float" office:value="0" table:formula="of:=[.B2]*[.$K2]" table:style-name="ce22">
            <text:p>0.00</text:p>
          </table:table-cell>
          <table:table-cell office:value-type="float" office:value="0" table:formula="of:=[.B2]*[.$K2]" table:style-name="ce22">
            <text:p>0.00</text:p>
          </table:table-cell>
          <table:table-cell office:value-type="float" office:value="0" table:formula="of:=[.B2]*[.$K2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Mike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style-name="ce21"/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table:style-name="ce4"/>
          <table:table-cell office:value-type="float" office:value="0.96076892283052273" table:style-name="ce22">
            <text:p>0.96</text:p>
          </table:table-cell>
          <table:table-cell table:style-name="ce4"/>
          <table:table-cell office:value-type="float" office:value="2.882306768491568" table:formula="of:=[.B3]*[.$K3]" table:style-name="ce22">
            <text:p>2.88</text:p>
          </table:table-cell>
          <table:table-cell office:value-type="float" office:value="1.991741189771645" table:formula="of:=[.C3]*[.K$2]" table:style-name="ce22">
            <text:p>1.99</text:p>
          </table:table-cell>
          <table:table-cell office:value-type="float" office:value="3.8430756913220909" table:formula="of:=[.D3]*[.$K3]" table:style-name="ce22">
            <text:p>3.84</text:p>
          </table:table-cell>
          <table:table-cell office:value-type="float" office:value="0" table:formula="of:=[.E3]*[.$K3]" table:style-name="ce22">
            <text:p>0.00</text:p>
          </table:table-cell>
          <table:table-cell office:value-type="float" office:value="2.882306768491568" table:formula="of:=[.B3]*[.$K3]" table:style-name="ce22">
            <text:p>2.88</text:p>
          </table:table-cell>
          <table:table-cell office:value-type="float" office:value="2.882306768491568" table:formula="of:=[.B3]*[.$K3]" table:style-name="ce22">
            <text:p>2.88</text:p>
          </table:table-cell>
          <table:table-cell office:value-type="float" office:value="2.882306768491568" table:formula="of:=[.B3]*[.$K3]" table:style-name="ce22">
            <text:p>2.88</text:p>
          </table:table-cell>
          <table:table-cell office:value-type="float" office:value="2.882306768491568" table:formula="of:=[.B3]*[.$K3]" table:style-name="ce22">
            <text:p>2.88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Jason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table:style-name="ce4"/>
          <table:table-cell office:value-type="float" office:value="0.9168894559922719" table:style-name="ce22">
            <text:p>0.92</text:p>
          </table:table-cell>
          <table:table-cell table:style-name="ce4"/>
          <table:table-cell office:value-type="float" office:value="0.9168894559922719" table:formula="of:=[.B4]*[.$K4]" table:style-name="ce22">
            <text:p>0.92</text:p>
          </table:table-cell>
          <table:table-cell office:value-type="float" office:value="0" table:formula="of:=[.C4]*[.K$2]" table:style-name="ce22">
            <text:p>0.00</text:p>
          </table:table-cell>
          <table:table-cell office:value-type="float" office:value="4.5844472799613598" table:formula="of:=[.D4]*[.$K4]" table:style-name="ce22">
            <text:p>4.58</text:p>
          </table:table-cell>
          <table:table-cell office:value-type="float" office:value="3.6675578239690876" table:formula="of:=[.E4]*[.$K4]" table:style-name="ce22">
            <text:p>3.67</text:p>
          </table:table-cell>
          <table:table-cell office:value-type="float" office:value="0.9168894559922719" table:formula="of:=[.B4]*[.$K4]" table:style-name="ce22">
            <text:p>0.92</text:p>
          </table:table-cell>
          <table:table-cell office:value-type="float" office:value="0.9168894559922719" table:formula="of:=[.B4]*[.$K4]" table:style-name="ce22">
            <text:p>0.92</text:p>
          </table:table-cell>
          <table:table-cell office:value-type="float" office:value="0.9168894559922719" table:formula="of:=[.B4]*[.$K4]" table:style-name="ce22">
            <text:p>0.92</text:p>
          </table:table-cell>
          <table:table-cell office:value-type="float" office:value="0.9168894559922719" table:formula="of:=[.B4]*[.$K4]" table:style-name="ce22">
            <text:p>0.92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Steve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table:style-name="ce21"/>
          <table:table-cell office:value-type="float" office:value="4" table:style-name="ce21">
            <text:p>4</text:p>
          </table:table-cell>
          <table:table-cell table:style-name="ce4"/>
          <table:table-cell office:value-type="float" office:value="0.90369611411506401" table:style-name="ce22">
            <text:p>0.90</text:p>
          </table:table-cell>
          <table:table-cell table:style-name="ce4"/>
          <table:table-cell office:value-type="float" office:value="0.90369611411506401" table:formula="of:=[.B5]*[.$K5]" table:style-name="ce22">
            <text:p>0.90</text:p>
          </table:table-cell>
          <table:table-cell office:value-type="float" office:value="0" table:formula="of:=[.C5]*[.K$2]" table:style-name="ce22">
            <text:p>0.00</text:p>
          </table:table-cell>
          <table:table-cell office:value-type="float" office:value="4.5184805705753197" table:formula="of:=[.D5]*[.$K5]" table:style-name="ce22">
            <text:p>4.52</text:p>
          </table:table-cell>
          <table:table-cell office:value-type="float" office:value="3.614784456460256" table:formula="of:=[.E5]*[.$K5]" table:style-name="ce22">
            <text:p>3.61</text:p>
          </table:table-cell>
          <table:table-cell office:value-type="float" office:value="0.90369611411506401" table:formula="of:=[.B5]*[.$K5]" table:style-name="ce22">
            <text:p>0.90</text:p>
          </table:table-cell>
          <table:table-cell office:value-type="float" office:value="0.90369611411506401" table:formula="of:=[.B5]*[.$K5]" table:style-name="ce22">
            <text:p>0.90</text:p>
          </table:table-cell>
          <table:table-cell office:value-type="float" office:value="0.90369611411506401" table:formula="of:=[.B5]*[.$K5]" table:style-name="ce22">
            <text:p>0.90</text:p>
          </table:table-cell>
          <table:table-cell office:value-type="float" office:value="0.90369611411506401" table:formula="of:=[.B5]*[.$K5]" table:style-name="ce22">
            <text:p>0.9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Laura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table:style-name="ce21"/>
          <table:table-cell office:value-type="float" office:value="1" table:style-name="ce21">
            <text:p>1</text:p>
          </table:table-cell>
          <table:table-cell table:style-name="ce4"/>
          <table:table-cell office:value-type="float" office:value="0.87831006565367986" table:style-name="ce22">
            <text:p>0.88</text:p>
          </table:table-cell>
          <table:table-cell table:style-name="ce4"/>
          <table:table-cell office:value-type="float" office:value="0" table:formula="of:=[.B6]*[.$K6]" table:style-name="ce22">
            <text:p>0.00</text:p>
          </table:table-cell>
          <table:table-cell office:value-type="float" office:value="0.99587059488582252" table:formula="of:=[.C6]*[.K$2]" table:style-name="ce22">
            <text:p>1.00</text:p>
          </table:table-cell>
          <table:table-cell office:value-type="float" office:value="3.5132402626147194" table:formula="of:=[.D6]*[.$K6]" table:style-name="ce22">
            <text:p>3.51</text:p>
          </table:table-cell>
          <table:table-cell office:value-type="float" office:value="3.5132402626147194" table:formula="of:=[.E6]*[.$K6]" table:style-name="ce22">
            <text:p>3.51</text:p>
          </table:table-cell>
          <table:table-cell office:value-type="float" office:value="0" table:formula="of:=[.B6]*[.$K6]" table:style-name="ce22">
            <text:p>0.00</text:p>
          </table:table-cell>
          <table:table-cell office:value-type="float" office:value="0" table:formula="of:=[.B6]*[.$K6]" table:style-name="ce22">
            <text:p>0.00</text:p>
          </table:table-cell>
          <table:table-cell office:value-type="float" office:value="0" table:formula="of:=[.B6]*[.$K6]" table:style-name="ce22">
            <text:p>0.00</text:p>
          </table:table-cell>
          <table:table-cell office:value-type="float" office:value="0" table:formula="of:=[.B6]*[.$K6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Sarah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table:style-name="ce21"/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2" table:style-name="ce21">
            <text:p>2</text:p>
          </table:table-cell>
          <table:table-cell table:style-name="ce4"/>
          <table:table-cell office:value-type="float" office:value="0.8660254037844386" table:style-name="ce22">
            <text:p>0.87</text:p>
          </table:table-cell>
          <table:table-cell table:style-name="ce4"/>
          <table:table-cell office:value-type="float" office:value="1.7320508075688772" table:formula="of:=[.B7]*[.$K7]" table:style-name="ce22">
            <text:p>1.73</text:p>
          </table:table-cell>
          <table:table-cell office:value-type="float" office:value="0" table:formula="of:=[.C7]*[.K$2]" table:style-name="ce22">
            <text:p>0.00</text:p>
          </table:table-cell>
          <table:table-cell office:value-type="float" office:value="0" table:formula="of:=[.D7]*[.$K7]" table:style-name="ce22">
            <text:p>0.00</text:p>
          </table:table-cell>
          <table:table-cell office:value-type="float" office:value="2.598076211353316" table:formula="of:=[.E7]*[.$K7]" table:style-name="ce22">
            <text:p>2.60</text:p>
          </table:table-cell>
          <table:table-cell office:value-type="float" office:value="1.7320508075688772" table:formula="of:=[.B7]*[.$K7]" table:style-name="ce22">
            <text:p>1.73</text:p>
          </table:table-cell>
          <table:table-cell office:value-type="float" office:value="1.7320508075688772" table:formula="of:=[.B7]*[.$K7]" table:style-name="ce22">
            <text:p>1.73</text:p>
          </table:table-cell>
          <table:table-cell office:value-type="float" office:value="1.7320508075688772" table:formula="of:=[.B7]*[.$K7]" table:style-name="ce22">
            <text:p>1.73</text:p>
          </table:table-cell>
          <table:table-cell office:value-type="float" office:value="1.7320508075688772" table:formula="of:=[.B7]*[.$K7]" table:style-name="ce22">
            <text:p>1.73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John</text:p>
          </table:table-cell>
          <table:table-cell table:style-name="ce21"/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table:style-name="ce4"/>
          <table:table-cell office:value-type="float" office:value="0.84515425472851657" table:style-name="ce22">
            <text:p>0.85</text:p>
          </table:table-cell>
          <table:table-cell table:style-name="ce4"/>
          <table:table-cell office:value-type="float" office:value="0" table:formula="of:=[.B8]*[.$K8]" table:style-name="ce22">
            <text:p>0.00</text:p>
          </table:table-cell>
          <table:table-cell office:value-type="float" office:value="2.9876117846574677" table:formula="of:=[.C8]*[.K$2]" table:style-name="ce22">
            <text:p>2.99</text:p>
          </table:table-cell>
          <table:table-cell office:value-type="float" office:value="4.2257712736425832" table:formula="of:=[.D8]*[.$K8]" table:style-name="ce22">
            <text:p>4.23</text:p>
          </table:table-cell>
          <table:table-cell office:value-type="float" office:value="4.2257712736425832" table:formula="of:=[.E8]*[.$K8]" table:style-name="ce22">
            <text:p>4.23</text:p>
          </table:table-cell>
          <table:table-cell office:value-type="float" office:value="0" table:formula="of:=[.B8]*[.$K8]" table:style-name="ce22">
            <text:p>0.00</text:p>
          </table:table-cell>
          <table:table-cell office:value-type="float" office:value="0" table:formula="of:=[.B8]*[.$K8]" table:style-name="ce22">
            <text:p>0.00</text:p>
          </table:table-cell>
          <table:table-cell office:value-type="float" office:value="0" table:formula="of:=[.B8]*[.$K8]" table:style-name="ce22">
            <text:p>0.00</text:p>
          </table:table-cell>
          <table:table-cell office:value-type="float" office:value="0" table:formula="of:=[.B8]*[.$K8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Kevin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table:style-name="ce21"/>
          <table:table-cell office:value-type="float" office:value="2" table:style-name="ce21">
            <text:p>2</text:p>
          </table:table-cell>
          <table:table-cell table:style-name="ce21"/>
          <table:table-cell office:value-type="float" office:value="5" table:style-name="ce21">
            <text:p>5</text:p>
          </table:table-cell>
          <table:table-cell table:style-name="ce4"/>
          <table:table-cell office:value-type="float" office:value="0.74833147735478822" table:style-name="ce22">
            <text:p>0.75</text:p>
          </table:table-cell>
          <table:table-cell table:style-name="ce4"/>
          <table:table-cell office:value-type="float" office:value="0" table:formula="of:=[.B9]*[.$K9]" table:style-name="ce22">
            <text:p>0.00</text:p>
          </table:table-cell>
          <table:table-cell office:value-type="float" office:value="0.99587059488582252" table:formula="of:=[.C9]*[.K$2]" table:style-name="ce22">
            <text:p>1.00</text:p>
          </table:table-cell>
          <table:table-cell office:value-type="float" office:value="2.9933259094191529" table:formula="of:=[.D9]*[.$K9]" table:style-name="ce22">
            <text:p>2.99</text:p>
          </table:table-cell>
          <table:table-cell office:value-type="float" office:value="3.7416573867739409" table:formula="of:=[.E9]*[.$K9]" table:style-name="ce22">
            <text:p>3.74</text:p>
          </table:table-cell>
          <table:table-cell office:value-type="float" office:value="0" table:formula="of:=[.B9]*[.$K9]" table:style-name="ce22">
            <text:p>0.00</text:p>
          </table:table-cell>
          <table:table-cell office:value-type="float" office:value="0" table:formula="of:=[.B9]*[.$K9]" table:style-name="ce22">
            <text:p>0.00</text:p>
          </table:table-cell>
          <table:table-cell office:value-type="float" office:value="0" table:formula="of:=[.B9]*[.$K9]" table:style-name="ce22">
            <text:p>0.00</text:p>
          </table:table-cell>
          <table:table-cell office:value-type="float" office:value="0" table:formula="of:=[.B9]*[.$K9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Lisa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table:style-name="ce21"/>
          <table:table-cell table:style-name="ce4"/>
          <table:table-cell office:value-type="float" office:value="0.5823490660957642" table:style-name="ce22">
            <text:p>0.58</text:p>
          </table:table-cell>
          <table:table-cell table:style-name="ce4"/>
          <table:table-cell office:value-type="float" office:value="1.7470471982872926" table:formula="of:=[.B10]*[.$K10]" table:style-name="ce22">
            <text:p>1.75</text:p>
          </table:table-cell>
          <table:table-cell office:value-type="float" office:value="0.99587059488582252" table:formula="of:=[.C10]*[.K$2]" table:style-name="ce22">
            <text:p>1.00</text:p>
          </table:table-cell>
          <table:table-cell office:value-type="float" office:value="2.911745330478821" table:formula="of:=[.D10]*[.$K10]" table:style-name="ce22">
            <text:p>2.91</text:p>
          </table:table-cell>
          <table:table-cell office:value-type="float" office:value="0.5823490660957642" table:formula="of:=[.E10]*[.$K10]" table:style-name="ce22">
            <text:p>0.58</text:p>
          </table:table-cell>
          <table:table-cell office:value-type="float" office:value="1.7470471982872926" table:formula="of:=[.B10]*[.$K10]" table:style-name="ce22">
            <text:p>1.75</text:p>
          </table:table-cell>
          <table:table-cell office:value-type="float" office:value="1.7470471982872926" table:formula="of:=[.B10]*[.$K10]" table:style-name="ce22">
            <text:p>1.75</text:p>
          </table:table-cell>
          <table:table-cell office:value-type="float" office:value="1.7470471982872926" table:formula="of:=[.B10]*[.$K10]" table:style-name="ce22">
            <text:p>1.75</text:p>
          </table:table-cell>
          <table:table-cell office:value-type="float" office:value="1.7470471982872926" table:formula="of:=[.B10]*[.$K10]" table:style-name="ce22">
            <text:p>1.75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Maria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table:number-columns-repeated="3" table:style-name="ce21"/>
          <table:table-cell table:style-name="ce4"/>
          <table:table-cell office:value-type="float" office:value="0.50709255283710997" table:style-name="ce22">
            <text:p>0.51</text:p>
          </table:table-cell>
          <table:table-cell table:style-name="ce4"/>
          <table:table-cell office:value-type="float" office:value="0.50709255283710997" table:formula="of:=[.B11]*[.$K11]" table:style-name="ce22">
            <text:p>0.51</text:p>
          </table:table-cell>
          <table:table-cell office:value-type="float" office:value="3.9834823795432901" table:formula="of:=[.C11]*[.K$2]" table:style-name="ce22">
            <text:p>3.98</text:p>
          </table:table-cell>
          <table:table-cell office:value-type="float" office:value="2.5354627641855498" table:formula="of:=[.D11]*[.$K11]" table:style-name="ce22">
            <text:p>2.54</text:p>
          </table:table-cell>
          <table:table-cell office:value-type="float" office:value="2.0283702113484399" table:formula="of:=[.E11]*[.$K11]" table:style-name="ce22">
            <text:p>2.03</text:p>
          </table:table-cell>
          <table:table-cell office:value-type="float" office:value="0.50709255283710997" table:formula="of:=[.B11]*[.$K11]" table:style-name="ce22">
            <text:p>0.51</text:p>
          </table:table-cell>
          <table:table-cell office:value-type="float" office:value="0.50709255283710997" table:formula="of:=[.B11]*[.$K11]" table:style-name="ce22">
            <text:p>0.51</text:p>
          </table:table-cell>
          <table:table-cell office:value-type="float" office:value="0.50709255283710997" table:formula="of:=[.B11]*[.$K11]" table:style-name="ce22">
            <text:p>0.51</text:p>
          </table:table-cell>
          <table:table-cell office:value-type="float" office:value="0.50709255283710997" table:formula="of:=[.B11]*[.$K11]" table:style-name="ce22">
            <text:p>0.51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Robert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style-name="ce21"/>
          <table:table-cell office:value-type="float" office:value="5" table:style-name="ce21">
            <text:p>5</text:p>
          </table:table-cell>
          <table:table-cell table:number-columns-repeated="2" table:style-name="ce21"/>
          <table:table-cell office:value-type="float" office:value="4" table:style-name="ce21">
            <text:p>4</text:p>
          </table:table-cell>
          <table:table-cell table:style-name="ce21"/>
          <table:table-cell table:style-name="ce4"/>
          <table:table-cell office:value-type="float" office:value="0.30779350562554619" table:style-name="ce22">
            <text:p>0.31</text:p>
          </table:table-cell>
          <table:table-cell table:style-name="ce4"/>
          <table:table-cell office:value-type="float" office:value="0.61558701125109239" table:formula="of:=[.B12]*[.$K12]" table:style-name="ce22">
            <text:p>0.62</text:p>
          </table:table-cell>
          <table:table-cell office:value-type="float" office:value="3.9834823795432901" table:formula="of:=[.C12]*[.K$2]" table:style-name="ce22">
            <text:p>3.98</text:p>
          </table:table-cell>
          <table:table-cell office:value-type="float" office:value="0" table:formula="of:=[.D12]*[.$K12]" table:style-name="ce22">
            <text:p>0.00</text:p>
          </table:table-cell>
          <table:table-cell office:value-type="float" office:value="1.5389675281277309" table:formula="of:=[.E12]*[.$K12]" table:style-name="ce22">
            <text:p>1.54</text:p>
          </table:table-cell>
          <table:table-cell office:value-type="float" office:value="0.61558701125109239" table:formula="of:=[.B12]*[.$K12]" table:style-name="ce22">
            <text:p>0.62</text:p>
          </table:table-cell>
          <table:table-cell office:value-type="float" office:value="0.61558701125109239" table:formula="of:=[.B12]*[.$K12]" table:style-name="ce22">
            <text:p>0.62</text:p>
          </table:table-cell>
          <table:table-cell office:value-type="float" office:value="0.61558701125109239" table:formula="of:=[.B12]*[.$K12]" table:style-name="ce22">
            <text:p>0.62</text:p>
          </table:table-cell>
          <table:table-cell office:value-type="float" office:value="0.61558701125109239" table:formula="of:=[.B12]*[.$K12]" table:style-name="ce22">
            <text:p>0.62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Michael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style-name="ce21"/>
          <table:table-cell table:style-name="ce4"/>
          <table:table-cell office:value-type="float" office:value="0.30151134457776363" table:style-name="ce22">
            <text:p>0.30</text:p>
          </table:table-cell>
          <table:table-cell table:style-name="ce4"/>
          <table:table-cell office:value-type="float" office:value="0.30151134457776363" table:formula="of:=[.B13]*[.$K13]" table:style-name="ce22">
            <text:p>0.30</text:p>
          </table:table-cell>
          <table:table-cell office:value-type="float" office:value="0" table:formula="of:=[.C13]*[.K$2]" table:style-name="ce22">
            <text:p>0.00</text:p>
          </table:table-cell>
          <table:table-cell office:value-type="float" office:value="0" table:formula="of:=[.D13]*[.$K13]" table:style-name="ce22">
            <text:p>0.00</text:p>
          </table:table-cell>
          <table:table-cell office:value-type="float" office:value="1.5075567228888183" table:formula="of:=[.E13]*[.$K13]" table:style-name="ce22">
            <text:p>1.51</text:p>
          </table:table-cell>
          <table:table-cell office:value-type="float" office:value="0.30151134457776363" table:formula="of:=[.B13]*[.$K13]" table:style-name="ce22">
            <text:p>0.30</text:p>
          </table:table-cell>
          <table:table-cell office:value-type="float" office:value="0.30151134457776363" table:formula="of:=[.B13]*[.$K13]" table:style-name="ce22">
            <text:p>0.30</text:p>
          </table:table-cell>
          <table:table-cell office:value-type="float" office:value="0.30151134457776363" table:formula="of:=[.B13]*[.$K13]" table:style-name="ce22">
            <text:p>0.30</text:p>
          </table:table-cell>
          <table:table-cell office:value-type="float" office:value="0.30151134457776363" table:formula="of:=[.B13]*[.$K13]" table:style-name="ce22">
            <text:p>0.3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Daniel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2" table:style-name="ce21">
            <text:p>2</text:p>
          </table:table-cell>
          <table:table-cell table:style-name="ce21"/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table:style-name="ce4"/>
          <table:table-cell office:value-type="float" office:value="0.27735009811261452" table:style-name="ce22">
            <text:p>0.28</text:p>
          </table:table-cell>
          <table:table-cell table:style-name="ce4"/>
          <table:table-cell office:value-type="float" office:value="0" table:formula="of:=[.B14]*[.$K14]" table:style-name="ce22">
            <text:p>0.00</text:p>
          </table:table-cell>
          <table:table-cell office:value-type="float" office:value="0.99587059488582252" table:formula="of:=[.C14]*[.K$2]" table:style-name="ce22">
            <text:p>1.00</text:p>
          </table:table-cell>
          <table:table-cell office:value-type="float" office:value="0.27735009811261452" table:formula="of:=[.D14]*[.$K14]" table:style-name="ce22">
            <text:p>0.28</text:p>
          </table:table-cell>
          <table:table-cell office:value-type="float" office:value="0" table:formula="of:=[.E14]*[.$K14]" table:style-name="ce22">
            <text:p>0.00</text:p>
          </table:table-cell>
          <table:table-cell office:value-type="float" office:value="0" table:formula="of:=[.B14]*[.$K14]" table:style-name="ce22">
            <text:p>0.00</text:p>
          </table:table-cell>
          <table:table-cell office:value-type="float" office:value="0" table:formula="of:=[.B14]*[.$K14]" table:style-name="ce22">
            <text:p>0.00</text:p>
          </table:table-cell>
          <table:table-cell office:value-type="float" office:value="0" table:formula="of:=[.B14]*[.$K14]" table:style-name="ce22">
            <text:p>0.00</text:p>
          </table:table-cell>
          <table:table-cell office:value-type="float" office:value="0" table:formula="of:=[.B14]*[.$K14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Chris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table:style-name="ce4"/>
          <table:table-cell office:value-type="float" office:value="0" table:style-name="ce22">
            <text:p>0.00</text:p>
          </table:table-cell>
          <table:table-cell table:style-name="ce4"/>
          <table:table-cell office:value-type="float" office:value="0" table:formula="of:=[.B15]*[.$K15]" table:style-name="ce22">
            <text:p>0.00</text:p>
          </table:table-cell>
          <table:table-cell office:value-type="float" office:value="0" table:formula="of:=[.C15]*[.K$2]" table:style-name="ce22">
            <text:p>0.00</text:p>
          </table:table-cell>
          <table:table-cell office:value-type="float" office:value="0" table:formula="of:=[.D15]*[.$K15]" table:style-name="ce22">
            <text:p>0.00</text:p>
          </table:table-cell>
          <table:table-cell office:value-type="float" office:value="0" table:formula="of:=[.E15]*[.$K15]" table:style-name="ce22">
            <text:p>0.00</text:p>
          </table:table-cell>
          <table:table-cell office:value-type="float" office:value="0" table:formula="of:=[.B15]*[.$K15]" table:style-name="ce22">
            <text:p>0.00</text:p>
          </table:table-cell>
          <table:table-cell office:value-type="float" office:value="0" table:formula="of:=[.B15]*[.$K15]" table:style-name="ce22">
            <text:p>0.00</text:p>
          </table:table-cell>
          <table:table-cell office:value-type="float" office:value="0" table:formula="of:=[.B15]*[.$K15]" table:style-name="ce22">
            <text:p>0.00</text:p>
          </table:table-cell>
          <table:table-cell office:value-type="float" office:value="0" table:formula="of:=[.B15]*[.$K15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James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5" table:style-name="ce21">
            <text:p>5</text:p>
          </table:table-cell>
          <table:table-cell table:style-name="ce21"/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style-name="ce21"/>
          <table:table-cell table:style-name="ce4"/>
          <table:table-cell office:value-type="float" office:value="0" table:style-name="ce22">
            <text:p>0.00</text:p>
          </table:table-cell>
          <table:table-cell table:style-name="ce4"/>
          <table:table-cell office:value-type="float" office:value="0" table:formula="of:=[.B16]*[.$K16]" table:style-name="ce22">
            <text:p>0.00</text:p>
          </table:table-cell>
          <table:table-cell office:value-type="float" office:value="0" table:formula="of:=[.C16]*[.K$2]" table:style-name="ce22">
            <text:p>0.00</text:p>
          </table:table-cell>
          <table:table-cell office:value-type="float" office:value="0" table:formula="of:=[.D16]*[.$K16]" table:style-name="ce22">
            <text:p>0.00</text:p>
          </table:table-cell>
          <table:table-cell office:value-type="float" office:value="0" table:formula="of:=[.E16]*[.$K16]" table:style-name="ce22">
            <text:p>0.00</text:p>
          </table:table-cell>
          <table:table-cell office:value-type="float" office:value="0" table:formula="of:=[.B16]*[.$K16]" table:style-name="ce22">
            <text:p>0.00</text:p>
          </table:table-cell>
          <table:table-cell office:value-type="float" office:value="0" table:formula="of:=[.B16]*[.$K16]" table:style-name="ce22">
            <text:p>0.00</text:p>
          </table:table-cell>
          <table:table-cell office:value-type="float" office:value="0" table:formula="of:=[.B16]*[.$K16]" table:style-name="ce22">
            <text:p>0.00</text:p>
          </table:table-cell>
          <table:table-cell office:value-type="float" office:value="0" table:formula="of:=[.B16]*[.$K16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Jennifer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table:style-name="ce4"/>
          <table:table-cell office:value-type="float" office:value="0" table:style-name="ce22">
            <text:p>0.00</text:p>
          </table:table-cell>
          <table:table-cell table:style-name="ce4"/>
          <table:table-cell office:value-type="float" office:value="0" table:formula="of:=[.B17]*[.$K17]" table:style-name="ce22">
            <text:p>0.00</text:p>
          </table:table-cell>
          <table:table-cell office:value-type="float" office:value="0" table:formula="of:=[.C17]*[.K$2]" table:style-name="ce22">
            <text:p>0.00</text:p>
          </table:table-cell>
          <table:table-cell office:value-type="float" office:value="0" table:formula="of:=[.D17]*[.$K17]" table:style-name="ce22">
            <text:p>0.00</text:p>
          </table:table-cell>
          <table:table-cell office:value-type="float" office:value="0" table:formula="of:=[.E17]*[.$K17]" table:style-name="ce22">
            <text:p>0.00</text:p>
          </table:table-cell>
          <table:table-cell office:value-type="float" office:value="0" table:formula="of:=[.B17]*[.$K17]" table:style-name="ce22">
            <text:p>0.00</text:p>
          </table:table-cell>
          <table:table-cell office:value-type="float" office:value="0" table:formula="of:=[.B17]*[.$K17]" table:style-name="ce22">
            <text:p>0.00</text:p>
          </table:table-cell>
          <table:table-cell office:value-type="float" office:value="0" table:formula="of:=[.B17]*[.$K17]" table:style-name="ce22">
            <text:p>0.00</text:p>
          </table:table-cell>
          <table:table-cell office:value-type="float" office:value="0" table:formula="of:=[.B17]*[.$K17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Andrea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21"/>
          <table:table-cell table:style-name="ce4"/>
          <table:table-cell office:value-type="float" office:value="-0.14785921742704322" table:style-name="ce22">
            <text:p>-0.15</text:p>
          </table:table-cell>
          <table:table-cell table:style-name="ce4"/>
          <table:table-cell office:value-type="float" office:value="-0.29571843485408644" table:formula="of:=[.B18]*[.$K18]" table:style-name="ce22">
            <text:p>-0.30</text:p>
          </table:table-cell>
          <table:table-cell office:value-type="float" office:value="3.9834823795432901" table:formula="of:=[.C18]*[.K$2]" table:style-name="ce22">
            <text:p>3.98</text:p>
          </table:table-cell>
          <table:table-cell office:value-type="float" office:value="-0.44357765228112966" table:formula="of:=[.D18]*[.$K18]" table:style-name="ce22">
            <text:p>-0.44</text:p>
          </table:table-cell>
          <table:table-cell office:value-type="float" office:value="-0.59143686970817289" table:formula="of:=[.E18]*[.$K18]" table:style-name="ce22">
            <text:p>-0.59</text:p>
          </table:table-cell>
          <table:table-cell office:value-type="float" office:value="-0.29571843485408644" table:formula="of:=[.B18]*[.$K18]" table:style-name="ce22">
            <text:p>-0.30</text:p>
          </table:table-cell>
          <table:table-cell office:value-type="float" office:value="-0.29571843485408644" table:formula="of:=[.B18]*[.$K18]" table:style-name="ce22">
            <text:p>-0.30</text:p>
          </table:table-cell>
          <table:table-cell office:value-type="float" office:value="-0.29571843485408644" table:formula="of:=[.B18]*[.$K18]" table:style-name="ce22">
            <text:p>-0.30</text:p>
          </table:table-cell>
          <table:table-cell office:value-type="float" office:value="-0.29571843485408644" table:formula="of:=[.B18]*[.$K18]" table:style-name="ce22">
            <text:p>-0.3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Peter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table:style-name="ce4"/>
          <table:table-cell office:value-type="float" office:value="-0.31622776601683794" table:style-name="ce22">
            <text:p>-0.32</text:p>
          </table:table-cell>
          <table:table-cell table:style-name="ce4"/>
          <table:table-cell office:value-type="float" office:value="-1.2649110640673518" table:formula="of:=[.B19]*[.$K19]" table:style-name="ce22">
            <text:p>-1.26</text:p>
          </table:table-cell>
          <table:table-cell office:value-type="float" office:value="3.9834823795432901" table:formula="of:=[.C19]*[.K$2]" table:style-name="ce22">
            <text:p>3.98</text:p>
          </table:table-cell>
          <table:table-cell office:value-type="float" office:value="0" table:formula="of:=[.D19]*[.$K19]" table:style-name="ce22">
            <text:p>0.00</text:p>
          </table:table-cell>
          <table:table-cell office:value-type="float" office:value="-1.5811388300841898" table:formula="of:=[.E19]*[.$K19]" table:style-name="ce22">
            <text:p>-1.58</text:p>
          </table:table-cell>
          <table:table-cell office:value-type="float" office:value="-1.2649110640673518" table:formula="of:=[.B19]*[.$K19]" table:style-name="ce22">
            <text:p>-1.26</text:p>
          </table:table-cell>
          <table:table-cell office:value-type="float" office:value="-1.2649110640673518" table:formula="of:=[.B19]*[.$K19]" table:style-name="ce22">
            <text:p>-1.26</text:p>
          </table:table-cell>
          <table:table-cell office:value-type="float" office:value="-1.2649110640673518" table:formula="of:=[.B19]*[.$K19]" table:style-name="ce22">
            <text:p>-1.26</text:p>
          </table:table-cell>
          <table:table-cell office:value-type="float" office:value="-1.2649110640673518" table:formula="of:=[.B19]*[.$K19]" table:style-name="ce22">
            <text:p>-1.26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Paul</text:p>
          </table:table-cell>
          <table:table-cell office:value-type="float" office:value="5" table:style-name="ce21">
            <text:p>5</text:p>
          </table:table-cell>
          <table:table-cell table:style-name="ce21"/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2" table:style-name="ce21">
            <text:p>2</text:p>
          </table:table-cell>
          <table:table-cell table:style-name="ce21"/>
          <table:table-cell table:style-name="ce4"/>
          <table:table-cell office:value-type="float" office:value="-0.62622429108514965" table:style-name="ce22">
            <text:p>-0.63</text:p>
          </table:table-cell>
          <table:table-cell table:style-name="ce4"/>
          <table:table-cell office:value-type="float" office:value="-3.131121455425748" table:formula="of:=[.B20]*[.$K20]" table:style-name="ce22">
            <text:p>-3.13</text:p>
          </table:table-cell>
          <table:table-cell office:value-type="float" office:value="0" table:formula="of:=[.C20]*[.K$2]" table:style-name="ce22">
            <text:p>0.00</text:p>
          </table:table-cell>
          <table:table-cell office:value-type="float" office:value="-2.5048971643405986" table:formula="of:=[.D20]*[.$K20]" table:style-name="ce22">
            <text:p>-2.50</text:p>
          </table:table-cell>
          <table:table-cell office:value-type="float" office:value="-2.5048971643405986" table:formula="of:=[.E20]*[.$K20]" table:style-name="ce22">
            <text:p>-2.50</text:p>
          </table:table-cell>
          <table:table-cell office:value-type="float" office:value="-3.131121455425748" table:formula="of:=[.B20]*[.$K20]" table:style-name="ce22">
            <text:p>-3.13</text:p>
          </table:table-cell>
          <table:table-cell office:value-type="float" office:value="-3.131121455425748" table:formula="of:=[.B20]*[.$K20]" table:style-name="ce22">
            <text:p>-3.13</text:p>
          </table:table-cell>
          <table:table-cell office:value-type="float" office:value="-3.131121455425748" table:formula="of:=[.B20]*[.$K20]" table:style-name="ce22">
            <text:p>-3.13</text:p>
          </table:table-cell>
          <table:table-cell office:value-type="float" office:value="-3.131121455425748" table:formula="of:=[.B20]*[.$K20]" table:style-name="ce22">
            <text:p>-3.13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Mark</text:p>
          </table:table-cell>
          <table:table-cell table:style-name="ce21"/>
          <table:table-cell office:value-type="float" office:value="3" table:style-name="ce21">
            <text:p>3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table:style-name="ce21"/>
          <table:table-cell table:style-name="ce4"/>
          <table:table-cell office:value-type="float" office:value="-0.89442719099991586" table:style-name="ce22">
            <text:p>-0.89</text:p>
          </table:table-cell>
          <table:table-cell table:style-name="ce4"/>
          <table:table-cell office:value-type="float" office:value="0" table:formula="of:=[.B21]*[.$K21]" table:style-name="ce22">
            <text:p>0.00</text:p>
          </table:table-cell>
          <table:table-cell office:value-type="float" office:value="2.9876117846574677" table:formula="of:=[.C21]*[.K$2]" table:style-name="ce22">
            <text:p>2.99</text:p>
          </table:table-cell>
          <table:table-cell office:value-type="float" office:value="0" table:formula="of:=[.D21]*[.$K21]" table:style-name="ce22">
            <text:p>0.00</text:p>
          </table:table-cell>
          <table:table-cell office:value-type="float" office:value="-0.89442719099991586" table:formula="of:=[.E21]*[.$K21]" table:style-name="ce22">
            <text:p>-0.89</text:p>
          </table:table-cell>
          <table:table-cell office:value-type="float" office:value="0" table:formula="of:=[.B21]*[.$K21]" table:style-name="ce22">
            <text:p>0.00</text:p>
          </table:table-cell>
          <table:table-cell office:value-type="float" office:value="0" table:formula="of:=[.B21]*[.$K21]" table:style-name="ce22">
            <text:p>0.00</text:p>
          </table:table-cell>
          <table:table-cell office:value-type="float" office:value="0" table:formula="of:=[.B21]*[.$K21]" table:style-name="ce22">
            <text:p>0.00</text:p>
          </table:table-cell>
          <table:table-cell office:value-type="float" office:value="0" table:formula="of:=[.B21]*[.$K21]" table:style-name="ce22">
            <text:p>0.0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Focal User 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table:style-name="ce17"/>
          <table:table-cell table:number-columns-repeated="6" table:style-name="ce4"/>
          <table:table-cell table:style-name="ce4">
            <draw:frame draw:z-index="1" draw:id="id0" draw:style-name="a0" draw:name="Picture 3" svg:x="0in" svg:y="0.10417in" svg:width="1.72917in" svg:height="0.2708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68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8" table:style-name="ce9"/>
          <table:table-cell table:style-name="ce4"/>
          <table:table-cell office:value-type="string" table:style-name="ce4">
            <text:p>K=3</text:p>
          </table:table-cell>
          <table:table-cell table:style-name="ce4"/>
          <table:table-cell office:value-type="float" office:value="1.8776583788227947" table:formula="of:=SUMIF([.B2:.B4];&quot;&gt;0&quot;;[.$K$2:.$K$4])" table:style-name="ce22">
            <text:p>1.88</text:p>
          </table:table-cell>
          <table:table-cell office:value-type="float" office:value="1.9566395177163454" table:formula="of:=SUMIF([.C2:.C4];&quot;&gt;0&quot;;[.$K$2:.$K$4])" table:style-name="ce22">
            <text:p>1.96</text:p>
          </table:table-cell>
          <table:table-cell office:value-type="float" office:value="2.8735289737086172" table:formula="of:=SUMIF([.D2:.D4];&quot;&gt;0&quot;;[.$K$2:.$K$4])" table:style-name="ce22">
            <text:p>2.87</text:p>
          </table:table-cell>
          <table:table-cell office:value-type="float" office:value="0.9168894559922719" table:formula="of:=SUMIF([.E2:.E4];&quot;&gt;0&quot;;[.$K$2:.$K$4])" table:style-name="ce22">
            <text:p>0.92</text:p>
          </table:table-cell>
          <table:table-cell office:value-type="float" office:value="2.8735289737086172" table:formula="of:=SUMIF([.F2:.F4];&quot;&gt;0&quot;;[.$K$2:.$K$4])" table:style-name="ce22">
            <text:p>2.87</text:p>
          </table:table-cell>
          <table:table-cell office:value-type="float" office:value="0.9168894559922719" table:formula="of:=SUMIF([.G2:.G4];&quot;&gt;0&quot;;[.$K$2:.$K$4])" table:style-name="ce22">
            <text:p>0.92</text:p>
          </table:table-cell>
          <table:table-cell office:value-type="float" office:value="1.9127600508780944" table:formula="of:=SUMIF([.H2:.H4];&quot;&gt;0&quot;;[.$K$2:.$K$4])" table:style-name="ce22">
            <text:p>1.91</text:p>
          </table:table-cell>
          <table:table-cell office:value-type="float" office:value="2.8735289737086172" table:formula="of:=SUMIF([.I2:.I4];&quot;&gt;0&quot;;[.$K$2:.$K$4])" table:style-name="ce22">
            <text:p>2.87</text:p>
          </table:table-cell>
          <table:table-cell table:number-columns-repeated="16364"/>
        </table:table-row>
        <table:table-row table:style-name="ro1">
          <table:table-cell table:style-name="ce1"/>
          <table:table-cell table:number-columns-repeated="8" table:style-name="ce2"/>
          <table:table-cell table:style-name="ce4"/>
          <table:table-cell office:value-type="string" table:style-name="ce4">
            <text:p>K=5</text:p>
          </table:table-cell>
          <table:table-cell table:style-name="ce4"/>
          <table:table-cell office:value-type="float" office:value="2.7813544929378589" table:formula="of:=SUMIF([.B2:.B6];&quot;&lt;&gt;&quot;;[.$K$2:.$K$6])" table:style-name="ce22">
            <text:p>2.78</text:p>
          </table:table-cell>
          <table:table-cell office:value-type="float" office:value="2.8349495833700251" table:formula="of:=SUMIF([.C2:.C6];&quot;&lt;&gt;&quot;;[.$K$2:.$K$6])" table:style-name="ce22">
            <text:p>2.83</text:p>
          </table:table-cell>
          <table:table-cell office:value-type="float" office:value="4.655535153477361" table:formula="of:=SUMIF([.D2:.D6];&quot;&lt;&gt;&quot;;[.$K$2:.$K$6])" table:style-name="ce22">
            <text:p>4.66</text:p>
          </table:table-cell>
          <table:table-cell office:value-type="float" office:value="2.6988956357610157" table:formula="of:=SUMIF([.E2:.E6];&quot;&lt;&gt;&quot;;[.$K$2:.$K$6])" table:style-name="ce22">
            <text:p>2.70</text:p>
          </table:table-cell>
          <table:table-cell office:value-type="float" office:value="4.655535153477361" table:formula="of:=SUMIF([.F2:.F6];&quot;&lt;&gt;&quot;;[.$K$2:.$K$6])" table:style-name="ce22">
            <text:p>4.66</text:p>
          </table:table-cell>
          <table:table-cell office:value-type="float" office:value="2.6988956357610157" table:formula="of:=SUMIF([.G2:.G6];&quot;&lt;&gt;&quot;;[.$K$2:.$K$6])" table:style-name="ce22">
            <text:p>2.70</text:p>
          </table:table-cell>
          <table:table-cell office:value-type="float" office:value="1.9127600508780944" table:formula="of:=SUMIF([.H2:.H6];&quot;&lt;&gt;&quot;;[.$K$2:.$K$6])" table:style-name="ce22">
            <text:p>1.91</text:p>
          </table:table-cell>
          <table:table-cell office:value-type="float" office:value="4.655535153477361" table:formula="of:=SUMIF([.I2:.I6];&quot;&lt;&gt;&quot;;[.$K$2:.$K$6])" table:style-name="ce22">
            <text:p>4.66</text:p>
          </table:table-cell>
          <table:table-cell table:number-columns-repeated="16364"/>
        </table:table-row>
        <table:table-row table:style-name="ro1">
          <table:table-cell table:style-name="ce1"/>
          <table:table-cell table:number-columns-repeated="8" table:style-name="ce2"/>
          <table:table-cell table:number-columns-repeated="6" table:style-name="ce4"/>
          <table:table-cell table:style-name="ce4">
            <draw:frame draw:z-index="2" draw:id="id1" draw:style-name="a1" draw:name="Picture 4" svg:x="0in" svg:y="0.16667in" svg:width="1.60417in" svg:height="0.44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68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8" table:style-name="ce2"/>
          <table:table-cell table:style-name="ce4"/>
          <table:table-cell office:value-type="string" table:style-name="ce4">
            <text:p>K=3</text:p>
          </table:table-cell>
          <table:table-cell table:style-name="ce4"/>
          <table:table-cell office:value-type="float" office:value="2.0233692493443671" table:formula="of:=[.M32]/[.M25]" table:style-name="ce22">
            <text:p>2.02</text:p>
          </table:table-cell>
          <table:table-cell office:value-type="float" office:value="1.5269096620027394" table:formula="of:=[.N32]/[.N25]" table:style-name="ce22">
            <text:p>1.53</text:p>
          </table:table-cell>
          <table:table-cell office:value-type="float" office:value="4.3190813332252302" table:formula="of:=[.O32]/[.O25]" table:style-name="ce22">
            <text:p>4.32</text:p>
          </table:table-cell>
          <table:table-cell office:value-type="float" office:value="4" table:formula="of:=[.P32]/[.P25]" table:style-name="ce22">
            <text:p>4.00</text:p>
          </table:table-cell>
          <table:table-cell office:value-type="float" office:value="1.3221360422131201" table:formula="of:=[.Q32]/[.Q25]" table:style-name="ce22">
            <text:p>1.32</text:p>
          </table:table-cell>
          <table:table-cell office:value-type="float" office:value="4.1435706340109357" table:formula="of:=[.R32]/[.R25]" table:style-name="ce22">
            <text:p>4.14</text:p>
          </table:table-cell>
          <table:table-cell office:value-type="float" office:value="1.9862377524769694" table:formula="of:=[.S32]/[.S25]" table:style-name="ce22">
            <text:p>1.99</text:p>
          </table:table-cell>
          <table:table-cell office:value-type="float" office:value="1.3221360422131201" table:formula="of:=[.T32]/[.T25]" table:style-name="ce22">
            <text:p>1.32</text:p>
          </table:table-cell>
          <table:table-cell table:number-columns-repeated="16364"/>
        </table:table-row>
        <table:table-row table:style-name="ro1">
          <table:table-cell table:style-name="ce1"/>
          <table:table-cell table:number-columns-repeated="8" table:style-name="ce2"/>
          <table:table-cell table:style-name="ce4"/>
          <table:table-cell office:value-type="string" table:style-name="ce4">
            <text:p>K=5</text:p>
          </table:table-cell>
          <table:table-cell table:style-name="ce4"/>
          <table:table-cell office:value-type="float" office:value="1.6908640558188552" table:formula="of:=[.M33]/[.M26]" table:style-name="ce22">
            <text:p>1.69</text:p>
          </table:table-cell>
          <table:table-cell office:value-type="float" office:value="1.4051334115113099" table:formula="of:=[.N33]/[.N26]" table:style-name="ce22">
            <text:p>1.41</text:p>
          </table:table-cell>
          <table:table-cell office:value-type="float" office:value="4.3910582801093199" table:formula="of:=[.O33]/[.O26]" table:style-name="ce22">
            <text:p>4.39</text:p>
          </table:table-cell>
          <table:table-cell office:value-type="float" office:value="4" table:formula="of:=[.P33]/[.P26]" table:style-name="ce22">
            <text:p>4.00</text:p>
          </table:table-cell>
          <table:table-cell office:value-type="float" office:value="1.0101722323127924" table:formula="of:=[.Q33]/[.Q26]" table:style-name="ce22">
            <text:p>1.01</text:p>
          </table:table-cell>
          <table:table-cell office:value-type="float" office:value="1.7425247113243101" table:formula="of:=[.R33]/[.R26]" table:style-name="ce22">
            <text:p>1.74</text:p>
          </table:table-cell>
          <table:table-cell office:value-type="float" office:value="2.4586943544957132" table:formula="of:=[.S33]/[.S26]" table:style-name="ce22">
            <text:p>2.46</text:p>
          </table:table-cell>
          <table:table-cell office:value-type="float" office:value="1.0101722323127924" table:formula="of:=[.T33]/[.T26]" table:style-name="ce22">
            <text:p>1.01</text:p>
          </table:table-cell>
          <table:table-cell table:number-columns-repeated="16364"/>
        </table:table-row>
        <table:table-row table:style-name="ro1">
          <table:table-cell table:style-name="ce1"/>
          <table:table-cell table:number-columns-repeated="8" table:style-name="ce2"/>
          <table:table-cell table:number-columns-repeated="3" table:style-name="ce4"/>
          <table:table-cell office:value-type="float" office:value="3.7991962244838398" table:formula="of:=SUM([.M2:.M4])" table:style-name="ce11">
            <text:p>3.80</text:p>
          </table:table-cell>
          <table:table-cell office:value-type="float" office:value="2.9876117846574677" table:formula="of:=SUM([.N2:.N4])" table:style-name="ce11">
            <text:p>2.99</text:p>
          </table:table-cell>
          <table:table-cell office:value-type="float" office:value="12.411005350826741" table:formula="of:=SUM([.O2:.O4])" table:style-name="ce11">
            <text:p>12.41</text:p>
          </table:table-cell>
          <table:table-cell office:value-type="float" office:value="3.6675578239690876" table:formula="of:=SUM([.P2:.P4])" table:style-name="ce11">
            <text:p>3.67</text:p>
          </table:table-cell>
          <table:table-cell office:value-type="float" office:value="3.7991962244838398" table:formula="of:=SUM([.Q2:.Q4])" table:style-name="ce11">
            <text:p>3.80</text:p>
          </table:table-cell>
          <table:table-cell office:value-type="float" office:value="3.7991962244838398" table:formula="of:=SUM([.R2:.R4])" table:style-name="ce11">
            <text:p>3.80</text:p>
          </table:table-cell>
          <table:table-cell office:value-type="float" office:value="3.7991962244838398" table:formula="of:=SUM([.S2:.S4])" table:style-name="ce11">
            <text:p>3.80</text:p>
          </table:table-cell>
          <table:table-cell office:value-type="float" office:value="3.7991962244838398" table:formula="of:=SUM([.T2:.T4])" table:style-name="ce11">
            <text:p>3.80</text:p>
          </table:table-cell>
          <table:table-cell table:number-columns-repeated="16364"/>
        </table:table-row>
        <table:table-row table:style-name="ro1">
          <table:table-cell table:number-columns-repeated="12"/>
          <table:table-cell office:value-type="float" office:value="4.7028923385989039" table:formula="of:=SUM([.M2:.M6])" table:style-name="ce11">
            <text:p>4.70</text:p>
          </table:table-cell>
          <table:table-cell office:value-type="float" office:value="3.9834823795432901" table:formula="of:=SUM([.N2:.N6])" table:style-name="ce11">
            <text:p>3.98</text:p>
          </table:table-cell>
          <table:table-cell office:value-type="float" office:value="20.442726184016781" table:formula="of:=SUM([.O2:.O6])" table:style-name="ce11">
            <text:p>20.44</text:p>
          </table:table-cell>
          <table:table-cell office:value-type="float" office:value="10.795582543044063" table:formula="of:=SUM([.P2:.P6])" table:style-name="ce11">
            <text:p>10.80</text:p>
          </table:table-cell>
          <table:table-cell office:value-type="float" office:value="4.7028923385989039" table:formula="of:=SUM([.Q2:.Q6])" table:style-name="ce11">
            <text:p>4.70</text:p>
          </table:table-cell>
          <table:table-cell office:value-type="float" office:value="4.7028923385989039" table:formula="of:=SUM([.R2:.R6])" table:style-name="ce11">
            <text:p>4.70</text:p>
          </table:table-cell>
          <table:table-cell office:value-type="float" office:value="4.7028923385989039" table:formula="of:=SUM([.S2:.S6])" table:style-name="ce11">
            <text:p>4.70</text:p>
          </table:table-cell>
          <table:table-cell office:value-type="float" office:value="4.7028923385989039" table:formula="of:=SUM([.T2:.T6])" table:style-name="ce11">
            <text:p>4.70</text:p>
          </table:table-cell>
          <table:table-cell table:number-columns-repeated="16364"/>
        </table:table-row>
        <table:table-row table:number-rows-repeated="1048543" table:style-name="ro1">
          <table:table-cell table:number-columns-repeated="16384"/>
        </table:table-row>
      </table:table>
      <table:table table:name="Predictions-Focal_User_2_-_kNN" table:style-name="ta1">
        <table:table-column table:style-name="co7" table:default-cell-style-name="ce1"/>
        <table:table-column table:style-name="co1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9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6" table:number-columns-repeated="16364" table:default-cell-style-name="ce4"/>
        <table:table-row table:style-name="ro3">
          <table:table-cell office:value-type="string" table:style-name="ce7">
            <text:p>user</text:p>
          </table:table-cell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style-name="ce2"/>
          <table:table-cell office:value-type="string" table:style-name="ce8">
            <text:p>SIM</text:p>
          </table:table-cell>
          <table:table-cell table:style-name="ce2"/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  <draw:frame draw:z-index="3" draw:id="id5" draw:style-name="a5" draw:name="Picture 5" svg:x="0.39583in" svg:y="0.04167in" svg:width="0.95833in" svg:height="0.1666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4">
            <text:p>John</text:p>
          </table:table-cell>
          <table:table-cell table:style-name="ce29"/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29">
            <text:p>3</text:p>
          </table:table-cell>
          <table:table-cell table:number-columns-repeated="2" table:style-name="ce29"/>
          <table:table-cell table:style-name="ce4"/>
          <table:table-cell office:value-type="float" office:value="1" table:formula="of:=CORREL([.$B$23:.$I$23];[.B2:.I2])" table:style-name="ce30">
            <text:p>1.00</text:p>
          </table:table-cell>
          <table:table-cell table:style-name="ce4"/>
          <table:table-cell office:value-type="float" office:value="0" table:formula="of:=[.B2]*[.$K2]" table:style-name="ce22">
            <text:p>0.00</text:p>
          </table:table-cell>
          <table:table-cell office:value-type="float" office:value="3" table:formula="of:=[.C2]*[.$K2]" table:style-name="ce22">
            <text:p>3.00</text:p>
          </table:table-cell>
          <table:table-cell office:value-type="float" office:value="5" table:formula="of:=[.D2]*[.$K2]" table:style-name="ce22">
            <text:p>5.00</text:p>
          </table:table-cell>
          <table:table-cell office:value-type="float" office:value="5" table:formula="of:=[.E2]*[.$K2]" table:style-name="ce22">
            <text:p>5.00</text:p>
          </table:table-cell>
          <table:table-cell office:value-type="float" office:value="1" table:formula="of:=[.F2]*[.$K2]" table:style-name="ce22">
            <text:p>1.00</text:p>
          </table:table-cell>
          <table:table-cell office:value-type="float" office:value="3" table:formula="of:=[.G2]*[.$K2]" table:style-name="ce22">
            <text:p>3.00</text:p>
          </table:table-cell>
          <table:table-cell office:value-type="float" office:value="0" table:formula="of:=[.H2]*[.$K2]" table:style-name="ce22">
            <text:p>0.00</text:p>
          </table:table-cell>
          <table:table-cell office:value-type="float" office:value="0" table:formula="of:=[.I2]*[.$K2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Mike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2" table:style-name="ce29"/>
          <table:table-cell office:value-type="float" office:value="2" table:style-name="ce29">
            <text:p>2</text:p>
          </table:table-cell>
          <table:table-cell table:style-name="ce4"/>
          <table:table-cell office:value-type="float" office:value="1.0000000000000002" table:formula="of:=CORREL([.$B$23:.$I$23];[.B3:.I3])" table:style-name="ce30">
            <text:p>1.00</text:p>
          </table:table-cell>
          <table:table-cell table:style-name="ce4"/>
          <table:table-cell office:value-type="float" office:value="3.0000000000000009" table:formula="of:=[.B3]*[.$K3]" table:style-name="ce22">
            <text:p>3.00</text:p>
          </table:table-cell>
          <table:table-cell office:value-type="float" office:value="2.0000000000000004" table:formula="of:=[.C3]*[.$K3]" table:style-name="ce22">
            <text:p>2.00</text:p>
          </table:table-cell>
          <table:table-cell office:value-type="float" office:value="4.0000000000000009" table:formula="of:=[.D3]*[.$K3]" table:style-name="ce22">
            <text:p>4.00</text:p>
          </table:table-cell>
          <table:table-cell office:value-type="float" office:value="0" table:formula="of:=[.E3]*[.$K3]" table:style-name="ce22">
            <text:p>0.00</text:p>
          </table:table-cell>
          <table:table-cell office:value-type="float" office:value="2.0000000000000004" table:formula="of:=[.F3]*[.$K3]" table:style-name="ce22">
            <text:p>2.00</text:p>
          </table:table-cell>
          <table:table-cell office:value-type="float" office:value="0" table:formula="of:=[.G3]*[.$K3]" table:style-name="ce22">
            <text:p>0.00</text:p>
          </table:table-cell>
          <table:table-cell office:value-type="float" office:value="0" table:formula="of:=[.H3]*[.$K3]" table:style-name="ce22">
            <text:p>0.00</text:p>
          </table:table-cell>
          <table:table-cell office:value-type="float" office:value="2.0000000000000004" table:formula="of:=[.I3]*[.$K3]" table:style-name="ce22">
            <text:p>2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Paul</text:p>
          </table:table-cell>
          <table:table-cell office:value-type="float" office:value="5" table:style-name="ce29">
            <text:p>5</text:p>
          </table:table-cell>
          <table:table-cell table:style-name="ce29"/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office:value-type="float" office:value="1" table:style-name="ce29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style-name="ce4"/>
          <table:table-cell office:value-type="float" office:value="0.78107061220338581" table:formula="of:=CORREL([.$B$23:.$I$23];[.B4:.I4])" table:style-name="ce30">
            <text:p>0.78</text:p>
          </table:table-cell>
          <table:table-cell table:style-name="ce4"/>
          <table:table-cell office:value-type="float" office:value="3.9053530610169291" table:formula="of:=[.B4]*[.$K4]" table:style-name="ce22">
            <text:p>3.91</text:p>
          </table:table-cell>
          <table:table-cell office:value-type="float" office:value="0" table:formula="of:=[.C4]*[.$K4]" table:style-name="ce22">
            <text:p>0.00</text:p>
          </table:table-cell>
          <table:table-cell office:value-type="float" office:value="3.1242824488135432" table:formula="of:=[.D4]*[.$K4]" table:style-name="ce22">
            <text:p>3.12</text:p>
          </table:table-cell>
          <table:table-cell office:value-type="float" office:value="3.1242824488135432" table:formula="of:=[.E4]*[.$K4]" table:style-name="ce22">
            <text:p>3.12</text:p>
          </table:table-cell>
          <table:table-cell office:value-type="float" office:value="0.78107061220338581" table:formula="of:=[.F4]*[.$K4]" table:style-name="ce22">
            <text:p>0.78</text:p>
          </table:table-cell>
          <table:table-cell office:value-type="float" office:value="3.9053530610169291" table:formula="of:=[.G4]*[.$K4]" table:style-name="ce22">
            <text:p>3.91</text:p>
          </table:table-cell>
          <table:table-cell office:value-type="float" office:value="1.5621412244067716" table:formula="of:=[.H4]*[.$K4]" table:style-name="ce22">
            <text:p>1.56</text:p>
          </table:table-cell>
          <table:table-cell office:value-type="float" office:value="0" table:formula="of:=[.I4]*[.$K4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Andrea</text:p>
          </table:table-cell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4"/>
          <table:table-cell office:value-type="float" office:value="0.66666666666666674" table:formula="of:=CORREL([.$B$23:.$I$23];[.B5:.I5])" table:style-name="ce30">
            <text:p>0.67</text:p>
          </table:table-cell>
          <table:table-cell table:style-name="ce4"/>
          <table:table-cell office:value-type="float" office:value="1.3333333333333335" table:formula="of:=[.B5]*[.$K5]" table:style-name="ce22">
            <text:p>1.33</text:p>
          </table:table-cell>
          <table:table-cell office:value-type="float" office:value="2.666666666666667" table:formula="of:=[.C5]*[.$K5]" table:style-name="ce22">
            <text:p>2.67</text:p>
          </table:table-cell>
          <table:table-cell office:value-type="float" office:value="2" table:formula="of:=[.D5]*[.$K5]" table:style-name="ce22">
            <text:p>2.00</text:p>
          </table:table-cell>
          <table:table-cell office:value-type="float" office:value="2.666666666666667" table:formula="of:=[.E5]*[.$K5]" table:style-name="ce22">
            <text:p>2.67</text:p>
          </table:table-cell>
          <table:table-cell office:value-type="float" office:value="0" table:formula="of:=[.F5]*[.$K5]" table:style-name="ce22">
            <text:p>0.00</text:p>
          </table:table-cell>
          <table:table-cell office:value-type="float" office:value="0.66666666666666674" table:formula="of:=[.G5]*[.$K5]" table:style-name="ce22">
            <text:p>0.67</text:p>
          </table:table-cell>
          <table:table-cell office:value-type="float" office:value="0.66666666666666674" table:formula="of:=[.H5]*[.$K5]" table:style-name="ce22">
            <text:p>0.67</text:p>
          </table:table-cell>
          <table:table-cell office:value-type="float" office:value="0" table:formula="of:=[.I5]*[.$K5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James</text:p>
          </table:table-cell>
          <table:table-cell office:value-type="float" office:value="3" table:style-name="ce29">
            <text:p>3</text:p>
          </table:table-cell>
          <table:table-cell table:number-columns-repeated="2" table:style-name="ce29"/>
          <table:table-cell office:value-type="float" office:value="5" table:style-name="ce29">
            <text:p>5</text:p>
          </table:table-cell>
          <table:table-cell table:style-name="ce29"/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style-name="ce4"/>
          <table:table-cell office:value-type="float" office:value="0.66666666666666674" table:formula="of:=CORREL([.$B$23:.$I$23];[.B6:.I6])" table:style-name="ce30">
            <text:p>0.67</text:p>
          </table:table-cell>
          <table:table-cell table:style-name="ce4"/>
          <table:table-cell office:value-type="float" office:value="2" table:formula="of:=[.B6]*[.$K6]" table:style-name="ce22">
            <text:p>2.00</text:p>
          </table:table-cell>
          <table:table-cell office:value-type="float" office:value="0" table:formula="of:=[.C6]*[.$K6]" table:style-name="ce22">
            <text:p>0.00</text:p>
          </table:table-cell>
          <table:table-cell office:value-type="float" office:value="0" table:formula="of:=[.D6]*[.$K6]" table:style-name="ce22">
            <text:p>0.00</text:p>
          </table:table-cell>
          <table:table-cell office:value-type="float" office:value="3.3333333333333339" table:formula="of:=[.E6]*[.$K6]" table:style-name="ce22">
            <text:p>3.33</text:p>
          </table:table-cell>
          <table:table-cell office:value-type="float" office:value="0" table:formula="of:=[.F6]*[.$K6]" table:style-name="ce22">
            <text:p>0.00</text:p>
          </table:table-cell>
          <table:table-cell office:value-type="float" office:value="1.3333333333333335" table:formula="of:=[.G6]*[.$K6]" table:style-name="ce22">
            <text:p>1.33</text:p>
          </table:table-cell>
          <table:table-cell office:value-type="float" office:value="1.3333333333333335" table:formula="of:=[.H6]*[.$K6]" table:style-name="ce22">
            <text:p>1.33</text:p>
          </table:table-cell>
          <table:table-cell office:value-type="float" office:value="0" table:formula="of:=[.I6]*[.$K6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Peter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table:style-name="ce29"/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style-name="ce29"/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table:style-name="ce4"/>
          <table:table-cell office:value-type="float" office:value="0.55901699437494745" table:formula="of:=CORREL([.$B$23:.$I$23];[.B7:.I7])" table:style-name="ce30">
            <text:p>0.56</text:p>
          </table:table-cell>
          <table:table-cell table:style-name="ce4"/>
          <table:table-cell office:value-type="float" office:value="2.2360679774997898" table:formula="of:=[.B7]*[.$K7]" table:style-name="ce22">
            <text:p>2.24</text:p>
          </table:table-cell>
          <table:table-cell office:value-type="float" office:value="2.2360679774997898" table:formula="of:=[.C7]*[.$K7]" table:style-name="ce22">
            <text:p>2.24</text:p>
          </table:table-cell>
          <table:table-cell office:value-type="float" office:value="0" table:formula="of:=[.D7]*[.$K7]" table:style-name="ce22">
            <text:p>0.00</text:p>
          </table:table-cell>
          <table:table-cell office:value-type="float" office:value="2.7950849718747373" table:formula="of:=[.E7]*[.$K7]" table:style-name="ce22">
            <text:p>2.80</text:p>
          </table:table-cell>
          <table:table-cell office:value-type="float" office:value="2.7950849718747373" table:formula="of:=[.F7]*[.$K7]" table:style-name="ce22">
            <text:p>2.80</text:p>
          </table:table-cell>
          <table:table-cell office:value-type="float" office:value="0" table:formula="of:=[.G7]*[.$K7]" table:style-name="ce22">
            <text:p>0.00</text:p>
          </table:table-cell>
          <table:table-cell office:value-type="float" office:value="1.6770509831248424" table:formula="of:=[.H7]*[.$K7]" table:style-name="ce22">
            <text:p>1.68</text:p>
          </table:table-cell>
          <table:table-cell office:value-type="float" office:value="1.6770509831248424" table:formula="of:=[.I7]*[.$K7]" table:style-name="ce22">
            <text:p>1.68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Sarah</text:p>
          </table:table-cell>
          <table:table-cell office:value-type="float" office:value="2" table:style-name="ce29">
            <text:p>2</text:p>
          </table:table-cell>
          <table:table-cell table:number-columns-repeated="2" table:style-name="ce29"/>
          <table:table-cell office:value-type="float" office:value="3" table:style-name="ce29">
            <text:p>3</text:p>
          </table:table-cell>
          <table:table-cell table:style-name="ce29"/>
          <table:table-cell office:value-type="float" office:value="1" table:style-name="ce29">
            <text:p>1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4"/>
          <table:table-cell office:value-type="float" office:value="0.42640143271122083" table:formula="of:=CORREL([.$B$23:.$I$23];[.B8:.I8])" table:style-name="ce30">
            <text:p>0.43</text:p>
          </table:table-cell>
          <table:table-cell table:style-name="ce4"/>
          <table:table-cell office:value-type="float" office:value="0.85280286542244166" table:formula="of:=[.B8]*[.$K8]" table:style-name="ce22">
            <text:p>0.85</text:p>
          </table:table-cell>
          <table:table-cell office:value-type="float" office:value="0" table:formula="of:=[.C8]*[.$K8]" table:style-name="ce22">
            <text:p>0.00</text:p>
          </table:table-cell>
          <table:table-cell office:value-type="float" office:value="0" table:formula="of:=[.D8]*[.$K8]" table:style-name="ce22">
            <text:p>0.00</text:p>
          </table:table-cell>
          <table:table-cell office:value-type="float" office:value="1.2792042981336624" table:formula="of:=[.E8]*[.$K8]" table:style-name="ce22">
            <text:p>1.28</text:p>
          </table:table-cell>
          <table:table-cell office:value-type="float" office:value="0" table:formula="of:=[.F8]*[.$K8]" table:style-name="ce22">
            <text:p>0.00</text:p>
          </table:table-cell>
          <table:table-cell office:value-type="float" office:value="0.42640143271122083" table:formula="of:=[.G8]*[.$K8]" table:style-name="ce22">
            <text:p>0.43</text:p>
          </table:table-cell>
          <table:table-cell office:value-type="float" office:value="0" table:formula="of:=[.H8]*[.$K8]" table:style-name="ce22">
            <text:p>0.00</text:p>
          </table:table-cell>
          <table:table-cell office:value-type="float" office:value="0.85280286542244166" table:formula="of:=[.I8]*[.$K8]" table:style-name="ce22">
            <text:p>0.85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Laura</text:p>
          </table:table-cell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table:style-name="ce29"/>
          <table:table-cell office:value-type="float" office:value="1" table:style-name="ce29">
            <text:p>1</text:p>
          </table:table-cell>
          <table:table-cell table:style-name="ce4"/>
          <table:table-cell office:value-type="float" office:value="0.4061811972299616" table:formula="of:=CORREL([.$B$23:.$I$23];[.B9:.I9])" table:style-name="ce30">
            <text:p>0.41</text:p>
          </table:table-cell>
          <table:table-cell table:style-name="ce4"/>
          <table:table-cell office:value-type="float" office:value="0" table:formula="of:=[.B9]*[.$K9]" table:style-name="ce22">
            <text:p>0.00</text:p>
          </table:table-cell>
          <table:table-cell office:value-type="float" office:value="0.4061811972299616" table:formula="of:=[.C9]*[.$K9]" table:style-name="ce22">
            <text:p>0.41</text:p>
          </table:table-cell>
          <table:table-cell office:value-type="float" office:value="1.6247247889198464" table:formula="of:=[.D9]*[.$K9]" table:style-name="ce22">
            <text:p>1.62</text:p>
          </table:table-cell>
          <table:table-cell office:value-type="float" office:value="1.6247247889198464" table:formula="of:=[.E9]*[.$K9]" table:style-name="ce22">
            <text:p>1.62</text:p>
          </table:table-cell>
          <table:table-cell office:value-type="float" office:value="1.6247247889198464" table:formula="of:=[.F9]*[.$K9]" table:style-name="ce22">
            <text:p>1.62</text:p>
          </table:table-cell>
          <table:table-cell office:value-type="float" office:value="0.8123623944599232" table:formula="of:=[.G9]*[.$K9]" table:style-name="ce22">
            <text:p>0.81</text:p>
          </table:table-cell>
          <table:table-cell office:value-type="float" office:value="0" table:formula="of:=[.H9]*[.$K9]" table:style-name="ce22">
            <text:p>0.00</text:p>
          </table:table-cell>
          <table:table-cell office:value-type="float" office:value="0.4061811972299616" table:formula="of:=[.I9]*[.$K9]" table:style-name="ce22">
            <text:p>0.41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Michael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9"/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style-name="ce4"/>
          <table:table-cell office:value-type="float" office:value="0.20228869496966947" table:formula="of:=CORREL([.$B$23:.$I$23];[.B10:.I10])" table:style-name="ce30">
            <text:p>0.20</text:p>
          </table:table-cell>
          <table:table-cell table:style-name="ce4"/>
          <table:table-cell office:value-type="float" office:value="0.20228869496966947" table:formula="of:=[.B10]*[.$K10]" table:style-name="ce22">
            <text:p>0.20</text:p>
          </table:table-cell>
          <table:table-cell office:value-type="float" office:value="0" table:formula="of:=[.C10]*[.$K10]" table:style-name="ce22">
            <text:p>0.00</text:p>
          </table:table-cell>
          <table:table-cell office:value-type="float" office:value="0" table:formula="of:=[.D10]*[.$K10]" table:style-name="ce22">
            <text:p>0.00</text:p>
          </table:table-cell>
          <table:table-cell office:value-type="float" office:value="1.0114434748483474" table:formula="of:=[.E10]*[.$K10]" table:style-name="ce22">
            <text:p>1.01</text:p>
          </table:table-cell>
          <table:table-cell office:value-type="float" office:value="0.6068660849090084" table:formula="of:=[.F10]*[.$K10]" table:style-name="ce22">
            <text:p>0.61</text:p>
          </table:table-cell>
          <table:table-cell office:value-type="float" office:value="0.40457738993933895" table:formula="of:=[.G10]*[.$K10]" table:style-name="ce22">
            <text:p>0.40</text:p>
          </table:table-cell>
          <table:table-cell office:value-type="float" office:value="0.40457738993933895" table:formula="of:=[.H10]*[.$K10]" table:style-name="ce22">
            <text:p>0.40</text:p>
          </table:table-cell>
          <table:table-cell office:value-type="float" office:value="0" table:formula="of:=[.I10]*[.$K10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David</text:p>
          </table:table-cell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4" table:style-name="ce29">
            <text:p>4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9"/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table:style-name="ce4"/>
          <table:table-cell office:value-type="float" office:value="0.18898223650461368" table:formula="of:=CORREL([.$B$23:.$I$23];[.B11:.I11])" table:style-name="ce30">
            <text:p>0.19</text:p>
          </table:table-cell>
          <table:table-cell table:style-name="ce4"/>
          <table:table-cell office:value-type="float" office:value="0" table:formula="of:=[.B11]*[.$K11]" table:style-name="ce22">
            <text:p>0.00</text:p>
          </table:table-cell>
          <table:table-cell office:value-type="float" office:value="0.18898223650461368" table:formula="of:=[.C11]*[.$K11]" table:style-name="ce22">
            <text:p>0.19</text:p>
          </table:table-cell>
          <table:table-cell office:value-type="float" office:value="0.75592894601845473" table:formula="of:=[.D11]*[.$K11]" table:style-name="ce22">
            <text:p>0.76</text:p>
          </table:table-cell>
          <table:table-cell office:value-type="float" office:value="0" table:formula="of:=[.E11]*[.$K11]" table:style-name="ce22">
            <text:p>0.00</text:p>
          </table:table-cell>
          <table:table-cell office:value-type="float" office:value="0.94491118252306838" table:formula="of:=[.F11]*[.$K11]" table:style-name="ce22">
            <text:p>0.94</text:p>
          </table:table-cell>
          <table:table-cell office:value-type="float" office:value="0" table:formula="of:=[.G11]*[.$K11]" table:style-name="ce22">
            <text:p>0.00</text:p>
          </table:table-cell>
          <table:table-cell office:value-type="float" office:value="0.56694670951384107" table:formula="of:=[.H11]*[.$K11]" table:style-name="ce22">
            <text:p>0.57</text:p>
          </table:table-cell>
          <table:table-cell office:value-type="float" office:value="0.37796447300922736" table:formula="of:=[.I11]*[.$K11]" table:style-name="ce22">
            <text:p>0.38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Chris</text:p>
          </table:table-cell>
          <table:table-cell table:number-columns-repeated="2" table:style-name="ce29"/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table:number-columns-repeated="2" table:style-name="ce29"/>
          <table:table-cell office:value-type="float" office:value="4" table:style-name="ce29">
            <text:p>4</text:p>
          </table:table-cell>
          <table:table-cell office:value-type="float" office:value="1" table:style-name="ce29">
            <text:p>1</text:p>
          </table:table-cell>
          <table:table-cell table:style-name="ce4"/>
          <table:table-cell office:value-type="float" office:value="-0.14285714285714285" table:formula="of:=CORREL([.$B$23:.$I$23];[.B12:.I12])" table:style-name="ce30">
            <text:p>-0.14</text:p>
          </table:table-cell>
          <table:table-cell table:style-name="ce4"/>
          <table:table-cell office:value-type="float" office:value="0" table:formula="of:=[.B12]*[.$K12]" table:style-name="ce22">
            <text:p>0.00</text:p>
          </table:table-cell>
          <table:table-cell office:value-type="float" office:value="0" table:formula="of:=[.C12]*[.$K12]" table:style-name="ce22">
            <text:p>0.00</text:p>
          </table:table-cell>
          <table:table-cell office:value-type="float" office:value="-0.42857142857142855" table:formula="of:=[.D12]*[.$K12]" table:style-name="ce22">
            <text:p>-0.43</text:p>
          </table:table-cell>
          <table:table-cell office:value-type="float" office:value="-0.42857142857142855" table:formula="of:=[.E12]*[.$K12]" table:style-name="ce22">
            <text:p>-0.43</text:p>
          </table:table-cell>
          <table:table-cell office:value-type="float" office:value="0" table:formula="of:=[.F12]*[.$K12]" table:style-name="ce22">
            <text:p>0.00</text:p>
          </table:table-cell>
          <table:table-cell office:value-type="float" office:value="0" table:formula="of:=[.G12]*[.$K12]" table:style-name="ce22">
            <text:p>0.00</text:p>
          </table:table-cell>
          <table:table-cell office:value-type="float" office:value="-0.5714285714285714" table:formula="of:=[.H12]*[.$K12]" table:style-name="ce22">
            <text:p>-0.57</text:p>
          </table:table-cell>
          <table:table-cell office:value-type="float" office:value="-0.14285714285714285" table:formula="of:=[.I12]*[.$K12]" table:style-name="ce22">
            <text:p>-0.14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Daniel</text:p>
          </table:table-cell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9"/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table:style-name="ce4"/>
          <table:table-cell office:value-type="float" office:value="-0.18898223650461368" table:formula="of:=CORREL([.$B$23:.$I$23];[.B13:.I13])" table:style-name="ce30">
            <text:p>-0.19</text:p>
          </table:table-cell>
          <table:table-cell table:style-name="ce4"/>
          <table:table-cell office:value-type="float" office:value="0" table:formula="of:=[.B13]*[.$K13]" table:style-name="ce22">
            <text:p>0.00</text:p>
          </table:table-cell>
          <table:table-cell office:value-type="float" office:value="-0.18898223650461368" table:formula="of:=[.C13]*[.$K13]" table:style-name="ce22">
            <text:p>-0.19</text:p>
          </table:table-cell>
          <table:table-cell office:value-type="float" office:value="-0.18898223650461368" table:formula="of:=[.D13]*[.$K13]" table:style-name="ce22">
            <text:p>-0.19</text:p>
          </table:table-cell>
          <table:table-cell office:value-type="float" office:value="0" table:formula="of:=[.E13]*[.$K13]" table:style-name="ce22">
            <text:p>0.00</text:p>
          </table:table-cell>
          <table:table-cell office:value-type="float" office:value="-0.37796447300922736" table:formula="of:=[.F13]*[.$K13]" table:style-name="ce22">
            <text:p>-0.38</text:p>
          </table:table-cell>
          <table:table-cell office:value-type="float" office:value="0" table:formula="of:=[.G13]*[.$K13]" table:style-name="ce22">
            <text:p>0.00</text:p>
          </table:table-cell>
          <table:table-cell office:value-type="float" office:value="-0.75592894601845473" table:formula="of:=[.H13]*[.$K13]" table:style-name="ce22">
            <text:p>-0.76</text:p>
          </table:table-cell>
          <table:table-cell office:value-type="float" office:value="-0.94491118252306838" table:formula="of:=[.I13]*[.$K13]" table:style-name="ce22">
            <text:p>-0.94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Jason</text:p>
          </table:table-cell>
          <table:table-cell office:value-type="float" office:value="1" table:style-name="ce29">
            <text:p>1</text:p>
          </table:table-cell>
          <table:table-cell table:style-name="ce29"/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table:style-name="ce4"/>
          <table:table-cell office:value-type="float" office:value="-0.47193990372426947" table:formula="of:=CORREL([.$B$23:.$I$23];[.B14:.I14])" table:style-name="ce30">
            <text:p>-0.47</text:p>
          </table:table-cell>
          <table:table-cell table:style-name="ce4"/>
          <table:table-cell office:value-type="float" office:value="-0.47193990372426947" table:formula="of:=[.B14]*[.$K14]" table:style-name="ce22">
            <text:p>-0.47</text:p>
          </table:table-cell>
          <table:table-cell office:value-type="float" office:value="0" table:formula="of:=[.C14]*[.$K14]" table:style-name="ce22">
            <text:p>0.00</text:p>
          </table:table-cell>
          <table:table-cell office:value-type="float" office:value="-2.3596995186213472" table:formula="of:=[.D14]*[.$K14]" table:style-name="ce22">
            <text:p>-2.36</text:p>
          </table:table-cell>
          <table:table-cell office:value-type="float" office:value="-1.8877596148970779" table:formula="of:=[.E14]*[.$K14]" table:style-name="ce22">
            <text:p>-1.89</text:p>
          </table:table-cell>
          <table:table-cell office:value-type="float" office:value="-0.94387980744853894" table:formula="of:=[.F14]*[.$K14]" table:style-name="ce22">
            <text:p>-0.94</text:p>
          </table:table-cell>
          <table:table-cell office:value-type="float" office:value="-0.47193990372426947" table:formula="of:=[.G14]*[.$K14]" table:style-name="ce22">
            <text:p>-0.47</text:p>
          </table:table-cell>
          <table:table-cell office:value-type="float" office:value="-2.3596995186213472" table:formula="of:=[.H14]*[.$K14]" table:style-name="ce22">
            <text:p>-2.36</text:p>
          </table:table-cell>
          <table:table-cell office:value-type="float" office:value="-1.4158197111728084" table:formula="of:=[.I14]*[.$K14]" table:style-name="ce22">
            <text:p>-1.42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Jennifer</text:p>
          </table:table-cell>
          <table:table-cell table:number-columns-repeated="2" table:style-name="ce29"/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2" table:style-name="ce29"/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table:style-name="ce4"/>
          <table:table-cell office:value-type="float" office:value="-0.94491118252306794" table:formula="of:=CORREL([.$B$23:.$I$23];[.B15:.I15])" table:style-name="ce30">
            <text:p>-0.94</text:p>
          </table:table-cell>
          <table:table-cell table:style-name="ce4"/>
          <table:table-cell office:value-type="float" office:value="0" table:formula="of:=[.B15]*[.$K15]" table:style-name="ce22">
            <text:p>0.00</text:p>
          </table:table-cell>
          <table:table-cell office:value-type="float" office:value="0" table:formula="of:=[.C15]*[.$K15]" table:style-name="ce22">
            <text:p>0.00</text:p>
          </table:table-cell>
          <table:table-cell office:value-type="float" office:value="-1.8898223650461359" table:formula="of:=[.D15]*[.$K15]" table:style-name="ce22">
            <text:p>-1.89</text:p>
          </table:table-cell>
          <table:table-cell office:value-type="float" office:value="-1.8898223650461359" table:formula="of:=[.E15]*[.$K15]" table:style-name="ce22">
            <text:p>-1.89</text:p>
          </table:table-cell>
          <table:table-cell office:value-type="float" office:value="0" table:formula="of:=[.F15]*[.$K15]" table:style-name="ce22">
            <text:p>0.00</text:p>
          </table:table-cell>
          <table:table-cell office:value-type="float" office:value="0" table:formula="of:=[.G15]*[.$K15]" table:style-name="ce22">
            <text:p>0.00</text:p>
          </table:table-cell>
          <table:table-cell office:value-type="float" office:value="-2.8347335475692037" table:formula="of:=[.H15]*[.$K15]" table:style-name="ce22">
            <text:p>-2.83</text:p>
          </table:table-cell>
          <table:table-cell office:value-type="float" office:value="-2.8347335475692037" table:formula="of:=[.I15]*[.$K15]" table:style-name="ce22">
            <text:p>-2.83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Kevin</text:p>
          </table:table-cell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4"/>
          <table:table-cell office:value-type="float" office:value="0" table:formula="of:=CORREL([.$B$23:.$I$23];[.B16:.I16])" table:style-name="ce30">
            <text:p>0.00</text:p>
          </table:table-cell>
          <table:table-cell table:style-name="ce4"/>
          <table:table-cell office:value-type="float" office:value="0" table:formula="of:=[.B16]*[.$K16]" table:style-name="ce22">
            <text:p>0.00</text:p>
          </table:table-cell>
          <table:table-cell office:value-type="float" office:value="0" table:formula="of:=[.C16]*[.$K16]" table:style-name="ce22">
            <text:p>0.00</text:p>
          </table:table-cell>
          <table:table-cell office:value-type="float" office:value="0" table:formula="of:=[.D16]*[.$K16]" table:style-name="ce22">
            <text:p>0.00</text:p>
          </table:table-cell>
          <table:table-cell office:value-type="float" office:value="0" table:formula="of:=[.E16]*[.$K16]" table:style-name="ce22">
            <text:p>0.00</text:p>
          </table:table-cell>
          <table:table-cell office:value-type="float" office:value="0" table:formula="of:=[.F16]*[.$K16]" table:style-name="ce22">
            <text:p>0.00</text:p>
          </table:table-cell>
          <table:table-cell office:value-type="float" office:value="0" table:formula="of:=[.G16]*[.$K16]" table:style-name="ce22">
            <text:p>0.00</text:p>
          </table:table-cell>
          <table:table-cell office:value-type="float" office:value="0" table:formula="of:=[.H16]*[.$K16]" table:style-name="ce22">
            <text:p>0.00</text:p>
          </table:table-cell>
          <table:table-cell office:value-type="float" office:value="0" table:formula="of:=[.I16]*[.$K16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Lisa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29">
            <text:p>1</text:p>
          </table:table-cell>
          <table:table-cell table:style-name="ce29"/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style-name="ce4"/>
          <table:table-cell office:value-type="float" office:value="0" table:formula="of:=CORREL([.$B$23:.$I$23];[.B17:.I17])" table:style-name="ce30">
            <text:p>0.00</text:p>
          </table:table-cell>
          <table:table-cell table:style-name="ce4"/>
          <table:table-cell office:value-type="float" office:value="0" table:formula="of:=[.B17]*[.$K17]" table:style-name="ce22">
            <text:p>0.00</text:p>
          </table:table-cell>
          <table:table-cell office:value-type="float" office:value="0" table:formula="of:=[.C17]*[.$K17]" table:style-name="ce22">
            <text:p>0.00</text:p>
          </table:table-cell>
          <table:table-cell office:value-type="float" office:value="0" table:formula="of:=[.D17]*[.$K17]" table:style-name="ce22">
            <text:p>0.00</text:p>
          </table:table-cell>
          <table:table-cell office:value-type="float" office:value="0" table:formula="of:=[.E17]*[.$K17]" table:style-name="ce22">
            <text:p>0.00</text:p>
          </table:table-cell>
          <table:table-cell office:value-type="float" office:value="0" table:formula="of:=[.F17]*[.$K17]" table:style-name="ce22">
            <text:p>0.00</text:p>
          </table:table-cell>
          <table:table-cell office:value-type="float" office:value="0" table:formula="of:=[.G17]*[.$K17]" table:style-name="ce22">
            <text:p>0.00</text:p>
          </table:table-cell>
          <table:table-cell office:value-type="float" office:value="0" table:formula="of:=[.H17]*[.$K17]" table:style-name="ce22">
            <text:p>0.00</text:p>
          </table:table-cell>
          <table:table-cell office:value-type="float" office:value="0" table:formula="of:=[.I17]*[.$K17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Maria</text:p>
          </table:table-cell>
          <table:table-cell office:value-type="float" office:value="1" table:style-name="ce29">
            <text:p>1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table:number-columns-repeated="3" table:style-name="ce29"/>
          <table:table-cell table:style-name="ce4"/>
          <table:table-cell office:value-type="float" office:value="-0.18898223650461363" table:formula="of:=CORREL([.$B$23:.$I$23];[.B18:.I18])" table:style-name="ce30">
            <text:p>-0.19</text:p>
          </table:table-cell>
          <table:table-cell table:style-name="ce4"/>
          <table:table-cell office:value-type="float" office:value="-0.18898223650461363" table:formula="of:=[.B18]*[.$K18]" table:style-name="ce22">
            <text:p>-0.19</text:p>
          </table:table-cell>
          <table:table-cell office:value-type="float" office:value="-0.75592894601845451" table:formula="of:=[.C18]*[.$K18]" table:style-name="ce22">
            <text:p>-0.76</text:p>
          </table:table-cell>
          <table:table-cell office:value-type="float" office:value="-0.94491118252306816" table:formula="of:=[.D18]*[.$K18]" table:style-name="ce22">
            <text:p>-0.94</text:p>
          </table:table-cell>
          <table:table-cell office:value-type="float" office:value="-0.75592894601845451" table:formula="of:=[.E18]*[.$K18]" table:style-name="ce22">
            <text:p>-0.76</text:p>
          </table:table-cell>
          <table:table-cell office:value-type="float" office:value="-0.56694670951384085" table:formula="of:=[.F18]*[.$K18]" table:style-name="ce22">
            <text:p>-0.57</text:p>
          </table:table-cell>
          <table:table-cell office:value-type="float" office:value="0" table:formula="of:=[.G18]*[.$K18]" table:style-name="ce22">
            <text:p>0.00</text:p>
          </table:table-cell>
          <table:table-cell office:value-type="float" office:value="0" table:formula="of:=[.H18]*[.$K18]" table:style-name="ce22">
            <text:p>0.00</text:p>
          </table:table-cell>
          <table:table-cell office:value-type="float" office:value="0" table:formula="of:=[.I18]*[.$K18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Mark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4"/>
          <table:table-cell office:value-type="float" office:value="-0.13483997249264842" table:formula="of:=CORREL([.$B$23:.$I$23];[.B19:.I19])" table:style-name="ce30">
            <text:p>-0.13</text:p>
          </table:table-cell>
          <table:table-cell table:style-name="ce4"/>
          <table:table-cell office:value-type="float" office:value="0" table:formula="of:=[.B19]*[.$K19]" table:style-name="ce22">
            <text:p>0.00</text:p>
          </table:table-cell>
          <table:table-cell office:value-type="float" office:value="-0.40451991747794525" table:formula="of:=[.C19]*[.$K19]" table:style-name="ce22">
            <text:p>-0.40</text:p>
          </table:table-cell>
          <table:table-cell office:value-type="float" office:value="0" table:formula="of:=[.D19]*[.$K19]" table:style-name="ce22">
            <text:p>0.00</text:p>
          </table:table-cell>
          <table:table-cell office:value-type="float" office:value="-0.13483997249264842" table:formula="of:=[.E19]*[.$K19]" table:style-name="ce22">
            <text:p>-0.13</text:p>
          </table:table-cell>
          <table:table-cell office:value-type="float" office:value="-0.67419986246324215" table:formula="of:=[.F19]*[.$K19]" table:style-name="ce22">
            <text:p>-0.67</text:p>
          </table:table-cell>
          <table:table-cell office:value-type="float" office:value="-0.40451991747794525" table:formula="of:=[.G19]*[.$K19]" table:style-name="ce22">
            <text:p>-0.40</text:p>
          </table:table-cell>
          <table:table-cell office:value-type="float" office:value="-0.13483997249264842" table:formula="of:=[.H19]*[.$K19]" table:style-name="ce22">
            <text:p>-0.13</text:p>
          </table:table-cell>
          <table:table-cell office:value-type="float" office:value="0" table:formula="of:=[.I19]*[.$K19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Robert</text:p>
          </table:table-cell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2" table:style-name="ce29"/>
          <table:table-cell office:value-type="float" office:value="4" table:style-name="ce29">
            <text:p>4</text:p>
          </table:table-cell>
          <table:table-cell table:style-name="ce29"/>
          <table:table-cell table:style-name="ce4"/>
          <table:table-cell office:value-type="float" office:value="-0.1889822365046136" table:formula="of:=CORREL([.$B$23:.$I$23];[.B20:.I20])" table:style-name="ce30">
            <text:p>-0.19</text:p>
          </table:table-cell>
          <table:table-cell table:style-name="ce4"/>
          <table:table-cell office:value-type="float" office:value="-0.3779644730092272" table:formula="of:=[.B20]*[.$K20]" table:style-name="ce22">
            <text:p>-0.38</text:p>
          </table:table-cell>
          <table:table-cell office:value-type="float" office:value="-0.7559289460184544" table:formula="of:=[.C20]*[.$K20]" table:style-name="ce22">
            <text:p>-0.76</text:p>
          </table:table-cell>
          <table:table-cell office:value-type="float" office:value="0" table:formula="of:=[.D20]*[.$K20]" table:style-name="ce22">
            <text:p>0.00</text:p>
          </table:table-cell>
          <table:table-cell office:value-type="float" office:value="-0.94491118252306805" table:formula="of:=[.E20]*[.$K20]" table:style-name="ce22">
            <text:p>-0.94</text:p>
          </table:table-cell>
          <table:table-cell office:value-type="float" office:value="0" table:formula="of:=[.F20]*[.$K20]" table:style-name="ce22">
            <text:p>0.00</text:p>
          </table:table-cell>
          <table:table-cell office:value-type="float" office:value="0" table:formula="of:=[.G20]*[.$K20]" table:style-name="ce22">
            <text:p>0.00</text:p>
          </table:table-cell>
          <table:table-cell office:value-type="float" office:value="-0.7559289460184544" table:formula="of:=[.H20]*[.$K20]" table:style-name="ce22">
            <text:p>-0.76</text:p>
          </table:table-cell>
          <table:table-cell office:value-type="float" office:value="0" table:formula="of:=[.I20]*[.$K20]" table:style-name="ce22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4">
            <text:p>Rosie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table:style-name="ce29"/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table:style-name="ce29"/>
          <table:table-cell table:style-name="ce4"/>
          <table:table-cell office:value-type="float" office:value="-0.73854894587599651" table:formula="of:=CORREL([.$B$23:.$I$23];[.B21:.I21])" table:style-name="ce30">
            <text:p>-0.74</text:p>
          </table:table-cell>
          <table:table-cell table:style-name="ce4"/>
          <table:table-cell office:value-type="float" office:value="-1.477097891751993" table:formula="of:=[.B21]*[.$K21]" table:style-name="ce22">
            <text:p>-1.48</text:p>
          </table:table-cell>
          <table:table-cell office:value-type="float" office:value="-0.73854894587599651" table:formula="of:=[.C21]*[.$K21]" table:style-name="ce22">
            <text:p>-0.74</text:p>
          </table:table-cell>
          <table:table-cell office:value-type="float" office:value="-3.6927447293799824" table:formula="of:=[.D21]*[.$K21]" table:style-name="ce22">
            <text:p>-3.69</text:p>
          </table:table-cell>
          <table:table-cell office:value-type="float" office:value="-2.2156468376279896" table:formula="of:=[.E21]*[.$K21]" table:style-name="ce22">
            <text:p>-2.22</text:p>
          </table:table-cell>
          <table:table-cell office:value-type="float" office:value="0" table:formula="of:=[.F21]*[.$K21]" table:style-name="ce22">
            <text:p>0.00</text:p>
          </table:table-cell>
          <table:table-cell office:value-type="float" office:value="-1.477097891751993" table:formula="of:=[.G21]*[.$K21]" table:style-name="ce22">
            <text:p>-1.48</text:p>
          </table:table-cell>
          <table:table-cell office:value-type="float" office:value="-2.954195783503986" table:formula="of:=[.H21]*[.$K21]" table:style-name="ce22">
            <text:p>-2.95</text:p>
          </table:table-cell>
          <table:table-cell office:value-type="float" office:value="0" table:formula="of:=[.I21]*[.$K21]" table:style-name="ce22">
            <text:p>0.0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Focal User 2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number-columns-repeated="6" table:style-name="ce4"/>
          <table:table-cell table:style-name="ce4">
            <draw:frame draw:z-index="1" draw:id="id3" draw:style-name="a3" draw:name="Picture 3" svg:x="0in" svg:y="0.10417in" svg:width="1.72917in" svg:height="0.2708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68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8" table:style-name="ce9"/>
          <table:table-cell table:style-name="ce4"/>
          <table:table-cell office:value-type="string" table:style-name="ce4">
            <text:p>K=3</text:p>
          </table:table-cell>
          <table:table-cell table:style-name="ce4"/>
          <table:table-cell office:value-type="float" office:value="1.7810706122033859" table:formula="of:=SUMIF([.B2:.B4];&quot;&lt;&gt;&quot;;[.$K$2:.$K$4])" table:style-name="ce22">
            <text:p>1.78</text:p>
          </table:table-cell>
          <table:table-cell office:value-type="float" office:value="2" table:formula="of:=SUMIF([.C2:.C4];&quot;&lt;&gt;&quot;;[.$K$2:.$K$4])" table:style-name="ce22">
            <text:p>2.00</text:p>
          </table:table-cell>
          <table:table-cell office:value-type="float" office:value="2.7810706122033859" table:formula="of:=SUMIF([.D2:.D4];&quot;&lt;&gt;&quot;;[.$K$2:.$K$4])" table:style-name="ce22">
            <text:p>2.78</text:p>
          </table:table-cell>
          <table:table-cell office:value-type="float" office:value="1.7810706122033859" table:formula="of:=SUMIF([.E2:.E4];&quot;&lt;&gt;&quot;;[.$K$2:.$K$4])" table:style-name="ce22">
            <text:p>1.78</text:p>
          </table:table-cell>
          <table:table-cell office:value-type="float" office:value="2.7810706122033859" table:formula="of:=SUMIF([.F2:.F4];&quot;&lt;&gt;&quot;;[.$K$2:.$K$4])" table:style-name="ce22">
            <text:p>2.78</text:p>
          </table:table-cell>
          <table:table-cell office:value-type="float" office:value="1.7810706122033859" table:formula="of:=SUMIF([.G2:.G4];&quot;&lt;&gt;&quot;;[.$K$2:.$K$4])" table:style-name="ce22">
            <text:p>1.78</text:p>
          </table:table-cell>
          <table:table-cell office:value-type="float" office:value="0.78107061220338581" table:formula="of:=SUMIF([.H2:.H4];&quot;&lt;&gt;&quot;;[.$K$2:.$K$4])" table:style-name="ce22">
            <text:p>0.78</text:p>
          </table:table-cell>
          <table:table-cell office:value-type="float" office:value="1.0000000000000002" table:formula="of:=SUMIF([.I2:.I4];&quot;&lt;&gt;&quot;;[.$K$2:.$K$4])" table:style-name="ce22">
            <text:p>1.00</text:p>
          </table:table-cell>
          <table:table-cell table:number-columns-repeated="16364"/>
        </table:table-row>
        <table:table-row table:style-name="ro1">
          <table:table-cell table:style-name="ce1"/>
          <table:table-cell table:number-columns-repeated="8" table:style-name="ce2"/>
          <table:table-cell table:style-name="ce4"/>
          <table:table-cell office:value-type="string" table:style-name="ce4">
            <text:p>K=5</text:p>
          </table:table-cell>
          <table:table-cell table:style-name="ce4"/>
          <table:table-cell office:value-type="float" office:value="3.1144039455367194" table:formula="of:=SUMIF([.B2:.B6];&quot;&lt;&gt;&quot;;[.$K$2:.$K$6])" table:style-name="ce22">
            <text:p>3.11</text:p>
          </table:table-cell>
          <table:table-cell office:value-type="float" office:value="2.666666666666667" table:formula="of:=SUMIF([.C2:.C6];&quot;&lt;&gt;&quot;;[.$K$2:.$K$6])" table:style-name="ce22">
            <text:p>2.67</text:p>
          </table:table-cell>
          <table:table-cell office:value-type="float" office:value="3.4477372788700524" table:formula="of:=SUMIF([.D2:.D6];&quot;&lt;&gt;&quot;;[.$K$2:.$K$6])" table:style-name="ce22">
            <text:p>3.45</text:p>
          </table:table-cell>
          <table:table-cell office:value-type="float" office:value="3.1144039455367194" table:formula="of:=SUMIF([.E2:.E6];&quot;&lt;&gt;&quot;;[.$K$2:.$K$6])" table:style-name="ce22">
            <text:p>3.11</text:p>
          </table:table-cell>
          <table:table-cell office:value-type="float" office:value="2.7810706122033859" table:formula="of:=SUMIF([.F2:.F6];&quot;&lt;&gt;&quot;;[.$K$2:.$K$6])" table:style-name="ce22">
            <text:p>2.78</text:p>
          </table:table-cell>
          <table:table-cell office:value-type="float" office:value="3.1144039455367194" table:formula="of:=SUMIF([.G2:.G6];&quot;&lt;&gt;&quot;;[.$K$2:.$K$6])" table:style-name="ce22">
            <text:p>3.11</text:p>
          </table:table-cell>
          <table:table-cell office:value-type="float" office:value="2.1144039455367194" table:formula="of:=SUMIF([.H2:.H6];&quot;&lt;&gt;&quot;;[.$K$2:.$K$6])" table:style-name="ce22">
            <text:p>2.11</text:p>
          </table:table-cell>
          <table:table-cell office:value-type="float" office:value="1.0000000000000002" table:formula="of:=SUMIF([.I2:.I6];&quot;&lt;&gt;&quot;;[.$K$2:.$K$6])" table:style-name="ce22">
            <text:p>1.00</text:p>
          </table:table-cell>
          <table:table-cell table:number-columns-repeated="16364"/>
        </table:table-row>
        <table:table-row table:style-name="ro1">
          <table:table-cell table:style-name="ce1"/>
          <table:table-cell table:number-columns-repeated="8" table:style-name="ce2"/>
          <table:table-cell table:number-columns-repeated="6" table:style-name="ce4"/>
          <table:table-cell table:style-name="ce4">
            <draw:frame draw:z-index="2" draw:id="id4" draw:style-name="a4" draw:name="Picture 4" svg:x="0in" svg:y="0.16667in" svg:width="1.60417in" svg:height="0.44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68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8" table:style-name="ce2"/>
          <table:table-cell table:style-name="ce4"/>
          <table:table-cell office:value-type="string" table:style-name="ce4">
            <text:p>K=3</text:p>
          </table:table-cell>
          <table:table-cell table:style-name="ce4"/>
          <table:table-cell office:value-type="float" office:value="3.8770798943643379" table:formula="of:=[.M32]/[.M25]" table:style-name="ce22">
            <text:p>3.88</text:p>
          </table:table-cell>
          <table:table-cell office:value-type="float" office:value="2.5" table:formula="of:=[.N32]/[.N25]" table:style-name="ce22">
            <text:p>2.50</text:p>
          </table:table-cell>
          <table:table-cell office:value-type="float" office:value="4.3595737539392143" table:formula="of:=[.O32]/[.O25]" table:style-name="ce22">
            <text:p>4.36</text:p>
          </table:table-cell>
          <table:table-cell office:value-type="float" office:value="4.5614600528178313" table:formula="of:=[.P32]/[.P25]" table:style-name="ce22">
            <text:p>4.56</text:p>
          </table:table-cell>
          <table:table-cell office:value-type="float" office:value="1.3595737539392143" table:formula="of:=[.Q32]/[.Q25]" table:style-name="ce22">
            <text:p>1.36</text:p>
          </table:table-cell>
          <table:table-cell office:value-type="float" office:value="3.8770798943643374" table:formula="of:=[.R32]/[.R25]" table:style-name="ce22">
            <text:p>3.88</text:p>
          </table:table-cell>
          <table:table-cell office:value-type="float" office:value="2" table:formula="of:=[.S32]/[.S25]" table:style-name="ce22">
            <text:p>2.00</text:p>
          </table:table-cell>
          <table:table-cell office:value-type="float" office:value="2" table:formula="of:=[.T32]/[.T25]" table:style-name="ce22">
            <text:p>2.00</text:p>
          </table:table-cell>
          <table:table-cell table:number-columns-repeated="16364"/>
        </table:table-row>
        <table:table-row table:style-name="ro1">
          <table:table-cell table:style-name="ce1"/>
          <table:table-cell table:number-columns-repeated="8" table:style-name="ce2"/>
          <table:table-cell table:style-name="ce4"/>
          <table:table-cell office:value-type="string" table:style-name="ce4">
            <text:p>K=5</text:p>
          </table:table-cell>
          <table:table-cell table:style-name="ce4"/>
          <table:table-cell office:value-type="float" office:value="3.2875267863128093" table:formula="of:=[.M33]/[.M26]" table:style-name="ce22">
            <text:p>3.29</text:p>
          </table:table-cell>
          <table:table-cell office:value-type="float" office:value="2.875" table:formula="of:=[.N33]/[.N26]" table:style-name="ce22">
            <text:p>2.88</text:p>
          </table:table-cell>
          <table:table-cell office:value-type="float" office:value="4.0966817673075653" table:formula="of:=[.O33]/[.O26]" table:style-name="ce22">
            <text:p>4.10</text:p>
          </table:table-cell>
          <table:table-cell office:value-type="float" office:value="4.5351478792772468" table:formula="of:=[.P33]/[.P26]" table:style-name="ce22">
            <text:p>4.54</text:p>
          </table:table-cell>
          <table:table-cell office:value-type="float" office:value="1.3595737539392143" table:formula="of:=[.Q33]/[.Q26]" table:style-name="ce22">
            <text:p>1.36</text:p>
          </table:table-cell>
          <table:table-cell office:value-type="float" office:value="2.8594084828910109" table:formula="of:=[.R33]/[.R26]" table:style-name="ce22">
            <text:p>2.86</text:p>
          </table:table-cell>
          <table:table-cell office:value-type="float" office:value="1.6847023161898989" table:formula="of:=[.S33]/[.S26]" table:style-name="ce22">
            <text:p>1.68</text:p>
          </table:table-cell>
          <table:table-cell office:value-type="float" office:value="2" table:formula="of:=[.T33]/[.T26]" table:style-name="ce22">
            <text:p>2.00</text:p>
          </table:table-cell>
          <table:table-cell table:number-columns-repeated="16364"/>
        </table:table-row>
        <table:table-row table:style-name="ro1">
          <table:table-cell table:style-name="ce1"/>
          <table:table-cell table:number-columns-repeated="8" table:style-name="ce2"/>
          <table:table-cell table:number-columns-repeated="3" table:style-name="ce4"/>
          <table:table-cell office:value-type="float" office:value="6.90535306101693" table:formula="of:=SUM([.M2:.M4])" table:style-name="ce11">
            <text:p>6.91</text:p>
          </table:table-cell>
          <table:table-cell office:value-type="float" office:value="5" table:formula="of:=SUM([.N2:.N4])" table:style-name="ce11">
            <text:p>5.00</text:p>
          </table:table-cell>
          <table:table-cell office:value-type="float" office:value="12.124282448813544" table:formula="of:=SUM([.O2:.O4])" table:style-name="ce11">
            <text:p>12.12</text:p>
          </table:table-cell>
          <table:table-cell office:value-type="float" office:value="8.1242824488135437" table:formula="of:=SUM([.P2:.P4])" table:style-name="ce11">
            <text:p>8.12</text:p>
          </table:table-cell>
          <table:table-cell office:value-type="float" office:value="3.7810706122033864" table:formula="of:=SUM([.Q2:.Q4])" table:style-name="ce11">
            <text:p>3.78</text:p>
          </table:table-cell>
          <table:table-cell office:value-type="float" office:value="6.9053530610169291" table:formula="of:=SUM([.R2:.R4])" table:style-name="ce11">
            <text:p>6.91</text:p>
          </table:table-cell>
          <table:table-cell office:value-type="float" office:value="1.5621412244067716" table:formula="of:=SUM([.S2:.S4])" table:style-name="ce11">
            <text:p>1.56</text:p>
          </table:table-cell>
          <table:table-cell office:value-type="float" office:value="2.0000000000000004" table:formula="of:=SUM([.T2:.T4])" table:style-name="ce11">
            <text:p>2.00</text:p>
          </table:table-cell>
          <table:table-cell table:number-columns-repeated="16364"/>
        </table:table-row>
        <table:table-row table:style-name="ro1">
          <table:table-cell table:number-columns-repeated="12"/>
          <table:table-cell office:value-type="float" office:value="10.238686394350264" table:formula="of:=SUM([.M2:.M6])" table:style-name="ce11">
            <text:p>10.24</text:p>
          </table:table-cell>
          <table:table-cell office:value-type="float" office:value="7.666666666666667" table:formula="of:=SUM([.N2:.N6])" table:style-name="ce11">
            <text:p>7.67</text:p>
          </table:table-cell>
          <table:table-cell office:value-type="float" office:value="14.124282448813544" table:formula="of:=SUM([.O2:.O6])" table:style-name="ce11">
            <text:p>14.12</text:p>
          </table:table-cell>
          <table:table-cell office:value-type="float" office:value="14.124282448813544" table:formula="of:=SUM([.P2:.P6])" table:style-name="ce11">
            <text:p>14.12</text:p>
          </table:table-cell>
          <table:table-cell office:value-type="float" office:value="3.7810706122033864" table:formula="of:=SUM([.Q2:.Q6])" table:style-name="ce11">
            <text:p>3.78</text:p>
          </table:table-cell>
          <table:table-cell office:value-type="float" office:value="8.90535306101693" table:formula="of:=SUM([.R2:.R6])" table:style-name="ce11">
            <text:p>8.91</text:p>
          </table:table-cell>
          <table:table-cell office:value-type="float" office:value="3.5621412244067718" table:formula="of:=SUM([.S2:.S6])" table:style-name="ce11">
            <text:p>3.56</text:p>
          </table:table-cell>
          <table:table-cell office:value-type="float" office:value="2.0000000000000004" table:formula="of:=SUM([.T2:.T6])" table:style-name="ce11">
            <text:p>2.00</text:p>
          </table:table-cell>
          <table:table-cell table:number-columns-repeated="16364"/>
        </table:table-row>
        <table:table-row table:number-rows-repeated="1048543" table:style-name="ro1">
          <table:table-cell table:number-columns-repeated="16384"/>
        </table:table-row>
      </table:table>
      <table:table table:name="Assessment_-_kNN" table:style-name="ta2">
        <table:table-column table:style-name="co6" table:default-cell-style-name="ce4"/>
        <table:table-column table:style-name="co20" table:default-cell-style-name="ce4"/>
        <table:table-column table:style-name="co9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4" table:default-cell-style-name="ce4"/>
        <table:table-column table:style-name="co27" table:number-columns-repeated="2" table:default-cell-style-name="ce4"/>
        <table:table-column table:style-name="co9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4" table:default-cell-style-name="ce4"/>
        <table:table-column table:style-name="co6" table:number-columns-repeated="16364" table:default-cell-style-name="ce4"/>
        <table:table-row table:style-name="ro1">
          <table:table-cell table:number-columns-repeated="16384"/>
        </table:table-row>
        <table:table-row table:style-name="ro4">
          <table:table-cell/>
          <table:table-cell table:style-name="ce4"/>
          <table:table-cell office:value-type="string" table:number-columns-spanned="8" table:number-rows-spanned="1" table:style-name="ce31">
            <text:p>Focal User 1</text:p>
          </table:table-cell>
          <table:covered-table-cell table:number-columns-repeated="7"/>
          <table:table-cell table:number-columns-repeated="2" table:style-name="ce10"/>
          <table:table-cell office:value-type="string" table:number-columns-spanned="8" table:number-rows-spanned="1" table:style-name="ce31">
            <text:p>Focal User 2</text:p>
          </table:table-cell>
          <table:covered-table-cell table:number-columns-repeated="7"/>
          <table:table-cell table:number-columns-repeated="16364"/>
        </table:table-row>
        <table:table-row table:style-name="ro4">
          <table:table-cell/>
          <table:table-cell table:style-name="ce4"/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number-columns-repeated="2" table:style-name="ce4"/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number-columns-repeated="16364"/>
        </table:table-row>
        <table:table-row table:style-name="ro4">
          <table:table-cell/>
          <table:table-cell table:number-columns-repeated="16383" table:style-name="ce4"/>
        </table:table-row>
        <table:table-row table:style-name="ro4">
          <table:table-cell/>
          <table:table-cell office:value-type="string" table:style-name="ce10">
            <text:p>Actual Ratings: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table:style-name="ce17"/>
          <table:table-cell table:number-columns-repeated="2" table:style-name="ce4"/>
          <table:table-cell office:value-type="float" office:value="5" table:style-name="ce17">
            <text:p>5</text:p>
          </table:table-cell>
          <table:table-cell table:number-columns-repeated="2" table:style-name="ce17"/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number-columns-repeated="16364"/>
        </table:table-row>
        <table:table-row table:style-name="ro4">
          <table:table-cell/>
          <table:table-cell table:number-columns-repeated="16383" table:style-name="ce4"/>
        </table:table-row>
        <table:table-row table:style-name="ro4">
          <table:table-cell/>
          <table:table-cell office:value-type="string" table:style-name="ce10">
            <text:p>Predictions:</text:p>
          </table:table-cell>
          <table:table-cell table:number-columns-repeated="16382" table:style-name="ce4"/>
        </table:table-row>
        <table:table-row table:style-name="ro5">
          <table:table-cell/>
          <table:table-cell office:value-type="string" table:style-name="ce4">
            <text:p>Average</text:p>
          </table:table-cell>
          <table:table-cell office:value-type="float" office:value="2.3333333333333335" table:style-name="ce22">
            <text:p>2.33</text:p>
          </table:table-cell>
          <table:table-cell office:value-type="float" office:value="2.4166666666666665" table:style-name="ce22">
            <text:p>2.42</text:p>
          </table:table-cell>
          <table:table-cell office:value-type="float" office:value="3.8571428571428572" table:style-name="ce22">
            <text:p>3.86</text:p>
          </table:table-cell>
          <table:table-cell office:value-type="float" office:value="3.7647058823529411" table:style-name="ce22">
            <text:p>3.76</text:p>
          </table:table-cell>
          <table:table-cell office:value-type="float" office:value="2.8333333333333335" table:style-name="ce22">
            <text:p>2.83</text:p>
          </table:table-cell>
          <table:table-cell office:value-type="float" office:value="2.25" table:style-name="ce22">
            <text:p>2.25</text:p>
          </table:table-cell>
          <table:table-cell office:value-type="float" office:value="2.7692307692307692" table:style-name="ce22">
            <text:p>2.77</text:p>
          </table:table-cell>
          <table:table-cell office:value-type="float" office:value="2.8181818181818183" table:style-name="ce22">
            <text:p>2.82</text:p>
          </table:table-cell>
          <table:table-cell table:number-columns-repeated="2" table:style-name="ce11"/>
          <table:table-cell office:value-type="float" office:value="2.3333333333333335" table:style-name="ce22">
            <text:p>2.33</text:p>
          </table:table-cell>
          <table:table-cell office:value-type="float" office:value="2.4166666666666665" table:style-name="ce22">
            <text:p>2.42</text:p>
          </table:table-cell>
          <table:table-cell office:value-type="float" office:value="3.8571428571428572" table:style-name="ce22">
            <text:p>3.86</text:p>
          </table:table-cell>
          <table:table-cell office:value-type="float" office:value="3.7647058823529411" table:style-name="ce22">
            <text:p>3.76</text:p>
          </table:table-cell>
          <table:table-cell office:value-type="float" office:value="2.8333333333333335" table:style-name="ce22">
            <text:p>2.83</text:p>
          </table:table-cell>
          <table:table-cell office:value-type="float" office:value="2.25" table:style-name="ce22">
            <text:p>2.25</text:p>
          </table:table-cell>
          <table:table-cell office:value-type="float" office:value="2.7692307692307692" table:style-name="ce22">
            <text:p>2.77</text:p>
          </table:table-cell>
          <table:table-cell office:value-type="float" office:value="2.8181818181818183" table:style-name="ce22">
            <text:p>2.82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K=3</text:p>
          </table:table-cell>
          <table:table-cell office:value-type="float" office:value="2.0233692493443671" table:style-name="ce22">
            <text:p>2.02</text:p>
          </table:table-cell>
          <table:table-cell office:value-type="float" office:value="1.5269096620027394" table:style-name="ce22">
            <text:p>1.53</text:p>
          </table:table-cell>
          <table:table-cell office:value-type="float" office:value="4.3190813332252302" table:style-name="ce22">
            <text:p>4.32</text:p>
          </table:table-cell>
          <table:table-cell office:value-type="float" office:value="4" table:style-name="ce22">
            <text:p>4.00</text:p>
          </table:table-cell>
          <table:table-cell office:value-type="float" office:value="1.3221360422131201" table:style-name="ce22">
            <text:p>1.32</text:p>
          </table:table-cell>
          <table:table-cell office:value-type="float" office:value="4.1435706340109357" table:style-name="ce22">
            <text:p>4.14</text:p>
          </table:table-cell>
          <table:table-cell office:value-type="float" office:value="1.9862377524769694" table:style-name="ce22">
            <text:p>1.99</text:p>
          </table:table-cell>
          <table:table-cell office:value-type="float" office:value="1.3221360422131201" table:style-name="ce22">
            <text:p>1.32</text:p>
          </table:table-cell>
          <table:table-cell table:number-columns-repeated="2" table:style-name="ce4"/>
          <table:table-cell office:value-type="float" office:value="3.8770798943643379" table:style-name="ce22">
            <text:p>3.88</text:p>
          </table:table-cell>
          <table:table-cell office:value-type="float" office:value="2.5" table:style-name="ce22">
            <text:p>2.50</text:p>
          </table:table-cell>
          <table:table-cell office:value-type="float" office:value="4.3595737539392143" table:style-name="ce22">
            <text:p>4.36</text:p>
          </table:table-cell>
          <table:table-cell office:value-type="float" office:value="4.5614600528178313" table:style-name="ce22">
            <text:p>4.56</text:p>
          </table:table-cell>
          <table:table-cell office:value-type="float" office:value="1.3595737539392143" table:style-name="ce22">
            <text:p>1.36</text:p>
          </table:table-cell>
          <table:table-cell office:value-type="float" office:value="3.8770798943643374" table:style-name="ce22">
            <text:p>3.88</text:p>
          </table:table-cell>
          <table:table-cell office:value-type="float" office:value="2" table:style-name="ce22">
            <text:p>2.00</text:p>
          </table:table-cell>
          <table:table-cell office:value-type="float" office:value="2" table:style-name="ce22">
            <text:p>2.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K=5</text:p>
          </table:table-cell>
          <table:table-cell office:value-type="float" office:value="1.6908640558188552" table:style-name="ce22">
            <text:p>1.69</text:p>
          </table:table-cell>
          <table:table-cell office:value-type="float" office:value="1.4051334115113099" table:style-name="ce22">
            <text:p>1.41</text:p>
          </table:table-cell>
          <table:table-cell office:value-type="float" office:value="4.3910582801093199" table:style-name="ce22">
            <text:p>4.39</text:p>
          </table:table-cell>
          <table:table-cell office:value-type="float" office:value="4" table:style-name="ce22">
            <text:p>4.00</text:p>
          </table:table-cell>
          <table:table-cell office:value-type="float" office:value="1.0101722323127924" table:style-name="ce22">
            <text:p>1.01</text:p>
          </table:table-cell>
          <table:table-cell office:value-type="float" office:value="1.7425247113243101" table:style-name="ce22">
            <text:p>1.74</text:p>
          </table:table-cell>
          <table:table-cell office:value-type="float" office:value="2.4586943544957132" table:style-name="ce22">
            <text:p>2.46</text:p>
          </table:table-cell>
          <table:table-cell office:value-type="float" office:value="1.0101722323127924" table:style-name="ce22">
            <text:p>1.01</text:p>
          </table:table-cell>
          <table:table-cell table:number-columns-repeated="2" table:style-name="ce4"/>
          <table:table-cell office:value-type="float" office:value="3.2875267863128093" table:style-name="ce22">
            <text:p>3.29</text:p>
          </table:table-cell>
          <table:table-cell office:value-type="float" office:value="2.875" table:style-name="ce22">
            <text:p>2.88</text:p>
          </table:table-cell>
          <table:table-cell office:value-type="float" office:value="4.0966817673075653" table:style-name="ce22">
            <text:p>4.10</text:p>
          </table:table-cell>
          <table:table-cell office:value-type="float" office:value="4.5351478792772468" table:style-name="ce22">
            <text:p>4.54</text:p>
          </table:table-cell>
          <table:table-cell office:value-type="float" office:value="1.3595737539392143" table:style-name="ce22">
            <text:p>1.36</text:p>
          </table:table-cell>
          <table:table-cell office:value-type="float" office:value="2.8594084828910109" table:style-name="ce22">
            <text:p>2.86</text:p>
          </table:table-cell>
          <table:table-cell office:value-type="float" office:value="1.6847023161898989" table:style-name="ce22">
            <text:p>1.68</text:p>
          </table:table-cell>
          <table:table-cell office:value-type="float" office:value="2" table:style-name="ce22">
            <text:p>2.0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Performance:</text:p>
          </table:table-cell>
          <table:table-cell table:number-columns-repeated="16382" table:style-name="ce4"/>
        </table:table-row>
        <table:table-row table:style-name="ro6">
          <table:table-cell/>
          <table:table-cell office:value-type="string" table:style-name="ce12">
            <text:p>Model: Average</text:p>
          </table:table-cell>
          <table:table-cell table:number-columns-repeated="16382" table:style-name="ce4"/>
        </table:table-row>
        <table:table-row table:style-name="ro1">
          <table:table-cell/>
          <table:table-cell office:value-type="string" table:style-name="ce4">
            <text:p>Error</text:p>
          </table:table-cell>
          <table:table-cell office:value-type="float" office:value="0.33333333333333348" table:formula="of:=IF([.C5]=&quot;&quot;;&quot;&quot;;[.C8]-[.C5])" table:style-name="ce22">
            <text:p>0.33</text:p>
          </table:table-cell>
          <table:table-cell office:value-type="float" office:value="1.4166666666666665" table:formula="of:=IF([.D5]=&quot;&quot;;&quot;&quot;;[.D8]-[.D5])" table:style-name="ce22">
            <text:p>1.42</text:p>
          </table:table-cell>
          <table:table-cell office:value-type="float" office:value="-1.1428571428571428" table:formula="of:=IF([.E5]=&quot;&quot;;&quot;&quot;;[.E8]-[.E5])" table:style-name="ce22">
            <text:p>-1.14</text:p>
          </table:table-cell>
          <table:table-cell office:value-type="float" office:value="0.76470588235294112" table:formula="of:=IF([.F5]=&quot;&quot;;&quot;&quot;;[.F8]-[.F5])" table:style-name="ce22">
            <text:p>0.76</text:p>
          </table:table-cell>
          <table:table-cell office:value-type="string" office:string-value="" table:formula="of:=IF([.G5]=&quot;&quot;;&quot;&quot;;[.G8]-[.G5])" table:style-name="ce22"/>
          <table:table-cell office:value-type="float" office:value="0.25" table:formula="of:=IF([.H5]=&quot;&quot;;&quot;&quot;;[.H8]-[.H5])" table:style-name="ce22">
            <text:p>0.25</text:p>
          </table:table-cell>
          <table:table-cell office:value-type="float" office:value="-1.2307692307692308" table:formula="of:=IF([.I5]=&quot;&quot;;&quot;&quot;;[.I8]-[.I5])" table:style-name="ce22">
            <text:p>-1.23</text:p>
          </table:table-cell>
          <table:table-cell office:value-type="string" office:string-value="" table:formula="of:=IF([.J5]=&quot;&quot;;&quot;&quot;;[.J8]-[.J5])" table:style-name="ce22"/>
          <table:table-cell table:number-columns-repeated="2" table:style-name="ce11"/>
          <table:table-cell office:value-type="float" office:value="-2.6666666666666665" table:formula="of:=IF([.M5]=&quot;&quot;;&quot;&quot;;[.M8]-[.M5])" table:style-name="ce22">
            <text:p>-2.67</text:p>
          </table:table-cell>
          <table:table-cell office:value-type="string" office:string-value="" table:formula="of:=IF([.N5]=&quot;&quot;;&quot;&quot;;[.N8]-[.N5])" table:style-name="ce22"/>
          <table:table-cell office:value-type="string" office:string-value="" table:formula="of:=IF([.O5]=&quot;&quot;;&quot;&quot;;[.O8]-[.O5])" table:style-name="ce22"/>
          <table:table-cell office:value-type="float" office:value="-1.2352941176470589" table:formula="of:=IF([.P5]=&quot;&quot;;&quot;&quot;;[.P8]-[.P5])" table:style-name="ce22">
            <text:p>-1.24</text:p>
          </table:table-cell>
          <table:table-cell office:value-type="float" office:value="-0.16666666666666652" table:formula="of:=IF([.Q5]=&quot;&quot;;&quot;&quot;;[.Q8]-[.Q5])" table:style-name="ce22">
            <text:p>-0.17</text:p>
          </table:table-cell>
          <table:table-cell office:value-type="float" office:value="-1.75" table:formula="of:=IF([.R5]=&quot;&quot;;&quot;&quot;;[.R8]-[.R5])" table:style-name="ce22">
            <text:p>-1.75</text:p>
          </table:table-cell>
          <table:table-cell office:value-type="float" office:value="0.76923076923076916" table:formula="of:=IF([.S5]=&quot;&quot;;&quot;&quot;;[.S8]-[.S5])" table:style-name="ce22">
            <text:p>0.77</text:p>
          </table:table-cell>
          <table:table-cell office:value-type="float" office:value="-0.18181818181818166" table:formula="of:=IF([.T5]=&quot;&quot;;&quot;&quot;;[.T8]-[.T5])" table:style-name="ce22">
            <text:p>-0.18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ABS(Error)</text:p>
          </table:table-cell>
          <table:table-cell office:value-type="float" office:value="0.33333333333333348" table:formula="of:=IF([.C14]=&quot;&quot;;&quot;&quot;;ABS([.C14]))" table:style-name="ce22">
            <text:p>0.33</text:p>
          </table:table-cell>
          <table:table-cell office:value-type="float" office:value="1.4166666666666665" table:formula="of:=IF([.D14]=&quot;&quot;;&quot;&quot;;ABS([.D14]))" table:style-name="ce22">
            <text:p>1.42</text:p>
          </table:table-cell>
          <table:table-cell office:value-type="float" office:value="1.1428571428571428" table:formula="of:=IF([.E14]=&quot;&quot;;&quot;&quot;;ABS([.E14]))" table:style-name="ce22">
            <text:p>1.14</text:p>
          </table:table-cell>
          <table:table-cell office:value-type="float" office:value="0.76470588235294112" table:formula="of:=IF([.F14]=&quot;&quot;;&quot;&quot;;ABS([.F14]))" table:style-name="ce22">
            <text:p>0.76</text:p>
          </table:table-cell>
          <table:table-cell office:value-type="string" office:string-value="" table:formula="of:=IF([.G14]=&quot;&quot;;&quot;&quot;;ABS([.G14]))" table:style-name="ce22"/>
          <table:table-cell office:value-type="float" office:value="0.25" table:formula="of:=IF([.H14]=&quot;&quot;;&quot;&quot;;ABS([.H14]))" table:style-name="ce22">
            <text:p>0.25</text:p>
          </table:table-cell>
          <table:table-cell office:value-type="float" office:value="1.2307692307692308" table:formula="of:=IF([.I14]=&quot;&quot;;&quot;&quot;;ABS([.I14]))" table:style-name="ce22">
            <text:p>1.23</text:p>
          </table:table-cell>
          <table:table-cell table:style-name="ce22"/>
          <table:table-cell table:number-columns-repeated="2" table:style-name="ce11"/>
          <table:table-cell office:value-type="float" office:value="2.6666666666666665" table:formula="of:=IF([.M14]=&quot;&quot;;&quot;&quot;;ABS([.M14]))" table:style-name="ce22">
            <text:p>2.67</text:p>
          </table:table-cell>
          <table:table-cell office:value-type="string" office:string-value="" table:formula="of:=IF([.N14]=&quot;&quot;;&quot;&quot;;ABS([.N14]))" table:style-name="ce22"/>
          <table:table-cell office:value-type="string" office:string-value="" table:formula="of:=IF([.O14]=&quot;&quot;;&quot;&quot;;ABS([.O14]))" table:style-name="ce22"/>
          <table:table-cell office:value-type="float" office:value="1.2352941176470589" table:formula="of:=IF([.P14]=&quot;&quot;;&quot;&quot;;ABS([.P14]))" table:style-name="ce22">
            <text:p>1.24</text:p>
          </table:table-cell>
          <table:table-cell office:value-type="float" office:value="0.16666666666666652" table:formula="of:=IF([.Q14]=&quot;&quot;;&quot;&quot;;ABS([.Q14]))" table:style-name="ce22">
            <text:p>0.17</text:p>
          </table:table-cell>
          <table:table-cell office:value-type="float" office:value="1.75" table:formula="of:=IF([.R14]=&quot;&quot;;&quot;&quot;;ABS([.R14]))" table:style-name="ce22">
            <text:p>1.75</text:p>
          </table:table-cell>
          <table:table-cell office:value-type="float" office:value="0.76923076923076916" table:formula="of:=IF([.S14]=&quot;&quot;;&quot;&quot;;ABS([.S14]))" table:style-name="ce22">
            <text:p>0.77</text:p>
          </table:table-cell>
          <table:table-cell office:value-type="float" office:value="0.18181818181818166" table:formula="of:=IF([.T14]=&quot;&quot;;&quot;&quot;;ABS([.T14]))" table:style-name="ce22">
            <text:p>0.18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APE</text:p>
          </table:table-cell>
          <table:table-cell office:value-type="float" office:value="0.16666666666666674" table:formula="of:=IF([.C5]=&quot;&quot;;&quot;&quot;;[.C15]/[.C5])" table:style-name="ce22">
            <text:p>0.17</text:p>
          </table:table-cell>
          <table:table-cell office:value-type="float" office:value="1.4166666666666665" table:formula="of:=IF([.D5]=&quot;&quot;;&quot;&quot;;[.D15]/[.D5])" table:style-name="ce22">
            <text:p>1.42</text:p>
          </table:table-cell>
          <table:table-cell office:value-type="float" office:value="0.22857142857142856" table:formula="of:=IF([.E5]=&quot;&quot;;&quot;&quot;;[.E15]/[.E5])" table:style-name="ce22">
            <text:p>0.23</text:p>
          </table:table-cell>
          <table:table-cell office:value-type="float" office:value="0.25490196078431371" table:formula="of:=IF([.F5]=&quot;&quot;;&quot;&quot;;[.F15]/[.F5])" table:style-name="ce22">
            <text:p>0.25</text:p>
          </table:table-cell>
          <table:table-cell office:value-type="string" office:string-value="" table:formula="of:=IF([.G5]=&quot;&quot;;&quot;&quot;;[.G15]/[.G5])" table:style-name="ce22"/>
          <table:table-cell office:value-type="float" office:value="0.125" table:formula="of:=IF([.H5]=&quot;&quot;;&quot;&quot;;[.H15]/[.H5])" table:style-name="ce22">
            <text:p>0.13</text:p>
          </table:table-cell>
          <table:table-cell office:value-type="float" office:value="0.30769230769230771" table:formula="of:=IF([.I5]=&quot;&quot;;&quot;&quot;;[.I15]/[.I5])" table:style-name="ce22">
            <text:p>0.31</text:p>
          </table:table-cell>
          <table:table-cell office:value-type="string" office:string-value="" table:formula="of:=IF([.J5]=&quot;&quot;;&quot;&quot;;[.J15]/[.J5])" table:style-name="ce22"/>
          <table:table-cell table:number-columns-repeated="2" table:style-name="ce11"/>
          <table:table-cell office:value-type="float" office:value="0.53333333333333333" table:formula="of:=IF([.M5]=&quot;&quot;;&quot;&quot;;[.M15]/[.M5])" table:style-name="ce22">
            <text:p>0.53</text:p>
          </table:table-cell>
          <table:table-cell office:value-type="string" office:string-value="" table:formula="of:=IF([.N5]=&quot;&quot;;&quot;&quot;;[.N15]/[.N5])" table:style-name="ce22"/>
          <table:table-cell office:value-type="string" office:string-value="" table:formula="of:=IF([.O5]=&quot;&quot;;&quot;&quot;;[.O15]/[.O5])" table:style-name="ce22"/>
          <table:table-cell office:value-type="float" office:value="0.24705882352941178" table:formula="of:=IF([.P5]=&quot;&quot;;&quot;&quot;;[.P15]/[.P5])" table:style-name="ce22">
            <text:p>0.25</text:p>
          </table:table-cell>
          <table:table-cell office:value-type="float" office:value="5.5555555555555504E-2" table:formula="of:=IF([.Q5]=&quot;&quot;;&quot;&quot;;[.Q15]/[.Q5])" table:style-name="ce22">
            <text:p>0.06</text:p>
          </table:table-cell>
          <table:table-cell office:value-type="float" office:value="0.4375" table:formula="of:=IF([.R5]=&quot;&quot;;&quot;&quot;;[.R15]/[.R5])" table:style-name="ce22">
            <text:p>0.44</text:p>
          </table:table-cell>
          <table:table-cell office:value-type="float" office:value="0.38461538461538458" table:formula="of:=IF([.S5]=&quot;&quot;;&quot;&quot;;[.S15]/[.S5])" table:style-name="ce22">
            <text:p>0.38</text:p>
          </table:table-cell>
          <table:table-cell office:value-type="float" office:value="6.0606060606060552E-2" table:formula="of:=IF([.T5]=&quot;&quot;;&quot;&quot;;[.T15]/[.T5])" table:style-name="ce22">
            <text:p>0.06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3">
            <text:p>MAPE</text:p>
          </table:table-cell>
          <table:table-cell office:value-type="percentage" office:value="0.35151401566842733" table:formula="of:=AVERAGE([.C16:.J16];[.M16:.T16])" table:style-name="ce26">
            <text:p>35%</text:p>
          </table:table-cell>
          <table:table-cell table:number-columns-repeated="16381" table:style-name="ce4"/>
        </table:table-row>
        <table:table-row table:style-name="ro1">
          <table:table-cell/>
          <table:table-cell table:number-columns-repeated="7" table:style-name="ce4"/>
          <table:table-cell table:style-name="ce11"/>
          <table:table-cell table:number-columns-repeated="16375" table:style-name="ce4"/>
        </table:table-row>
        <table:table-row table:style-name="ro7">
          <table:table-cell/>
          <table:table-cell office:value-type="string" table:style-name="ce12">
            <text:p>Model: K=3</text:p>
          </table:table-cell>
          <table:table-cell table:number-columns-repeated="16382" table:style-name="ce4"/>
        </table:table-row>
        <table:table-row table:style-name="ro1">
          <table:table-cell/>
          <table:table-cell office:value-type="string" table:style-name="ce4">
            <text:p>Error</text:p>
          </table:table-cell>
          <table:table-cell office:value-type="float" office:value="2.3369249344367127E-2" table:formula="of:=IF([.C5]=&quot;&quot;;&quot;&quot;;[.C9]-[.C5])" table:style-name="ce22">
            <text:p>0.02</text:p>
          </table:table-cell>
          <table:table-cell office:value-type="float" office:value="0.52690966200273937" table:formula="of:=IF([.D5]=&quot;&quot;;&quot;&quot;;[.D9]-[.D5])" table:style-name="ce22">
            <text:p>0.53</text:p>
          </table:table-cell>
          <table:table-cell office:value-type="float" office:value="-0.68091866677476975" table:formula="of:=IF([.E5]=&quot;&quot;;&quot;&quot;;[.E9]-[.E5])" table:style-name="ce22">
            <text:p>-0.68</text:p>
          </table:table-cell>
          <table:table-cell office:value-type="float" office:value="1" table:formula="of:=IF([.F5]=&quot;&quot;;&quot;&quot;;[.F9]-[.F5])" table:style-name="ce22">
            <text:p>1.00</text:p>
          </table:table-cell>
          <table:table-cell office:value-type="string" office:string-value="" table:formula="of:=IF([.G5]=&quot;&quot;;&quot;&quot;;[.G9]-[.G5])" table:style-name="ce22"/>
          <table:table-cell office:value-type="float" office:value="2.1435706340109357" table:formula="of:=IF([.H5]=&quot;&quot;;&quot;&quot;;[.H9]-[.H5])" table:style-name="ce22">
            <text:p>2.14</text:p>
          </table:table-cell>
          <table:table-cell office:value-type="float" office:value="-2.0137622475230303" table:formula="of:=IF([.I5]=&quot;&quot;;&quot;&quot;;[.I9]-[.I5])" table:style-name="ce22">
            <text:p>-2.01</text:p>
          </table:table-cell>
          <table:table-cell office:value-type="string" office:string-value="" table:formula="of:=IF([.J5]=&quot;&quot;;&quot;&quot;;[.J9]-[.J5])" table:style-name="ce22"/>
          <table:table-cell table:number-columns-repeated="2" table:style-name="ce11"/>
          <table:table-cell office:value-type="float" office:value="-1.1229201056356621" table:formula="of:=IF([.M5]=&quot;&quot;;&quot;&quot;;[.M9]-[.M5])" table:style-name="ce22">
            <text:p>-1.12</text:p>
          </table:table-cell>
          <table:table-cell office:value-type="string" office:string-value="" table:formula="of:=IF([.N5]=&quot;&quot;;&quot;&quot;;[.N9]-[.N5])" table:style-name="ce22"/>
          <table:table-cell office:value-type="string" office:string-value="" table:formula="of:=IF([.O5]=&quot;&quot;;&quot;&quot;;[.O9]-[.O5])" table:style-name="ce22"/>
          <table:table-cell office:value-type="float" office:value="-0.43853994718216871" table:formula="of:=IF([.P5]=&quot;&quot;;&quot;&quot;;[.P9]-[.P5])" table:style-name="ce22">
            <text:p>-0.44</text:p>
          </table:table-cell>
          <table:table-cell office:value-type="float" office:value="-1.6404262460607857" table:formula="of:=IF([.Q5]=&quot;&quot;;&quot;&quot;;[.Q9]-[.Q5])" table:style-name="ce22">
            <text:p>-1.64</text:p>
          </table:table-cell>
          <table:table-cell office:value-type="float" office:value="-0.12292010563566258" table:formula="of:=IF([.R5]=&quot;&quot;;&quot;&quot;;[.R9]-[.R5])" table:style-name="ce22">
            <text:p>-0.12</text:p>
          </table:table-cell>
          <table:table-cell office:value-type="float" office:value="0" table:formula="of:=IF([.S5]=&quot;&quot;;&quot;&quot;;[.S9]-[.S5])" table:style-name="ce22">
            <text:p>0.00</text:p>
          </table:table-cell>
          <table:table-cell office:value-type="float" office:value="-1" table:formula="of:=IF([.T5]=&quot;&quot;;&quot;&quot;;[.T9]-[.T5])" table:style-name="ce22">
            <text:p>-1.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ABS(Error)</text:p>
          </table:table-cell>
          <table:table-cell office:value-type="float" office:value="2.3369249344367127E-2" table:formula="of:=IF([.C20]=&quot;&quot;;&quot;&quot;;ABS([.C20]))" table:style-name="ce22">
            <text:p>0.02</text:p>
          </table:table-cell>
          <table:table-cell office:value-type="float" office:value="0.52690966200273937" table:formula="of:=IF([.D20]=&quot;&quot;;&quot;&quot;;ABS([.D20]))" table:style-name="ce22">
            <text:p>0.53</text:p>
          </table:table-cell>
          <table:table-cell office:value-type="float" office:value="0.68091866677476975" table:formula="of:=IF([.E20]=&quot;&quot;;&quot;&quot;;ABS([.E20]))" table:style-name="ce22">
            <text:p>0.68</text:p>
          </table:table-cell>
          <table:table-cell office:value-type="float" office:value="1" table:formula="of:=IF([.F20]=&quot;&quot;;&quot;&quot;;ABS([.F20]))" table:style-name="ce22">
            <text:p>1.00</text:p>
          </table:table-cell>
          <table:table-cell office:value-type="string" office:string-value="" table:formula="of:=IF([.G20]=&quot;&quot;;&quot;&quot;;ABS([.G20]))" table:style-name="ce22"/>
          <table:table-cell office:value-type="float" office:value="2.1435706340109357" table:formula="of:=IF([.H20]=&quot;&quot;;&quot;&quot;;ABS([.H20]))" table:style-name="ce22">
            <text:p>2.14</text:p>
          </table:table-cell>
          <table:table-cell office:value-type="float" office:value="2.0137622475230303" table:formula="of:=IF([.I20]=&quot;&quot;;&quot;&quot;;ABS([.I20]))" table:style-name="ce22">
            <text:p>2.01</text:p>
          </table:table-cell>
          <table:table-cell office:value-type="string" office:string-value="" table:formula="of:=IF([.J20]=&quot;&quot;;&quot;&quot;;ABS([.J20]))" table:style-name="ce22"/>
          <table:table-cell table:number-columns-repeated="2" table:style-name="ce11"/>
          <table:table-cell office:value-type="float" office:value="1.1229201056356621" table:formula="of:=IF([.M20]=&quot;&quot;;&quot;&quot;;ABS([.M20]))" table:style-name="ce22">
            <text:p>1.12</text:p>
          </table:table-cell>
          <table:table-cell office:value-type="string" office:string-value="" table:formula="of:=IF([.N20]=&quot;&quot;;&quot;&quot;;ABS([.N20]))" table:style-name="ce22"/>
          <table:table-cell office:value-type="string" office:string-value="" table:formula="of:=IF([.O20]=&quot;&quot;;&quot;&quot;;ABS([.O20]))" table:style-name="ce22"/>
          <table:table-cell office:value-type="float" office:value="0.43853994718216871" table:formula="of:=IF([.P20]=&quot;&quot;;&quot;&quot;;ABS([.P20]))" table:style-name="ce22">
            <text:p>0.44</text:p>
          </table:table-cell>
          <table:table-cell office:value-type="float" office:value="1.6404262460607857" table:formula="of:=IF([.Q20]=&quot;&quot;;&quot;&quot;;ABS([.Q20]))" table:style-name="ce22">
            <text:p>1.64</text:p>
          </table:table-cell>
          <table:table-cell office:value-type="float" office:value="0.12292010563566258" table:formula="of:=IF([.R20]=&quot;&quot;;&quot;&quot;;ABS([.R20]))" table:style-name="ce22">
            <text:p>0.12</text:p>
          </table:table-cell>
          <table:table-cell office:value-type="float" office:value="0" table:formula="of:=IF([.S20]=&quot;&quot;;&quot;&quot;;ABS([.S20]))" table:style-name="ce22">
            <text:p>0.00</text:p>
          </table:table-cell>
          <table:table-cell office:value-type="float" office:value="1" table:formula="of:=IF([.T20]=&quot;&quot;;&quot;&quot;;ABS([.T20]))" table:style-name="ce22">
            <text:p>1.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APE</text:p>
          </table:table-cell>
          <table:table-cell office:value-type="float" office:value="1.1684624672183563E-2" table:formula="of:=IF([.C5]=&quot;&quot;;&quot;&quot;;[.C21]/[.C5])" table:style-name="ce22">
            <text:p>0.01</text:p>
          </table:table-cell>
          <table:table-cell office:value-type="float" office:value="0.52690966200273937" table:formula="of:=IF([.D5]=&quot;&quot;;&quot;&quot;;[.D21]/[.D5])" table:style-name="ce22">
            <text:p>0.53</text:p>
          </table:table-cell>
          <table:table-cell office:value-type="float" office:value="0.13618373335495396" table:formula="of:=IF([.E5]=&quot;&quot;;&quot;&quot;;[.E21]/[.E5])" table:style-name="ce22">
            <text:p>0.14</text:p>
          </table:table-cell>
          <table:table-cell office:value-type="float" office:value="0.33333333333333331" table:formula="of:=IF([.F5]=&quot;&quot;;&quot;&quot;;[.F21]/[.F5])" table:style-name="ce22">
            <text:p>0.33</text:p>
          </table:table-cell>
          <table:table-cell office:value-type="string" office:string-value="" table:formula="of:=IF([.G5]=&quot;&quot;;&quot;&quot;;[.G21]/[.G5])" table:style-name="ce22"/>
          <table:table-cell office:value-type="float" office:value="1.0717853170054679" table:formula="of:=IF([.H5]=&quot;&quot;;&quot;&quot;;[.H21]/[.H5])" table:style-name="ce22">
            <text:p>1.07</text:p>
          </table:table-cell>
          <table:table-cell office:value-type="float" office:value="0.50344056188075759" table:formula="of:=IF([.I5]=&quot;&quot;;&quot;&quot;;[.I21]/[.I5])" table:style-name="ce22">
            <text:p>0.50</text:p>
          </table:table-cell>
          <table:table-cell office:value-type="string" office:string-value="" table:formula="of:=IF([.J5]=&quot;&quot;;&quot;&quot;;[.J21]/[.J5])" table:style-name="ce22"/>
          <table:table-cell table:number-columns-repeated="2" table:style-name="ce11"/>
          <table:table-cell office:value-type="float" office:value="0.22458402112713244" table:formula="of:=IF([.M5]=&quot;&quot;;&quot;&quot;;[.M21]/[.M5])" table:style-name="ce22">
            <text:p>0.22</text:p>
          </table:table-cell>
          <table:table-cell office:value-type="string" office:string-value="" table:formula="of:=IF([.N5]=&quot;&quot;;&quot;&quot;;[.N21]/[.N5])" table:style-name="ce22"/>
          <table:table-cell office:value-type="string" office:string-value="" table:formula="of:=IF([.O5]=&quot;&quot;;&quot;&quot;;[.O21]/[.O5])" table:style-name="ce22"/>
          <table:table-cell office:value-type="float" office:value="8.7707989436433736E-2" table:formula="of:=IF([.P5]=&quot;&quot;;&quot;&quot;;[.P21]/[.P5])" table:style-name="ce22">
            <text:p>0.09</text:p>
          </table:table-cell>
          <table:table-cell office:value-type="float" office:value="0.54680874868692853" table:formula="of:=IF([.Q5]=&quot;&quot;;&quot;&quot;;[.Q21]/[.Q5])" table:style-name="ce22">
            <text:p>0.55</text:p>
          </table:table-cell>
          <table:table-cell office:value-type="float" office:value="3.0730026408915645E-2" table:formula="of:=IF([.R5]=&quot;&quot;;&quot;&quot;;[.R21]/[.R5])" table:style-name="ce22">
            <text:p>0.03</text:p>
          </table:table-cell>
          <table:table-cell office:value-type="float" office:value="0" table:formula="of:=IF([.S5]=&quot;&quot;;&quot;&quot;;[.S21]/[.S5])" table:style-name="ce22">
            <text:p>0.00</text:p>
          </table:table-cell>
          <table:table-cell office:value-type="float" office:value="0.33333333333333331" table:formula="of:=IF([.T5]=&quot;&quot;;&quot;&quot;;[.T21]/[.T5])" table:style-name="ce22">
            <text:p>0.3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3">
            <text:p>MAPE</text:p>
          </table:table-cell>
          <table:table-cell office:value-type="percentage" office:value="0.31720844593684833" table:formula="of:=AVERAGE([.C22:.J22];[.M22:.T22])" table:style-name="ce26">
            <text:p>32%</text:p>
          </table:table-cell>
          <table:table-cell table:number-columns-repeated="15" table:style-name="ce11"/>
          <table:table-cell table:number-columns-repeated="16366" table:style-name="ce4"/>
        </table:table-row>
        <table:table-row table:style-name="ro1">
          <table:table-cell/>
          <table:table-cell table:style-name="ce4"/>
          <table:table-cell table:number-columns-repeated="16" table:style-name="ce11"/>
          <table:table-cell table:number-columns-repeated="16366" table:style-name="ce4"/>
        </table:table-row>
        <table:table-row table:style-name="ro7">
          <table:table-cell/>
          <table:table-cell office:value-type="string" table:style-name="ce12">
            <text:p>Model: K=5</text:p>
          </table:table-cell>
          <table:table-cell table:number-columns-repeated="16" table:style-name="ce11"/>
          <table:table-cell table:number-columns-repeated="16366" table:style-name="ce4"/>
        </table:table-row>
        <table:table-row table:style-name="ro1">
          <table:table-cell/>
          <table:table-cell office:value-type="string" table:style-name="ce4">
            <text:p>Error</text:p>
          </table:table-cell>
          <table:table-cell office:value-type="float" office:value="-0.30913594418114476" table:formula="of:=IF([.C5]=&quot;&quot;;&quot;&quot;;[.C10]-[.C5])" table:style-name="ce22">
            <text:p>-0.31</text:p>
          </table:table-cell>
          <table:table-cell office:value-type="float" office:value="0.40513341151130988" table:formula="of:=IF([.D5]=&quot;&quot;;&quot;&quot;;[.D10]-[.D5])" table:style-name="ce22">
            <text:p>0.41</text:p>
          </table:table-cell>
          <table:table-cell office:value-type="float" office:value="-0.60894171989068013" table:formula="of:=IF([.E5]=&quot;&quot;;&quot;&quot;;[.E10]-[.E5])" table:style-name="ce22">
            <text:p>-0.61</text:p>
          </table:table-cell>
          <table:table-cell office:value-type="float" office:value="1" table:formula="of:=IF([.F5]=&quot;&quot;;&quot;&quot;;[.F10]-[.F5])" table:style-name="ce22">
            <text:p>1.00</text:p>
          </table:table-cell>
          <table:table-cell office:value-type="string" office:string-value="" table:formula="of:=IF([.G5]=&quot;&quot;;&quot;&quot;;[.G10]-[.G5])" table:style-name="ce22"/>
          <table:table-cell office:value-type="float" office:value="-0.25747528867568992" table:formula="of:=IF([.H5]=&quot;&quot;;&quot;&quot;;[.H10]-[.H5])" table:style-name="ce22">
            <text:p>-0.26</text:p>
          </table:table-cell>
          <table:table-cell office:value-type="float" office:value="-1.5413056455042868" table:formula="of:=IF([.I5]=&quot;&quot;;&quot;&quot;;[.I10]-[.I5])" table:style-name="ce22">
            <text:p>-1.54</text:p>
          </table:table-cell>
          <table:table-cell office:value-type="string" office:string-value="" table:formula="of:=IF([.J5]=&quot;&quot;;&quot;&quot;;[.J10]-[.J5])" table:style-name="ce22"/>
          <table:table-cell table:number-columns-repeated="2" table:style-name="ce11"/>
          <table:table-cell office:value-type="float" office:value="-1.7124732136871907" table:formula="of:=IF([.M5]=&quot;&quot;;&quot;&quot;;[.M10]-[.M5])" table:style-name="ce22">
            <text:p>-1.71</text:p>
          </table:table-cell>
          <table:table-cell office:value-type="string" office:string-value="" table:formula="of:=IF([.N5]=&quot;&quot;;&quot;&quot;;[.N10]-[.N5])" table:style-name="ce22"/>
          <table:table-cell office:value-type="string" office:string-value="" table:formula="of:=IF([.O5]=&quot;&quot;;&quot;&quot;;[.O10]-[.O5])" table:style-name="ce22"/>
          <table:table-cell office:value-type="float" office:value="-0.46485212072275317" table:formula="of:=IF([.P5]=&quot;&quot;;&quot;&quot;;[.P10]-[.P5])" table:style-name="ce22">
            <text:p>-0.46</text:p>
          </table:table-cell>
          <table:table-cell office:value-type="float" office:value="-1.6404262460607857" table:formula="of:=IF([.Q5]=&quot;&quot;;&quot;&quot;;[.Q10]-[.Q5])" table:style-name="ce22">
            <text:p>-1.64</text:p>
          </table:table-cell>
          <table:table-cell office:value-type="float" office:value="-1.1405915171089891" table:formula="of:=IF([.R5]=&quot;&quot;;&quot;&quot;;[.R10]-[.R5])" table:style-name="ce22">
            <text:p>-1.14</text:p>
          </table:table-cell>
          <table:table-cell office:value-type="float" office:value="-0.31529768381010115" table:formula="of:=IF([.S5]=&quot;&quot;;&quot;&quot;;[.S10]-[.S5])" table:style-name="ce22">
            <text:p>-0.32</text:p>
          </table:table-cell>
          <table:table-cell office:value-type="float" office:value="-1" table:formula="of:=IF([.T5]=&quot;&quot;;&quot;&quot;;[.T10]-[.T5])" table:style-name="ce22">
            <text:p>-1.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ABS(Error)</text:p>
          </table:table-cell>
          <table:table-cell office:value-type="float" office:value="0.30913594418114476" table:formula="of:=IF([.C26]=&quot;&quot;;&quot;&quot;;ABS([.C26]))" table:style-name="ce22">
            <text:p>0.31</text:p>
          </table:table-cell>
          <table:table-cell office:value-type="float" office:value="0.40513341151130988" table:formula="of:=IF([.D26]=&quot;&quot;;&quot;&quot;;ABS([.D26]))" table:style-name="ce22">
            <text:p>0.41</text:p>
          </table:table-cell>
          <table:table-cell office:value-type="float" office:value="0.60894171989068013" table:formula="of:=IF([.E26]=&quot;&quot;;&quot;&quot;;ABS([.E26]))" table:style-name="ce22">
            <text:p>0.61</text:p>
          </table:table-cell>
          <table:table-cell office:value-type="float" office:value="1" table:formula="of:=IF([.F26]=&quot;&quot;;&quot;&quot;;ABS([.F26]))" table:style-name="ce22">
            <text:p>1.00</text:p>
          </table:table-cell>
          <table:table-cell office:value-type="string" office:string-value="" table:formula="of:=IF([.G26]=&quot;&quot;;&quot;&quot;;ABS([.G26]))" table:style-name="ce22"/>
          <table:table-cell office:value-type="float" office:value="0.25747528867568992" table:formula="of:=IF([.H26]=&quot;&quot;;&quot;&quot;;ABS([.H26]))" table:style-name="ce22">
            <text:p>0.26</text:p>
          </table:table-cell>
          <table:table-cell office:value-type="float" office:value="1.5413056455042868" table:formula="of:=IF([.I26]=&quot;&quot;;&quot;&quot;;ABS([.I26]))" table:style-name="ce22">
            <text:p>1.54</text:p>
          </table:table-cell>
          <table:table-cell office:value-type="string" office:string-value="" table:formula="of:=IF([.J26]=&quot;&quot;;&quot;&quot;;ABS([.J26]))" table:style-name="ce22"/>
          <table:table-cell table:number-columns-repeated="2" table:style-name="ce11"/>
          <table:table-cell office:value-type="float" office:value="1.7124732136871907" table:formula="of:=IF([.M26]=&quot;&quot;;&quot;&quot;;ABS([.M26]))" table:style-name="ce22">
            <text:p>1.71</text:p>
          </table:table-cell>
          <table:table-cell office:value-type="string" office:string-value="" table:formula="of:=IF([.N26]=&quot;&quot;;&quot;&quot;;ABS([.N26]))" table:style-name="ce22"/>
          <table:table-cell office:value-type="string" office:string-value="" table:formula="of:=IF([.O26]=&quot;&quot;;&quot;&quot;;ABS([.O26]))" table:style-name="ce22"/>
          <table:table-cell office:value-type="float" office:value="0.46485212072275317" table:formula="of:=IF([.P26]=&quot;&quot;;&quot;&quot;;ABS([.P26]))" table:style-name="ce22">
            <text:p>0.46</text:p>
          </table:table-cell>
          <table:table-cell office:value-type="float" office:value="1.6404262460607857" table:formula="of:=IF([.Q26]=&quot;&quot;;&quot;&quot;;ABS([.Q26]))" table:style-name="ce22">
            <text:p>1.64</text:p>
          </table:table-cell>
          <table:table-cell office:value-type="float" office:value="1.1405915171089891" table:formula="of:=IF([.R26]=&quot;&quot;;&quot;&quot;;ABS([.R26]))" table:style-name="ce22">
            <text:p>1.14</text:p>
          </table:table-cell>
          <table:table-cell office:value-type="float" office:value="0.31529768381010115" table:formula="of:=IF([.S26]=&quot;&quot;;&quot;&quot;;ABS([.S26]))" table:style-name="ce22">
            <text:p>0.32</text:p>
          </table:table-cell>
          <table:table-cell office:value-type="float" office:value="1" table:formula="of:=IF([.T26]=&quot;&quot;;&quot;&quot;;ABS([.T26]))" table:style-name="ce22">
            <text:p>1.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APE</text:p>
          </table:table-cell>
          <table:table-cell office:value-type="float" office:value="0.15456797209057238" table:formula="of:=IF([.C5]=&quot;&quot;;&quot;&quot;;[.C27]/[.C5])" table:style-name="ce22">
            <text:p>0.15</text:p>
          </table:table-cell>
          <table:table-cell office:value-type="float" office:value="0.40513341151130988" table:formula="of:=IF([.D5]=&quot;&quot;;&quot;&quot;;[.D27]/[.D5])" table:style-name="ce22">
            <text:p>0.41</text:p>
          </table:table-cell>
          <table:table-cell office:value-type="float" office:value="0.12178834397813602" table:formula="of:=IF([.E5]=&quot;&quot;;&quot;&quot;;[.E27]/[.E5])" table:style-name="ce22">
            <text:p>0.12</text:p>
          </table:table-cell>
          <table:table-cell office:value-type="float" office:value="0.33333333333333331" table:formula="of:=IF([.F5]=&quot;&quot;;&quot;&quot;;[.F27]/[.F5])" table:style-name="ce22">
            <text:p>0.33</text:p>
          </table:table-cell>
          <table:table-cell office:value-type="string" office:string-value="" table:formula="of:=IF([.G5]=&quot;&quot;;&quot;&quot;;[.G27]/[.G5])" table:style-name="ce22"/>
          <table:table-cell office:value-type="float" office:value="0.12873764433784496" table:formula="of:=IF([.H5]=&quot;&quot;;&quot;&quot;;[.H27]/[.H5])" table:style-name="ce22">
            <text:p>0.13</text:p>
          </table:table-cell>
          <table:table-cell office:value-type="float" office:value="0.38532641137607171" table:formula="of:=IF([.I5]=&quot;&quot;;&quot;&quot;;[.I27]/[.I5])" table:style-name="ce22">
            <text:p>0.39</text:p>
          </table:table-cell>
          <table:table-cell office:value-type="string" office:string-value="" table:formula="of:=IF([.J5]=&quot;&quot;;&quot;&quot;;[.J27]/[.J5])" table:style-name="ce22"/>
          <table:table-cell table:number-columns-repeated="2" table:style-name="ce14"/>
          <table:table-cell office:value-type="float" office:value="0.34249464273743813" table:formula="of:=IF([.M5]=&quot;&quot;;&quot;&quot;;[.M27]/[.M5])" table:style-name="ce22">
            <text:p>0.34</text:p>
          </table:table-cell>
          <table:table-cell office:value-type="string" office:string-value="" table:formula="of:=IF([.N5]=&quot;&quot;;&quot;&quot;;[.N27]/[.N5])" table:style-name="ce22"/>
          <table:table-cell office:value-type="string" office:string-value="" table:formula="of:=IF([.O5]=&quot;&quot;;&quot;&quot;;[.O27]/[.O5])" table:style-name="ce22"/>
          <table:table-cell office:value-type="float" office:value="9.2970424144550631E-2" table:formula="of:=IF([.P5]=&quot;&quot;;&quot;&quot;;[.P27]/[.P5])" table:style-name="ce22">
            <text:p>0.09</text:p>
          </table:table-cell>
          <table:table-cell office:value-type="float" office:value="0.54680874868692853" table:formula="of:=IF([.Q5]=&quot;&quot;;&quot;&quot;;[.Q27]/[.Q5])" table:style-name="ce22">
            <text:p>0.55</text:p>
          </table:table-cell>
          <table:table-cell office:value-type="float" office:value="0.28514787927724727" table:formula="of:=IF([.R5]=&quot;&quot;;&quot;&quot;;[.R27]/[.R5])" table:style-name="ce22">
            <text:p>0.29</text:p>
          </table:table-cell>
          <table:table-cell office:value-type="float" office:value="0.15764884190505057" table:formula="of:=IF([.S5]=&quot;&quot;;&quot;&quot;;[.S27]/[.S5])" table:style-name="ce22">
            <text:p>0.16</text:p>
          </table:table-cell>
          <table:table-cell office:value-type="float" office:value="0.33333333333333331" table:formula="of:=IF([.T5]=&quot;&quot;;&quot;&quot;;[.T27]/[.T5])" table:style-name="ce22">
            <text:p>0.3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3">
            <text:p>MAPE</text:p>
          </table:table-cell>
          <table:table-cell office:value-type="percentage" office:value="0.27394091555931804" table:formula="of:=AVERAGE([.C28:.J28];[.M28:.T28])" table:style-name="ce26">
            <text:p>27%</text:p>
          </table:table-cell>
          <table:table-cell table:number-columns-repeated="15" table:style-name="ce11"/>
          <table:table-cell table:number-columns-repeated="16366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Summarize of the key findings (kNN):</text:p>
          </table:table-cell>
          <table:table-cell table:number-columns-repeated="16382" table:style-name="ce4"/>
        </table:table-row>
        <table:table-row table:style-name="ro1">
          <table:table-cell/>
          <table:table-cell office:value-type="string" table:number-columns-spanned="19" table:number-rows-spanned="6" table:style-name="ce34">
            <text:p>Among the three models, K=5 achieved the lowest combined MAPE and performed best overall. Compared with the average-rating benchmark, both k-NN models produced more accurate predictions. K=5 worked especially well for Rosie, while K=3 performed slightly better for Thomas, but K=5 was the best overall choice across both focal users.</text:p>
          </table:table-cell>
          <table:covered-table-cell table:number-columns-repeated="18"/>
          <table:table-cell table:number-columns-spanned="19" table:number-rows-spanned="6" table:style-name="ce35"/>
          <table:covered-table-cell table:number-columns-repeated="18"/>
          <table:table-cell table:number-columns-repeated="16345"/>
        </table:table-row>
        <table:table-row table:number-rows-repeated="5" table:style-name="ro1">
          <table:table-cell/>
          <table:covered-table-cell/>
          <table:covered-table-cell table:number-columns-repeated="18"/>
          <table:covered-table-cell/>
          <table:covered-table-cell table:number-columns-repeated="18"/>
          <table:table-cell table:number-columns-repeated="16345"/>
        </table:table-row>
        <table:table-row table:number-rows-repeated="1048538" table:style-name="ro1">
          <table:table-cell table:number-columns-repeated="16384"/>
        </table:table-row>
      </table:table>
      <table:table table:name="Assessment_-_MF" table:style-name="ta2">
        <table:table-column table:style-name="co6" table:default-cell-style-name="ce4"/>
        <table:table-column table:style-name="co28" table:default-cell-style-name="ce4"/>
        <table:table-column table:style-name="co29" table:number-columns-repeated="8" table:default-cell-style-name="ce4"/>
        <table:table-column table:style-name="co27" table:number-columns-repeated="2" table:default-cell-style-name="ce4"/>
        <table:table-column table:style-name="co30" table:number-columns-repeated="8" table:default-cell-style-name="ce4"/>
        <table:table-column table:style-name="co6" table:number-columns-repeated="16364" table:default-cell-style-name="ce4"/>
        <table:table-row table:style-name="ro1">
          <table:table-cell table:number-columns-repeated="16384"/>
        </table:table-row>
        <table:table-row table:style-name="ro4">
          <table:table-cell/>
          <table:table-cell table:style-name="ce4"/>
          <table:table-cell office:value-type="string" table:number-columns-spanned="8" table:number-rows-spanned="1" table:style-name="ce31">
            <text:p>Focal User 1</text:p>
          </table:table-cell>
          <table:covered-table-cell table:number-columns-repeated="7"/>
          <table:table-cell table:number-columns-repeated="2" table:style-name="ce10"/>
          <table:table-cell office:value-type="string" table:number-columns-spanned="8" table:number-rows-spanned="1" table:style-name="ce31">
            <text:p>Focal User 2</text:p>
          </table:table-cell>
          <table:covered-table-cell table:number-columns-repeated="7"/>
          <table:table-cell table:number-columns-repeated="16364"/>
        </table:table-row>
        <table:table-row table:style-name="ro4">
          <table:table-cell/>
          <table:table-cell table:style-name="ce4"/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number-columns-repeated="2" table:style-name="ce4"/>
          <table:table-cell office:value-type="string" table:style-name="ce16">
            <text:p>1_Frozen</text:p>
          </table:table-cell>
          <table:table-cell office:value-type="string" table:style-name="ce16">
            <text:p>2_Gravity</text:p>
          </table:table-cell>
          <table:table-cell office:value-type="string" table:style-name="ce16">
            <text:p>3_Hunger.Games</text:p>
          </table:table-cell>
          <table:table-cell office:value-type="string" table:style-name="ce16">
            <text:p>4_Identity.Thief</text:p>
          </table:table-cell>
          <table:table-cell office:value-type="string" table:style-name="ce16">
            <text:p>5_Iron.Man</text:p>
          </table:table-cell>
          <table:table-cell office:value-type="string" table:style-name="ce16">
            <text:p>6_Oblivion</text:p>
          </table:table-cell>
          <table:table-cell office:value-type="string" table:style-name="ce16">
            <text:p>7_Snitch</text:p>
          </table:table-cell>
          <table:table-cell office:value-type="string" table:style-name="ce16">
            <text:p>8_The.Heat</text:p>
          </table:table-cell>
          <table:table-cell table:number-columns-repeated="16364"/>
        </table:table-row>
        <table:table-row table:style-name="ro4">
          <table:table-cell/>
          <table:table-cell table:number-columns-repeated="16383" table:style-name="ce4"/>
        </table:table-row>
        <table:table-row table:style-name="ro4">
          <table:table-cell/>
          <table:table-cell office:value-type="string" table:style-name="ce10">
            <text:p>Actual Ratings: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table:style-name="ce17"/>
          <table:table-cell table:number-columns-repeated="2" table:style-name="ce4"/>
          <table:table-cell office:value-type="float" office:value="5" table:style-name="ce17">
            <text:p>5</text:p>
          </table:table-cell>
          <table:table-cell table:number-columns-repeated="2" table:style-name="ce17"/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number-columns-repeated="16364"/>
        </table:table-row>
        <table:table-row table:style-name="ro4">
          <table:table-cell/>
          <table:table-cell table:number-columns-repeated="16383" table:style-name="ce4"/>
        </table:table-row>
        <table:table-row table:style-name="ro4">
          <table:table-cell/>
          <table:table-cell office:value-type="string" table:style-name="ce10">
            <text:p>Predictions:</text:p>
          </table:table-cell>
          <table:table-cell table:number-columns-repeated="16382" table:style-name="ce4"/>
        </table:table-row>
        <table:table-row table:style-name="ro1">
          <table:table-cell/>
          <table:table-cell office:value-type="string" table:style-name="ce4">
            <text:p>MF (3 latent dimension)</text:p>
          </table:table-cell>
          <table:table-cell office:value-type="float" office:value="1.7545139999999999" table:style-name="ce22">
            <text:p>1.75</text:p>
          </table:table-cell>
          <table:table-cell office:value-type="float" office:value="1.7447699999999999" table:style-name="ce22">
            <text:p>1.74</text:p>
          </table:table-cell>
          <table:table-cell office:value-type="float" office:value="4.5195879999999997" table:style-name="ce22">
            <text:p>4.52</text:p>
          </table:table-cell>
          <table:table-cell office:value-type="float" office:value="3.150382" table:style-name="ce22">
            <text:p>3.15</text:p>
          </table:table-cell>
          <table:table-cell office:value-type="float" office:value="2.308735" table:style-name="ce22">
            <text:p>2.31</text:p>
          </table:table-cell>
          <table:table-cell office:value-type="float" office:value="1.970221" table:style-name="ce22">
            <text:p>1.97</text:p>
          </table:table-cell>
          <table:table-cell office:value-type="float" office:value="3.4753229999999999" table:style-name="ce22">
            <text:p>3.48</text:p>
          </table:table-cell>
          <table:table-cell office:value-type="float" office:value="2.4002680000000001" table:style-name="ce22">
            <text:p>2.40</text:p>
          </table:table-cell>
          <table:table-cell table:number-columns-repeated="2" table:style-name="ce4"/>
          <table:table-cell office:value-type="float" office:value="3.312284" table:style-name="ce22">
            <text:p>3.31</text:p>
          </table:table-cell>
          <table:table-cell office:value-type="float" office:value="3.0549390000000001" table:style-name="ce22">
            <text:p>3.05</text:p>
          </table:table-cell>
          <table:table-cell office:value-type="float" office:value="4.2566889999999997" table:style-name="ce22">
            <text:p>4.26</text:p>
          </table:table-cell>
          <table:table-cell office:value-type="float" office:value="4.9176489999999999" table:style-name="ce22">
            <text:p>4.92</text:p>
          </table:table-cell>
          <table:table-cell office:value-type="float" office:value="3.305936" table:style-name="ce22">
            <text:p>3.31</text:p>
          </table:table-cell>
          <table:table-cell office:value-type="float" office:value="3.1864279999999998" table:style-name="ce22">
            <text:p>3.19</text:p>
          </table:table-cell>
          <table:table-cell office:value-type="float" office:value="2.6556829999999998" table:style-name="ce22">
            <text:p>2.66</text:p>
          </table:table-cell>
          <table:table-cell office:value-type="float" office:value="3.6123280000000002" table:style-name="ce22">
            <text:p>3.61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MF (5 latent dimension)</text:p>
          </table:table-cell>
          <table:table-cell office:value-type="float" office:value="2.437907" table:style-name="ce22">
            <text:p>2.44</text:p>
          </table:table-cell>
          <table:table-cell office:value-type="float" office:value="1.694555" table:style-name="ce22">
            <text:p>1.69</text:p>
          </table:table-cell>
          <table:table-cell office:value-type="float" office:value="4.1059950000000001" table:style-name="ce22">
            <text:p>4.11</text:p>
          </table:table-cell>
          <table:table-cell office:value-type="float" office:value="3.4906609999999998" table:style-name="ce22">
            <text:p>3.49</text:p>
          </table:table-cell>
          <table:table-cell office:value-type="float" office:value="2.000426" table:style-name="ce22">
            <text:p>2.00</text:p>
          </table:table-cell>
          <table:table-cell office:value-type="float" office:value="2.1464439999999998" table:style-name="ce22">
            <text:p>2.15</text:p>
          </table:table-cell>
          <table:table-cell office:value-type="float" office:value="2.9094319999999998" table:style-name="ce22">
            <text:p>2.91</text:p>
          </table:table-cell>
          <table:table-cell office:value-type="float" office:value="2.7986599999999999" table:style-name="ce22">
            <text:p>2.80</text:p>
          </table:table-cell>
          <table:table-cell table:number-columns-repeated="2" table:style-name="ce4"/>
          <table:table-cell office:value-type="float" office:value="3.3138640000000001" table:style-name="ce22">
            <text:p>3.31</text:p>
          </table:table-cell>
          <table:table-cell office:value-type="float" office:value="2.5410020000000002" table:style-name="ce22">
            <text:p>2.54</text:p>
          </table:table-cell>
          <table:table-cell office:value-type="float" office:value="5.5099080000000002" table:style-name="ce22">
            <text:p>5.51</text:p>
          </table:table-cell>
          <table:table-cell office:value-type="float" office:value="4.6159169999999996" table:style-name="ce22">
            <text:p>4.62</text:p>
          </table:table-cell>
          <table:table-cell office:value-type="float" office:value="3.484356" table:style-name="ce22">
            <text:p>3.48</text:p>
          </table:table-cell>
          <table:table-cell office:value-type="float" office:value="3.3294999999999999" table:style-name="ce22">
            <text:p>3.33</text:p>
          </table:table-cell>
          <table:table-cell office:value-type="float" office:value="3.0593210000000002" table:style-name="ce22">
            <text:p>3.06</text:p>
          </table:table-cell>
          <table:table-cell office:value-type="float" office:value="3.1889720000000001" table:style-name="ce22">
            <text:p>3.19</text:p>
          </table:table-cell>
          <table:table-cell table:number-columns-repeated="16364"/>
        </table:table-row>
        <table:table-row table:style-name="ro1">
          <table:table-cell/>
          <table:table-cell table:style-name="ce4"/>
          <table:table-cell table:style-name="ce28"/>
          <table:table-cell table:number-columns-repeated="16381" table:style-name="ce4"/>
        </table:table-row>
        <table:table-row table:style-name="ro1">
          <table:table-cell/>
          <table:table-cell office:value-type="string" table:style-name="ce10">
            <text:p>Performance:</text:p>
          </table:table-cell>
          <table:table-cell table:number-columns-repeated="16382" table:style-name="ce4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16383" table:style-name="ce4"/>
        </table:table-row>
        <table:table-row table:style-name="ro1">
          <table:table-cell/>
          <table:table-cell office:value-type="string" table:style-name="ce27">
            <text:p>MAPE MF (3 latent dimensions)</text:p>
          </table:table-cell>
          <table:table-cell office:value-type="percentage" office:value="0.19592644861111111" table:formula="of:=(SUMPRODUCT(([.C5:.J5]&lt;&gt;&quot;&quot;)*ABS([.C8:.J8]-[.C5:.J5])/IF([.C5:.J5]=&quot;&quot;;1;[.C5:.J5]))+SUMPRODUCT(([.M5:.T5]&lt;&gt;&quot;&quot;)*ABS([.M8:.T8]-[.M5:.T5])/IF([.M5:.T5]=&quot;&quot;;1;[.M5:.T5])))/12" table:number-matrix-columns-spanned="1" table:number-matrix-rows-spanned="1" table:style-name="ce26">
            <text:p>20%</text:p>
          </table:table-cell>
          <table:table-cell table:number-columns-repeated="15" table:style-name="ce11"/>
          <table:table-cell table:number-columns-repeated="16366" table:style-name="ce4"/>
        </table:table-row>
        <table:table-row table:style-name="ro1">
          <table:table-cell/>
          <table:table-cell office:value-type="string" table:style-name="ce27">
            <text:p>MAPE MF (5 latent dimensions)</text:p>
          </table:table-cell>
          <table:table-cell office:value-type="percentage" office:value="0.24479159444444445" table:formula="of:=(SUMPRODUCT(([.C5:.J5]&lt;&gt;&quot;&quot;)*ABS([.C9:.J9]-[.C5:.J5])/IF([.C5:.J5]=&quot;&quot;;1;[.C5:.J5]))+SUMPRODUCT(([.M5:.T5]&lt;&gt;&quot;&quot;)*ABS([.M9:.T9]-[.M5:.T5])/IF([.M5:.T5]=&quot;&quot;;1;[.M5:.T5])))/12" table:number-matrix-columns-spanned="1" table:number-matrix-rows-spanned="1" table:style-name="ce26">
            <text:p>24%</text:p>
          </table:table-cell>
          <table:table-cell table:number-columns-repeated="15" table:style-name="ce11"/>
          <table:table-cell table:number-columns-repeated="16366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Summarize of the key findings (MF):</text:p>
          </table:table-cell>
          <table:table-cell table:number-columns-repeated="16382" table:style-name="ce4"/>
        </table:table-row>
        <table:table-row table:style-name="ro1">
          <table:table-cell/>
          <table:table-cell office:value-type="string" table:number-columns-spanned="19" table:number-rows-spanned="6" table:style-name="ce32">
            <text:p>Among the two matrix factorization models, the 3-latent-dimension model performed better, achieving a lower MAPE (20%) than the 5-latent-dimension model (24%). Compared with the best k-NN model, MF with 3 latent dimensions also produced more accurate predictions overall, suggesting that a simpler latent-factor structure worked better for this dataset.</text:p>
          </table:table-cell>
          <table:covered-table-cell table:number-columns-repeated="18"/>
          <table:table-cell table:number-columns-repeated="16364"/>
        </table:table-row>
        <table:table-row table:number-rows-repeated="5" table:style-name="ro1">
          <table:table-cell/>
          <table:covered-table-cell/>
          <table:covered-table-cell table:number-columns-repeated="18"/>
          <table:table-cell table:number-columns-repeated="1636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4"/>
          <table:table-cell office:value-type="string" table:style-name="ce4">
            <text:p>predicitions for the K3</text:p>
          </table:table-cell>
          <table:table-cell table:number-columns-repeated="16379" table:style-name="ce4"/>
        </table:table-row>
        <table:table-row table:style-name="ro1">
          <table:table-cell/>
          <table:table-cell table:number-columns-repeated="3" table:style-name="ce4"/>
          <table:table-cell office:value-type="string" table:style-name="ce4">
            <text:p>rerun when k=5</text:p>
          </table:table-cell>
          <table:table-cell table:number-columns-repeated="16379" table:style-name="ce4"/>
        </table:table-row>
        <table:table-row table:style-name="ro1">
          <table:table-cell/>
          <table:table-cell office:value-type="string" table:style-name="ce4">
            <text:p>user_id</text:p>
          </table:table-cell>
          <table:table-cell office:value-type="string" table:style-name="ce4">
            <text:p>user</text:p>
          </table:table-cell>
          <table:table-cell office:value-type="string" table:style-name="ce4">
            <text:p>1_Frozen</text:p>
          </table:table-cell>
          <table:table-cell office:value-type="string" table:style-name="ce4">
            <text:p>2_Gravity</text:p>
          </table:table-cell>
          <table:table-cell office:value-type="string" table:style-name="ce4">
            <text:p>3_Hunger.Games</text:p>
          </table:table-cell>
          <table:table-cell office:value-type="string" table:style-name="ce4">
            <text:p>4_Identity.Thief</text:p>
          </table:table-cell>
          <table:table-cell office:value-type="string" table:style-name="ce4">
            <text:p>5_Iron.Man</text:p>
          </table:table-cell>
          <table:table-cell office:value-type="string" table:style-name="ce4">
            <text:p>6_Oblivion</text:p>
          </table:table-cell>
          <table:table-cell office:value-type="string" table:style-name="ce4">
            <text:p>7_Snitch</text:p>
          </table:table-cell>
          <table:table-cell office:value-type="string" table:style-name="ce4">
            <text:p>8_The.Heat</text:p>
          </table:table-cell>
          <table:table-cell table:number-columns-repeated="16373" table:style-name="ce4"/>
        </table:table-row>
        <table:table-row table:style-name="ro1">
          <table:table-cell/>
          <table:table-cell office:value-type="float" office:value="19" table:style-name="ce4">
            <text:p>19</text:p>
          </table:table-cell>
          <table:table-cell office:value-type="string" table:style-name="ce4">
            <text:p>Rosie</text:p>
          </table:table-cell>
          <table:table-cell office:value-type="float" office:value="1.7545139789581301" table:style-name="ce4">
            <text:p>1.754513979</text:p>
          </table:table-cell>
          <table:table-cell office:value-type="float" office:value="1.7447695732116699" table:style-name="ce4">
            <text:p>1.744769573</text:p>
          </table:table-cell>
          <table:table-cell office:value-type="float" office:value="4.5195884704589799" table:style-name="ce4">
            <text:p>4.51958847</text:p>
          </table:table-cell>
          <table:table-cell office:value-type="float" office:value="3.1503820419311501" table:style-name="ce4">
            <text:p>3.150382042</text:p>
          </table:table-cell>
          <table:table-cell office:value-type="float" office:value="2.3087351322174099" table:style-name="ce4">
            <text:p>2.308735132</text:p>
          </table:table-cell>
          <table:table-cell office:value-type="float" office:value="1.97022080421448" table:style-name="ce4">
            <text:p>1.970220804</text:p>
          </table:table-cell>
          <table:table-cell office:value-type="float" office:value="3.4753227233886701" table:style-name="ce4">
            <text:p>3.475322723</text:p>
          </table:table-cell>
          <table:table-cell office:value-type="float" office:value="2.40026831626892" table:style-name="ce4">
            <text:p>2.400268316</text:p>
          </table:table-cell>
          <table:table-cell table:number-columns-repeated="16373" table:style-name="ce4"/>
        </table:table-row>
        <table:table-row table:style-name="ro1">
          <table:table-cell/>
          <table:table-cell office:value-type="float" office:value="22" table:style-name="ce4">
            <text:p>22</text:p>
          </table:table-cell>
          <table:table-cell office:value-type="string" table:style-name="ce4">
            <text:p>Thomas</text:p>
          </table:table-cell>
          <table:table-cell office:value-type="float" office:value="3.3122835159301798" table:style-name="ce4">
            <text:p>3.312283516</text:p>
          </table:table-cell>
          <table:table-cell office:value-type="float" office:value="3.0549392700195299" table:style-name="ce4">
            <text:p>3.05493927</text:p>
          </table:table-cell>
          <table:table-cell office:value-type="float" office:value="4.2566890716552699" table:style-name="ce4">
            <text:p>4.256689072</text:p>
          </table:table-cell>
          <table:table-cell office:value-type="float" office:value="4.9176492691040004" table:style-name="ce4">
            <text:p>4.917649269</text:p>
          </table:table-cell>
          <table:table-cell office:value-type="float" office:value="3.30593609809875" table:style-name="ce4">
            <text:p>3.305936098</text:p>
          </table:table-cell>
          <table:table-cell office:value-type="float" office:value="3.1864283084869398" table:style-name="ce4">
            <text:p>3.186428308</text:p>
          </table:table-cell>
          <table:table-cell office:value-type="float" office:value="2.65568280220032" table:style-name="ce4">
            <text:p>2.655682802</text:p>
          </table:table-cell>
          <table:table-cell office:value-type="float" office:value="3.6123280525207502" table:style-name="ce4">
            <text:p>3.612328053</text:p>
          </table:table-cell>
          <table:table-cell table:number-columns-repeated="16373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Predictions-Focal_User_1_-_kNN.A1:Predictions-Focal_User_1_-_kNN.K21" table:contains-header="false">
          <table:sort>
            <table:sort-by table:field-number="10" table:order="descending"/>
          </table:sort>
        </table:database-range>
        <table:database-range table:target-range-address="Predictions-Focal_User_2_-_kNN.K2:Predictions-Focal_User_2_-_kNN.K21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_52_0_37__32_-_32_Accent3" style:display-name="40% - Accent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18-01-27T22:03:53Z</meta:creation-date>
    <dc:date>2026-04-14T06:23:48Z</dc:date>
  </office:meta>
</office:document-meta>
</file>